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office:name="__Annotation__3060_4182509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23.94cm" table:align="margins" style:writing-mode="lr-tb"/>
    </style:style>
    <style:style style:name="Table6.A" style:family="table-column">
      <style:table-column-properties style:column-width="3.42cm" style:rel-column-width="9362*"/>
    </style:style>
    <style:style style:name="Table6.G" style:family="table-column">
      <style:table-column-properties style:column-width="3.42cm" style:rel-column-width="9363*"/>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padding="0.097cm" fo:border-left="0.002cm solid #000000" fo:border-right="0.002cm solid #000000" fo:border-top="none" fo:border-bottom="0.002cm solid #000000"/>
    </style:style>
    <style:style style:name="Table6.F3" style:family="table-cell" style:data-style-name="N99">
      <style:table-cell-properties fo:padding="0.097cm" fo:border-left="0.002cm solid #000000" fo:border-right="none" fo:border-top="none" fo:border-bottom="0.002cm solid #000000"/>
    </style:style>
    <style:style style:name="Table6.G3" style:family="table-cell" style:data-style-name="N99">
      <style:table-cell-properties fo:padding="0.097cm" fo:border-left="0.002cm solid #000000" fo:border-right="0.002cm solid #000000" fo:border-top="none" fo:border-bottom="0.002cm solid #000000"/>
    </style:style>
    <style:style style:name="Table6.F4" style:family="table-cell" style:data-style-name="N0">
      <style:table-cell-properties fo:padding="0.097cm" fo:border-left="0.002cm solid #000000" fo:border-right="none" fo:border-top="none" fo:border-bottom="0.002cm solid #000000"/>
    </style:style>
    <style:style style:name="Table6.G4" style:family="table-cell" style:data-style-name="N0">
      <style:table-cell-properties fo:padding="0.097cm" fo:border-left="0.002cm solid #000000" fo:border-right="0.002cm solid #000000" fo:border-top="none" fo:border-bottom="0.002cm solid #000000"/>
    </style:style>
    <style:style style:name="Table8" style:family="table">
      <style:table-properties style:width="17.78cm" table:align="left" style:writing-mode="lr-tb"/>
    </style:style>
    <style:style style:name="Table8.A" style:family="table-column">
      <style:table-column-properties style:column-width="3.997cm"/>
    </style:style>
    <style:style style:name="Table8.B" style:family="table-column">
      <style:table-column-properties style:column-width="13.783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7" style:family="table">
      <style:table-properties style:width="17.78cm" table:align="left" style:writing-mode="lr-tb"/>
    </style:style>
    <style:style style:name="Table7.A" style:family="table-column">
      <style:table-column-properties style:column-width="3.997cm"/>
    </style:style>
    <style:style style:name="Table7.B" style:family="table-column">
      <style:table-column-properties style:column-width="13.783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5" style:family="table">
      <style:table-properties style:width="17.78cm" table:align="margins" style:writing-mode="lr-tb"/>
    </style:style>
    <style:style style:name="Table5.A" style:family="table-column">
      <style:table-column-properties style:column-width="1.976cm" style:rel-column-width="7281*"/>
    </style:style>
    <style:style style:name="Table5.B" style:family="table-column">
      <style:table-column-properties style:column-width="1.976cm" style:rel-column-width="7282*"/>
    </style:style>
    <style:style style:name="Table5.I" style:family="table-column">
      <style:table-column-properties style:column-width="1.976cm" style:rel-column-width="7283*"/>
    </style:style>
    <style:style style:name="Table5.A1" style:family="table-cell">
      <style:table-cell-properties fo:padding="0.097cm" fo:border-left="0.002cm solid #000000" fo:border-right="none" fo:border-top="0.002cm solid #000000" fo:border-bottom="0.002cm solid #000000"/>
    </style:style>
    <style:style style:name="Table5.I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I2" style:family="table-cell">
      <style:table-cell-properties fo:padding="0.097cm" fo:border-left="0.002cm solid #000000" fo:border-right="0.002cm solid #000000" fo:border-top="none" fo:border-bottom="0.002cm solid #000000"/>
    </style:style>
    <style:style style:name="Table5.I7" style:family="table-cell" style:data-style-name="N0">
      <style:table-cell-properties fo:padding="0.097cm" fo:border-left="0.002cm solid #000000" fo:border-right="0.002cm solid #000000" fo:border-top="none" fo:border-bottom="0.002cm solid #000000"/>
    </style:style>
    <style:style style:name="Table4" style:family="table">
      <style:table-properties style:width="17.754cm" fo:margin-left="0.026cm" fo:margin-right="0cm" table:align="margins" style:writing-mode="lr-tb"/>
    </style:style>
    <style:style style:name="Table4.A" style:family="table-column">
      <style:table-column-properties style:column-width="2.037cm" style:rel-column-width="7520*"/>
    </style:style>
    <style:style style:name="Table4.B" style:family="table-column">
      <style:table-column-properties style:column-width="15.716cm" style:rel-column-width="5801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4.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text-properties style:font-name="Monaco" fo:font-size="9pt" style:font-name-asian="Monaco" style:font-size-asian="9pt" style:font-name-complex="Monaco" style:font-size-complex="9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4" style:family="paragraph" style:parent-style-name="Heading_20_3" style:master-page-name="Landscape">
      <style:paragraph-properties style:page-number="auto"/>
    </style:style>
    <style:style style:name="P5" style:family="paragraph" style:parent-style-name="Table_20_Contents">
      <style:text-properties fo:font-weight="normal" style:font-weight-asian="normal" style:font-weight-complex="normal"/>
    </style:style>
    <style:style style:name="P6" style:family="paragraph" style:parent-style-name="Table_20_Contents">
      <style:text-properties fo:font-weight="bold" style:font-weight-asian="bold" style:font-weight-complex="bold"/>
    </style:style>
    <style:style style:name="P7" style:family="paragraph" style:parent-style-name="Standard">
      <style:paragraph-properties fo:margin-top="0.282cm" fo:margin-bottom="0cm"/>
    </style:style>
    <style:style style:name="P8" style:family="paragraph" style:parent-style-name="Standard">
      <style:text-properties style:font-name="Monaco" fo:font-size="9pt" style:font-name-asian="Monaco" style:font-size-asian="9pt" style:font-name-complex="Monaco" style:font-size-complex="9pt"/>
    </style:style>
    <style:style style:name="P9" style:family="paragraph" style:parent-style-name="Standard">
      <style:text-properties fo:color="#000000" style:font-name="Monaco" fo:font-size="9pt" style:font-name-asian="Monaco" style:font-size-asian="9pt" style:font-name-complex="Monaco" style:font-size-complex="9pt"/>
    </style:style>
    <style:style style:name="P10" style:family="paragraph" style:parent-style-name="Standard">
      <style:text-properties style:font-name="Arial" fo:font-size="9pt" fo:language="en" fo:country="US" style:font-size-asian="9pt" style:font-size-complex="9pt" style:language-complex="ar" style:country-complex="SA"/>
    </style:style>
    <style:style style:name="P11" style:family="paragraph" style:parent-style-name="Standard">
      <style:text-properties style:font-name="Arial" fo:language="en" fo:country="US" style:language-complex="ar" style:country-complex="SA"/>
    </style:style>
    <style:style style:name="P12" style:family="paragraph" style:parent-style-name="Standard">
      <style:text-properties fo:language="en" fo:country="US" style:language-complex="ar" style:country-complex="SA"/>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Helvetica" fo:font-size="9pt" style:font-name-asian="Monaco" style:font-size-asian="9pt" style:font-name-complex="Monaco" style:font-size-complex="9pt"/>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16" style:family="paragraph" style:parent-style-name="Standard">
      <style:paragraph-properties fo:margin-left="0cm" fo:margin-right="0cm" fo:text-align="start" style:justify-single-word="false" fo:text-indent="0cm" style:auto-text-indent="false" style:text-autospace="none"/>
    </style:style>
    <style:style style:name="P17" style:family="paragraph" style:parent-style-name="Table_20_Contents">
      <style:text-properties fo:font-size="8pt" fo:font-weight="bold" style:font-size-asian="8pt" style:font-weight-asian="bold" style:font-size-complex="8pt" style:font-weight-complex="bold"/>
    </style:style>
    <style:style style:name="P18" style:family="paragraph" style:parent-style-name="Table_20_Contents">
      <style:text-properties fo:font-size="8pt" style:font-size-asian="8pt" style:font-size-complex="8pt"/>
    </style:style>
    <style:style style:name="P19" style:family="paragraph" style:parent-style-name="Table_20_Contents">
      <style:paragraph-properties fo:text-align="start" style:justify-single-word="false"/>
      <style:text-properties fo:font-size="8pt" style:font-size-asian="8pt" style:font-size-complex="8pt"/>
    </style:style>
    <style:style style:name="P20" style:family="paragraph" style:parent-style-name="Table_20_Contents">
      <style:text-properties fo:font-size="8pt" fo:font-style="italic" style:font-size-asian="8pt" style:font-style-asian="italic" style:font-size-complex="8pt" style:font-style-complex="italic"/>
    </style:style>
    <style:style style:name="P21" style:family="paragraph" style:parent-style-name="Table_20_Contents">
      <style:text-properties fo:font-size="8pt" fo:font-style="normal" style:font-size-asian="8pt" style:font-style-asian="normal" style:font-size-complex="8pt" style:font-style-complex="normal"/>
    </style:style>
    <style:style style:name="P22" style:family="paragraph" style:parent-style-name="Table_20_Contents">
      <style:paragraph-properties fo:text-align="start" style:justify-single-word="false"/>
      <style:text-properties fo:font-size="8pt" fo:font-style="normal" style:font-size-asian="8pt" style:font-style-asian="normal" style:font-size-complex="8pt" style:font-style-complex="normal"/>
    </style:style>
    <style:style style:name="P23"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24" style:family="paragraph" style:parent-style-name="Table_20_Contents">
      <style:text-properties fo:font-size="8pt" style:text-underline-style="solid" style:text-underline-type="double" style:text-underline-width="auto" style:text-underline-color="font-color" style:font-size-asian="8pt" style:font-size-complex="8pt"/>
    </style:style>
    <style:style style:name="P25" style:family="paragraph" style:parent-style-name="Table_20_Contents">
      <style:text-properties style:font-name="Courier New2" fo:font-size="8pt" fo:font-style="normal" fo:font-weight="bold" style:font-size-asian="8pt" style:font-style-asian="normal" style:font-weight-asian="bold" style:font-size-complex="8pt" style:font-style-complex="normal" style:font-weight-complex="bold"/>
    </style:style>
    <style:style style:name="P26" style:family="paragraph" style:parent-style-name="Table_20_Contents">
      <style:text-properties fo:font-style="italic" style:font-style-asian="italic" style:font-style-complex="italic"/>
    </style:style>
    <style:style style:name="P27" style:family="paragraph" style:parent-style-name="Table_20_Contents">
      <style:text-properties fo:font-style="italic" fo:font-weight="bold" style:font-style-asian="italic" style:font-weight-asian="bold" style:font-style-complex="italic" style:font-weight-complex="bold"/>
    </style:style>
    <style:style style:name="P28" style:family="paragraph" style:parent-style-name="Table_20_Contents">
      <style:text-properties fo:font-style="normal" style:font-style-asian="normal" style:font-style-complex="normal"/>
    </style:style>
    <style:style style:name="P2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0" style:family="paragraph" style:parent-style-name="Body">
      <style:paragraph-properties fo:orphans="2" fo:widows="2" style:writing-mode="lr-tb"/>
    </style:style>
    <style:style style:name="P31" style:family="paragraph" style:parent-style-name="Table_20_Contents">
      <style:paragraph-properties fo:text-align="justify" style:justify-single-word="false" fo:orphans="2" fo:widows="2" style:writing-mode="lr-tb"/>
      <style:text-properties style:use-window-font-color="true" style:font-name="Helvetica" fo:font-size="8pt" fo:language="en" fo:country="US" style:font-name-asian="Times New Roman" style:font-size-asian="8pt" style:font-name-complex="Times New Roman" style:font-size-complex="8pt" style:language-complex="ar" style:country-complex="SA"/>
    </style:style>
    <style:style style:name="P32" style:family="paragraph" style:parent-style-name="Table_20_Contents">
      <style:paragraph-properties fo:text-align="justify" style:justify-single-word="false" fo:orphans="2" fo:widows="2" style:writing-mode="lr-tb"/>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P33" style:family="paragraph" style:parent-style-name="Table_20_Contents">
      <style:paragraph-properties fo:text-align="justify" style:justify-single-word="false" fo:orphans="2" fo:widows="2" style:writing-mode="lr-tb"/>
    </style:style>
    <style:style style:name="P3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5" style:family="paragraph" style:parent-style-name="CellBody">
      <style:paragraph-properties fo:keep-with-next="always" style:snap-to-layout-grid="false"/>
      <style:text-properties fo:language="en" fo:country="US" style:language-complex="ar" style:country-complex="SA"/>
    </style:style>
    <style:style style:name="P36" style:family="paragraph" style:parent-style-name="CellBody">
      <style:paragraph-properties fo:keep-with-next="always" style:snap-to-layout-grid="false"/>
    </style:style>
    <style:style style:name="P37" style:family="paragraph" style:parent-style-name="Abstract">
      <style:text-properties fo:font-size="16pt" fo:language="en" fo:country="US" fo:font-weight="bold" style:font-size-asian="16pt" style:font-weight-asian="bold" style:language-complex="ar" style:country-complex="SA"/>
    </style:style>
    <style:style style:name="P38" style:family="paragraph" style:parent-style-name="Abstract">
      <style:text-properties fo:color="#000000"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P39" style:family="paragraph" style:parent-style-name="CellBody">
      <style:paragraph-properties style:snap-to-layout-grid="false"/>
      <style:text-properties fo:language="en" fo:country="US" style:language-complex="ar" style:country-complex="SA"/>
    </style:style>
    <style:style style:name="P40" style:family="paragraph" style:parent-style-name="CellBody">
      <style:paragraph-properties style:snap-to-layout-grid="false"/>
    </style:style>
    <style:style style:name="P41"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42" style:family="paragraph" style:parent-style-name="Document_20_Title">
      <style:text-properties fo:language="en" fo:country="US" style:language-complex="ar" style:country-complex="SA"/>
    </style:style>
    <style:style style:name="P43" style:family="paragraph" style:parent-style-name="Body">
      <style:text-properties fo:color="#ff0000" fo:language="en" fo:country="US" fo:font-style="italic" style:font-style-asian="italic" style:language-complex="ar" style:country-complex="SA"/>
    </style:style>
    <style:style style:name="P44" style:family="paragraph" style:parent-style-name="Body">
      <style:text-properties fo:language="en" fo:country="US" style:language-complex="ar" style:country-complex="SA"/>
    </style:style>
    <style:style style:name="P4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46" style:family="paragraph" style:parent-style-name="Body">
      <style:text-properties fo:color="#000000" fo:language="en" fo:country="US" fo:font-style="normal" style:font-style-asian="normal" style:language-complex="ar" style:country-complex="SA" style:font-style-complex="normal"/>
    </style:style>
    <style:style style:name="P47" style:family="paragraph" style:parent-style-name="Body">
      <style:text-properties fo:color="#000000" style:font-name="Courier New2" fo:font-size="10pt" fo:language="en" fo:country="US" style:font-name-asian="Times New Roman" style:font-size-asian="10pt" style:font-name-complex="Times New Roman" style:font-size-complex="10pt" style:language-complex="ar" style:country-complex="SA"/>
    </style:style>
    <style:style style:name="P48"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49" style:family="paragraph" style:parent-style-name="Body">
      <style:text-properties fo:font-style="normal" style:font-style-asian="normal" style:font-style-complex="normal"/>
    </style:style>
    <style:style style:name="P50" style:family="paragraph" style:parent-style-name="Code_20_Snipet">
      <style:text-properties fo:font-style="normal" style:font-style-asian="normal" style:font-style-complex="normal"/>
    </style:style>
    <style:style style:name="P51" style:family="paragraph" style:parent-style-name="Standard">
      <style:text-properties style:font-name="Monaco" fo:font-size="9pt" style:font-name-asian="Monaco" style:font-size-asian="9pt" style:font-name-complex="Monaco" style:font-size-complex="9pt"/>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53"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54" style:family="paragraph" style:parent-style-name="Heading_20_2">
      <style:text-properties fo:language="en" fo:country="US" style:language-complex="ar" style:country-complex="SA"/>
    </style:style>
    <style:style style:name="P55" style:family="paragraph" style:parent-style-name="Heading_20_2">
      <style:text-properties fo:font-style="normal" style:font-style-asian="normal" style:font-style-complex="normal"/>
    </style:style>
    <style:style style:name="P56"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7" style:family="paragraph" style:parent-style-name="Code_20_Snipet" style:list-style-name="L8"/>
    <style:style style:name="P58" style:family="paragraph" style:parent-style-name="Code_20_Snipet" style:list-style-name="L8">
      <style:paragraph-properties fo:text-align="justify" style:justify-single-word="false" fo:orphans="2" fo:widows="2" style:writing-mode="lr-tb">
        <style:tab-stops>
          <style:tab-stop style:position="10.001cm"/>
        </style:tab-stops>
      </style:paragraph-properties>
    </style:style>
    <style:style style:name="P59" style:family="paragraph" style:parent-style-name="Table_20_Contents">
      <style:text-properties fo:font-weight="bold" style:font-weight-asian="bold" style:font-weight-complex="bold"/>
    </style:style>
    <style:style style:name="P60" style:family="paragraph" style:parent-style-name="Table_20_Contents">
      <style:text-properties fo:font-weight="normal" style:font-weight-asian="normal" style:font-weight-complex="normal"/>
    </style:style>
    <style:style style:name="P61"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62" style:family="paragraph" style:parent-style-name="Body" style:list-style-name="L1"/>
    <style:style style:name="P63" style:family="paragraph" style:parent-style-name="Body" style:list-style-name="L1">
      <style:text-properties fo:font-style="normal" style:font-style-asian="normal" style:font-style-complex="normal"/>
    </style:style>
    <style:style style:name="P64" style:family="paragraph" style:parent-style-name="Body" style:list-style-name="L2"/>
    <style:style style:name="P65" style:family="paragraph" style:parent-style-name="Body" style:list-style-name="L3">
      <style:text-properties fo:color="#000000" fo:language="en" fo:country="US" fo:font-style="normal" style:font-style-asian="normal" style:language-complex="ar" style:country-complex="SA" style:font-style-complex="normal"/>
    </style:style>
    <style:style style:name="P66" style:family="paragraph" style:parent-style-name="Body" style:list-style-name="L4">
      <style:text-properties fo:color="#000000" fo:language="en" fo:country="US" fo:font-style="normal" style:font-style-asian="normal" style:language-complex="ar" style:country-complex="SA" style:font-style-complex="normal"/>
    </style:style>
    <style:style style:name="P67" style:family="paragraph" style:parent-style-name="Body" style:list-style-name="L5">
      <style:text-properties fo:color="#000000" fo:language="en" fo:country="US" fo:font-style="normal" style:font-style-asian="normal" style:language-complex="ar" style:country-complex="SA" style:font-style-complex="normal"/>
    </style:style>
    <style:style style:name="P68" style:family="paragraph" style:parent-style-name="Body" style:list-style-name="L4"/>
    <style:style style:name="P69" style:family="paragraph" style:parent-style-name="Body" style:list-style-name="L5"/>
    <style:style style:name="P70" style:family="paragraph" style:parent-style-name="Body" style:list-style-name="L6"/>
    <style:style style:name="P71" style:family="paragraph" style:parent-style-name="Body" style:list-style-name="L6">
      <style:text-properties style:font-name="Monaco1"/>
    </style:style>
    <style:style style:name="P72" style:family="paragraph" style:parent-style-name="Body" style:list-style-name="L7"/>
    <style:style style:name="P73" style:family="paragraph" style:parent-style-name="Body">
      <style:paragraph-properties fo:orphans="2" fo:widows="2" style:writing-mode="lr-tb"/>
    </style:style>
    <style:style style:name="P74" style:family="paragraph" style:parent-style-name="Body" style:list-style-name="L6">
      <style:paragraph-properties fo:orphans="2" fo:widows="2" style:writing-mode="lr-tb"/>
    </style:style>
    <style:style style:name="P75" style:family="paragraph" style:parent-style-name="Body" style:list-style-name="L7">
      <style:paragraph-properties fo:orphans="2" fo:widows="2" style:writing-mode="lr-tb"/>
    </style:style>
    <style:style style:name="P76" style:family="paragraph" style:parent-style-name="Heading_20_3" style:master-page-name="Landscape">
      <style:paragraph-properties style:page-number="auto"/>
    </style:style>
    <style:style style:name="P77" style:family="paragraph" style:parent-style-name="Heading_20_3" style:master-page-name="Standard">
      <style:paragraph-properties style:page-number="auto"/>
    </style:style>
    <style:style style:name="P78"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79" style:family="paragraph" style:parent-style-name="Definition_20_Term">
      <style:text-properties fo:language="en" fo:country="US" style:language-complex="ar" style:country-complex="SA"/>
    </style:style>
    <style:style style:name="P80"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81" style:family="paragraph" style:parent-style-name="Heading_20_1">
      <style:text-properties fo:language="en" fo:country="US" style:language-complex="ar" style:country-complex="SA"/>
    </style:style>
    <style:style style:name="P82" style:family="paragraph" style:parent-style-name="Heading_20_1">
      <style:paragraph-properties fo:break-before="page"/>
      <style:text-properties fo:language="en" fo:country="US" style:language-complex="ar" style:country-complex="SA"/>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font-name="Monaco" fo:font-size="9pt" style:font-name-asian="Monaco" style:font-size-asian="9pt" style:font-name-complex="Monaco" style:font-size-complex="9pt"/>
    </style:style>
    <style:style style:name="T2" style:family="text"/>
    <style:style style:name="T3" style:family="text">
      <style:text-properties fo:color="#000000"/>
    </style:style>
    <style:style style:name="T4" style:family="text">
      <style:text-properties fo:font-weight="bold" style:font-weight-asian="bold" style:font-weight-complex="bold"/>
    </style:style>
    <style:style style:name="T5" style:family="text">
      <style:text-properties fo:color="#000000" fo:language="en" fo:country="US" style:language-complex="ar" style:country-complex="SA"/>
    </style:style>
    <style:style style:name="T6" style:family="text">
      <style:text-properties fo:color="#000000"/>
    </style:style>
    <style:style style:name="T7" style:family="text">
      <style:text-properties fo:color="#000000" style:font-name="Monaco" fo:font-size="9pt" style:font-name-asian="Monaco" style:font-size-asian="9pt" style:font-name-complex="Monaco" style:font-size-complex="9pt"/>
    </style:style>
    <style:style style:name="T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9" style:family="text">
      <style:text-properties fo:color="#000000" style:font-name="Arial" fo:language="en" fo:country="US" style:font-name-asian="Times New Roman" style:font-name-complex="Times New Roman" style:font-size-complex="10pt" style:language-complex="ar" style:country-complex="SA"/>
    </style:style>
    <style:style style:name="T10" style:family="text">
      <style:text-properties fo:color="#000000" fo:language="en" fo:country="US" style:language-complex="ar" style:country-complex="SA"/>
    </style:style>
    <style:style style:name="T11" style:family="text">
      <style:text-properties fo:color="#000000" style:font-name="Helvetica" fo:font-size="9pt" style:font-name-asian="Monaco" style:font-size-asian="9pt" style:font-name-complex="Monaco" style:font-size-complex="9pt"/>
    </style:style>
    <style:style style:name="T12" style:family="text">
      <style:text-properties fo:font-weight="bold" style:font-weight-asian="bold" style:font-weight-complex="bold"/>
    </style:style>
    <style:style style:name="T13" style:family="text">
      <style:text-properties fo:color="#7f0055"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style:text-underline-style="none" style:font-style-asian="italic" style:font-style-complex="italic"/>
    </style:style>
    <style:style style:name="T16" style:family="text">
      <style:text-properties fo:font-size="14pt" fo:font-weight="normal" style:font-size-asian="14pt" style:font-weight-asian="normal"/>
    </style:style>
    <style:style style:name="T17"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18" style:family="text">
      <style:text-properties fo:color="#ff0000" fo:font-style="italic" style:font-style-asian="italic"/>
    </style:style>
    <style:style style:name="T19" style:family="text">
      <style:text-properties fo:color="#ff0000" fo:font-style="italic" fo:font-weight="bold" style:font-style-asian="italic" style:font-weight-asian="bold"/>
    </style:style>
    <style:style style:name="T20" style:family="text">
      <style:text-properties fo:language="en" fo:country="US" style:language-complex="ar" style:country-complex="SA"/>
    </style:style>
    <style:style style:name="T21" style:family="text">
      <style:text-properties style:font-name="Courier New"/>
    </style:style>
    <style:style style:name="T22" style:family="text">
      <style:text-properties fo:font-size="10pt" fo:font-weight="normal" style:font-size-asian="10pt" style:font-weight-asian="normal" style:font-size-complex="10pt" style:font-weight-complex="normal"/>
    </style:style>
    <style:style style:name="T23" style:family="text">
      <style:text-properties fo:font-style="normal" style:font-style-asian="normal" style:font-style-complex="normal"/>
    </style:style>
    <style:style style:name="T24"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25" style:family="text">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T26" style:family="text">
      <style:text-properties style:use-window-font-color="true" style:font-name="Courier New2"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27" style:family="text">
      <style:text-properties style:use-window-font-color="true" fo:language="en" fo:country="US" style:language-complex="ar" style:country-complex="SA"/>
    </style:style>
    <style:style style:name="T28" style:family="text">
      <style:text-properties style:font-name="Courier New2"/>
    </style:style>
    <style:style style:name="T29" style:family="text">
      <style:text-properties style:font-name="Courier New2" fo:font-size="10pt" fo:language="en" fo:country="US" style:font-name-asian="Times New Roman" style:font-size-asian="10pt" style:font-name-complex="Times New Roman" style:font-size-complex="10pt" style:language-complex="ar" style:country-complex="SA"/>
    </style:style>
    <style:style style:name="T30" style:family="text">
      <style:text-properties fo:color="#2a00ff" style:font-name="Monaco1" style:font-name-asian="Monaco" style:font-name-complex="Monaco"/>
    </style:style>
    <style:style style:name="T31" style:family="text">
      <style:text-properties style:font-name="Monaco1"/>
    </style:style>
    <style:style style:name="T32" style:family="text">
      <style:text-properties style:font-name="Monaco1" fo:font-size="10pt" fo:language="en" fo:country="US" style:font-name-asian="Times New Roman" style:font-size-asian="10pt" style:font-name-complex="Times New Roman" style:font-size-complex="10pt" style:language-complex="ar" style:country-complex="SA"/>
    </style:style>
    <style:style style:name="T33" style:family="text">
      <style:text-properties style:font-name="Arial"/>
    </style:style>
    <style:style style:name="T34" style:family="text">
      <style:text-properties fo:font-variant="normal" fo:text-transform="none" style:use-window-font-color="true" style:font-name="Courier New2" fo:font-size="10pt" fo:letter-spacing="normal" fo:language="en" fo:country="US" fo:font-style="normal" style:font-name-asian="Times New Roman" style:font-size-asian="10pt" style:font-name-complex="Times New Roman" style:font-size-complex="10pt" style:language-complex="ar" style:country-complex="SA"/>
    </style:style>
    <style:style style:name="T35"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boolean-style style:name="N99">
      <number:boolean/>
    </number:boolean-style>
  </office:automatic-styles>
  <office:body>
    <office:text text:use-soft-page-breaks="true">
      <office:forms form:automatic-focus="false" form:apply-design-mode="false"/>
      <text:tracked-changes>
        <text:changed-region xml:id="ct140413708404480" text:id="ct140413708404480">
          <text:insertion>
            <office:change-info>
              <dc:creator>David Bosschaert</dc:creator>
              <dc:date>2016-01-14T15:02:00</dc:date>
            </office:change-info>
          </text:insertion>
        </text:changed-region>
        <text:changed-region xml:id="ct140413708404960" text:id="ct140413708404960">
          <text:insertion>
            <office:change-info>
              <dc:creator>David Bosschaert</dc:creator>
              <dc:date>2016-01-14T15:02:00</dc:date>
            </office:change-info>
          </text:insertion>
        </text:changed-region>
        <text:changed-region xml:id="ct140413708730880" text:id="ct140413708730880">
          <text:insertion>
            <office:change-info>
              <dc:creator>David Bosschaert</dc:creator>
              <dc:date>2016-01-14T15:03:00</dc:date>
            </office:change-info>
          </text:insertion>
        </text:changed-region>
        <text:changed-region xml:id="ct140413708515056" text:id="ct140413708515056">
          <text:insertion>
            <office:change-info>
              <dc:creator>David Bosschaert</dc:creator>
              <dc:date>2016-01-14T15:03:00</dc:date>
            </office:change-info>
          </text:insertion>
        </text:changed-region>
        <text:changed-region xml:id="ct140413716742272" text:id="ct140413716742272">
          <text:insertion>
            <office:change-info>
              <dc:creator>David Bosschaert</dc:creator>
              <dc:date>2016-01-13T10:53:00</dc:date>
            </office:change-info>
          </text:insertion>
        </text:changed-region>
        <text:changed-region xml:id="ct140413716965264" text:id="ct140413716965264">
          <text:insertion>
            <office:change-info>
              <dc:creator>David Bosschaert</dc:creator>
              <dc:date>2016-01-25T14:54:00</dc:date>
            </office:change-info>
          </text:insertion>
        </text:changed-region>
        <text:changed-region xml:id="ct140413708379936" text:id="ct140413708379936">
          <text:deletion>
            <office:change-info>
              <dc:creator>David Bosschaert</dc:creator>
              <dc:date>2016-01-25T14:54:00</dc:date>
            </office:change-info>
            <text:p text:style-name="Body">It should be defined in the Converter specification similar to the <text:span text:style-name="T1">TypeReference</text:span> class in the OSGi Enroute project:</text:p>
            <text:p text:style-name="Body"><text:a xlink:type="simple" xlink:href="https://github.com/osgi/osgi.enroute/blob/master/osgi.enroute.base.api/src/osgi/enroute/dto/api/TypeReference.java" text:style-name="Internet_20_link" text:visited-style-name="Visited_20_Internet_20_Link">https://github.com/osgi/osgi.enroute/blob/master/osgi.enroute.base.api/src/osgi/enroute/dto/api/TypeReference.java</text:a> </text:p>
          </text:deletion>
        </text:changed-region>
        <text:changed-region xml:id="ct140413708473248" text:id="ct140413708473248">
          <text:deletion>
            <office:change-info>
              <dc:creator>David Bosschaert</dc:creator>
              <dc:date>2016-01-14T11:22:00</dc:date>
            </office:change-info>
            <text:h text:style-name="Heading_20_2" text:outline-level="2">Enc</text:h>
          </text:deletion>
        </text:changed-region>
        <text:changed-region xml:id="ct140413708707776" text:id="ct140413708707776">
          <text:insertion>
            <office:change-info>
              <dc:creator>David Bosschaert</dc:creator>
              <dc:date>2016-01-14T11:22:00</dc:date>
            </office:change-info>
          </text:insertion>
        </text:changed-region>
        <text:changed-region xml:id="ct140413708193984" text:id="ct140413708193984">
          <text:insertion>
            <office:change-info>
              <dc:creator>David Bosschaert</dc:creator>
              <dc:date>2016-01-14T11:22:00</dc:date>
            </office:change-info>
          </text:insertion>
        </text:changed-region>
        <text:changed-region xml:id="ct140413716724864" text:id="ct140413716724864">
          <text:deletion>
            <office:change-info>
              <dc:creator>David Bosschaert</dc:creator>
              <dc:date>2016-01-14T11:22:00</dc:date>
            </office:change-info>
            <text:h text:style-name="Heading_20_2" text:outline-level="2">r</text:h>
          </text:deletion>
        </text:changed-region>
        <text:changed-region xml:id="ct140413708975824" text:id="ct140413708975824">
          <text:deletion>
            <office:change-info>
              <dc:creator>David Bosschaert</dc:creator>
              <dc:date>2016-01-14T11:22:00</dc:date>
            </office:change-info>
            <text:p text:style-name="Body">Encoder</text:p>
          </text:deletion>
        </text:changed-region>
        <text:changed-region xml:id="ct140413708749152" text:id="ct140413708749152">
          <text:insertion>
            <office:change-info>
              <dc:creator>David Bosschaert</dc:creator>
              <dc:date>2016-01-25T14:55:00</dc:date>
            </office:change-info>
          </text:insertion>
        </text:changed-region>
        <text:changed-region xml:id="ct140413708980816" text:id="ct140413708980816">
          <text:insertion>
            <office:change-info>
              <dc:creator>David Bosschaert</dc:creator>
              <dc:date>2016-01-14T11:22:00</dc:date>
            </office:change-info>
          </text:insertion>
        </text:changed-region>
        <text:changed-region xml:id="ct140413708981008" text:id="ct140413708981008">
          <text:deletion>
            <office:change-info>
              <dc:creator>David Bosschaert</dc:creator>
              <dc:date>2016-01-14T11:23:00</dc:date>
            </office:change-info>
            <text:p text:style-name="Body">Encoder</text:p>
          </text:deletion>
        </text:changed-region>
        <text:changed-region xml:id="ct140413706783408" text:id="ct140413706783408">
          <text:insertion>
            <office:change-info>
              <dc:creator>David Bosschaert</dc:creator>
              <dc:date>2016-01-25T14:55:00</dc:date>
            </office:change-info>
          </text:insertion>
        </text:changed-region>
        <text:changed-region xml:id="ct140413708882752" text:id="ct140413708882752">
          <text:deletion>
            <office:change-info>
              <dc:creator>David Bosschaert</dc:creator>
              <dc:date>2016-01-14T11:23:00</dc:date>
            </office:change-info>
            <text:p text:style-name="Body">Encoder</text:p>
          </text:deletion>
        </text:changed-region>
        <text:changed-region xml:id="ct140413706787232" text:id="ct140413706787232">
          <text:insertion>
            <office:change-info>
              <dc:creator>David Bosschaert</dc:creator>
              <dc:date>2016-01-25T14:55:00</dc:date>
            </office:change-info>
          </text:insertion>
        </text:changed-region>
        <text:changed-region xml:id="ct140413716686672" text:id="ct140413716686672">
          <text:deletion>
            <office:change-info>
              <dc:creator>David Bosschaert</dc:creator>
              <dc:date>2016-01-14T11:22:00</dc:date>
            </office:change-info>
            <text:p text:style-name="P1"><text:span text:style-name="T3">Enc</text:span></text:p>
          </text:deletion>
        </text:changed-region>
        <text:changed-region xml:id="ct140413717269824" text:id="ct140413717269824">
          <text:insertion>
            <office:change-info>
              <dc:creator>David Bosschaert</dc:creator>
              <dc:date>2016-01-14T11:22:00</dc:date>
            </office:change-info>
          </text:insertion>
        </text:changed-region>
        <text:changed-region xml:id="ct140413717123744" text:id="ct140413717123744">
          <text:insertion>
            <office:change-info>
              <dc:creator>David Bosschaert</dc:creator>
              <dc:date>2016-01-14T11:22:00</dc:date>
            </office:change-info>
          </text:insertion>
        </text:changed-region>
        <text:changed-region xml:id="ct140413708708480" text:id="ct140413708708480">
          <text:deletion>
            <office:change-info>
              <dc:creator>David Bosschaert</dc:creator>
              <dc:date>2016-01-14T11:22:00</dc:date>
            </office:change-info>
            <text:p text:style-name="P1"><text:span text:style-name="T3">r</text:span></text:p>
          </text:deletion>
        </text:changed-region>
        <text:changed-region xml:id="ct140413708506272" text:id="ct140413708506272">
          <text:deletion>
            <office:change-info>
              <dc:creator>David Bosschaert</dc:creator>
              <dc:date>2016-01-14T11:23:00</dc:date>
            </office:change-info>
            <text:p text:style-name="P2"><text:s text:c="4"/><office:annotation office:name="__Annotation__3060_4182509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c:creator>David Bosschaert</dc:creator><dc:date>2016-01-08T12:02:15</dc:date><text:p text:style-name="P83"><text:span text:style-name="T35">These methods are to support ServiceLoader use.</text:span></text:p></office:annotation>String getName(); // Also service property 'osgi.encoder.name'. E.g. 'My JSON Encoder'</text:p>
            <text:p text:style-name="P2"><text:s text:c="4"/>String getType(); // Also service property 'osgi.encoder.type'. E.g. 'JSON'</text:p>
            <text:p text:style-name="P2"><text:s text:c="4"/>String getVersion(); // Also service property 'osgi.encoder.version'.<office:annotation-end office:name="__Annotation__3060_4182509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2"/>
            <text:p text:style-name="P2"/>
          </text:deletion>
        </text:changed-region>
        <text:changed-region xml:id="ct140413708749344" text:id="ct140413708749344">
          <text:deletion>
            <office:change-info>
              <dc:creator>David Bosschaert</dc:creator>
              <dc:date>2016-01-14T11:24:00</dc:date>
            </office:change-info>
            <text:p text:style-name="P3">public interface Configuration&lt;T&gt; {</text:p>
            <text:p text:style-name="P2"><text:s text:c="4"/>T ignoreNull();</text:p>
            <text:p text:style-name="P3">}</text:p>
            <text:p text:style-name="P3"/>
            <text:p text:style-name="P3"/>
          </text:deletion>
        </text:changed-region>
        <text:changed-region xml:id="ct140413717269552" text:id="ct140413717269552">
          <text:deletion>
            <office:change-info>
              <dc:creator>David Bosschaert</dc:creator>
              <dc:date>2016-01-14T11:24:00</dc:date>
            </office:change-info>
            <text:p text:style-name="P3"><text:s/>extends Configuration&lt;Decoding&lt;T&gt;&gt;</text:p>
          </text:deletion>
        </text:changed-region>
        <text:changed-region xml:id="ct140413708473440" text:id="ct140413708473440">
          <text:insertion>
            <office:change-info>
              <dc:creator>David Bosschaert</dc:creator>
              <dc:date>2016-01-14T11:24:00</dc:date>
            </office:change-info>
          </text:insertion>
        </text:changed-region>
        <text:changed-region xml:id="ct140413708883024" text:id="ct140413708883024">
          <text:insertion>
            <office:change-info>
              <dc:creator>David Bosschaert</dc:creator>
              <dc:date>2016-01-14T11:25:00</dc:date>
            </office:change-info>
          </text:insertion>
        </text:changed-region>
        <text:changed-region xml:id="ct140413627280896" text:id="ct140413627280896">
          <text:insertion>
            <office:change-info>
              <dc:creator>David Bosschaert</dc:creator>
              <dc:date>2016-01-14T11:26:00</dc:date>
            </office:change-info>
          </text:insertion>
        </text:changed-region>
        <text:changed-region xml:id="ct140413706743824" text:id="ct140413706743824">
          <text:insertion>
            <office:change-info>
              <dc:creator>David Bosschaert</dc:creator>
              <dc:date>2016-01-14T11:25:00</dc:date>
            </office:change-info>
          </text:insertion>
        </text:changed-region>
        <text:changed-region xml:id="ct140413706744016" text:id="ct140413706744016">
          <text:deletion>
            <office:change-info>
              <dc:creator>David Bosschaert</dc:creator>
              <dc:date>2016-01-14T11:25:00</dc:date>
            </office:change-info>
            <text:p text:style-name="P2">r</text:p>
          </text:deletion>
        </text:changed-region>
        <text:changed-region xml:id="ct140413729074464" text:id="ct140413729074464">
          <text:deletion>
            <office:change-info>
              <dc:creator>David Bosschaert</dc:creator>
              <dc:date>2016-01-14T11:25:00</dc:date>
            </office:change-info>
            <text:p text:style-name="P2"><text:s/>// TODO do we need this?</text:p>
          </text:deletion>
        </text:changed-region>
        <text:changed-region xml:id="ct140413716695248" text:id="ct140413716695248">
          <text:deletion>
            <office:change-info>
              <dc:creator>David Bosschaert</dc:creator>
              <dc:date>2016-01-14T11:24:00</dc:date>
            </office:change-info>
            <text:p text:style-name="P3"><text:s/>extends Configuration&lt;Encoding&gt;</text:p>
          </text:deletion>
        </text:changed-region>
        <text:changed-region xml:id="ct140413708498176" text:id="ct140413708498176">
          <text:insertion>
            <office:change-info>
              <dc:creator>David Bosschaert</dc:creator>
              <dc:date>2016-01-25T14:55:00</dc:date>
            </office:change-info>
          </text:insertion>
        </text:changed-region>
        <text:changed-region xml:id="ct140413708828672" text:id="ct140413708828672">
          <text:insertion>
            <office:change-info>
              <dc:creator>David Bosschaert</dc:creator>
              <dc:date>2016-01-14T11:24:00</dc:date>
            </office:change-info>
          </text:insertion>
        </text:changed-region>
        <text:changed-region xml:id="ct140413708166480" text:id="ct140413708166480">
          <text:insertion>
            <office:change-info>
              <dc:creator>David Bosschaert</dc:creator>
              <dc:date>2016-01-14T11:26:00</dc:date>
            </office:change-info>
          </text:insertion>
        </text:changed-region>
        <text:changed-region xml:id="ct140413716673248" text:id="ct140413716673248">
          <text:deletion>
            <office:change-info>
              <dc:creator>David Bosschaert</dc:creator>
              <dc:date>2016-01-14T11:26:00</dc:date>
            </office:change-info>
            <text:p text:style-name="P2">void</text:p>
          </text:deletion>
        </text:changed-region>
        <text:changed-region xml:id="ct140413716673440" text:id="ct140413716673440">
          <text:insertion>
            <office:change-info>
              <dc:creator>David Bosschaert</dc:creator>
              <dc:date>2016-01-14T11:26:00</dc:date>
            </office:change-info>
          </text:insertion>
        </text:changed-region>
        <text:changed-region xml:id="ct140413706779920" text:id="ct140413706779920">
          <text:deletion>
            <office:change-info>
              <dc:creator>David Bosschaert</dc:creator>
              <dc:date>2016-01-14T11:26:00</dc:date>
            </office:change-info>
            <text:p text:style-name="P2">result</text:p>
          </text:deletion>
        </text:changed-region>
        <text:changed-region xml:id="ct140413706780160" text:id="ct140413706780160">
          <text:insertion>
            <office:change-info>
              <dc:creator>David Bosschaert</dc:creator>
              <dc:date>2016-01-14T11:26:00</dc:date>
            </office:change-info>
          </text:insertion>
        </text:changed-region>
        <text:changed-region xml:id="ct140413708067888" text:id="ct140413708067888">
          <text:insertion>
            <office:change-info>
              <dc:creator>David Bosschaert</dc:creator>
              <dc:date>2016-01-14T11:27:00</dc:date>
            </office:change-info>
          </text:insertion>
        </text:changed-region>
        <text:changed-region xml:id="ct140413708814368" text:id="ct140413708814368">
          <text:deletion>
            <office:change-info>
              <dc:creator>David Bosschaert</dc:creator>
              <dc:date>2016-01-14T11:26:00</dc:date>
            </office:change-info>
            <text:p text:style-name="P2">en</text:p>
          </text:deletion>
        </text:changed-region>
        <text:changed-region xml:id="ct140413708814560" text:id="ct140413708814560">
          <text:insertion>
            <office:change-info>
              <dc:creator>David Bosschaert</dc:creator>
              <dc:date>2016-01-14T11:26:00</dc:date>
            </office:change-info>
          </text:insertion>
        </text:changed-region>
        <text:changed-region xml:id="ct140413717410416" text:id="ct140413717410416">
          <text:deletion>
            <office:change-info>
              <dc:creator>David Bosschaert</dc:creator>
              <dc:date>2016-01-14T11:26:00</dc:date>
            </office:change-info>
            <text:p text:style-name="P2">r</text:p>
          </text:deletion>
        </text:changed-region>
        <text:changed-region xml:id="ct140413710928880" text:id="ct140413710928880">
          <text:insertion>
            <office:change-info>
              <dc:creator>David Bosschaert</dc:creator>
              <dc:date>2016-01-25T14:59:00</dc:date>
            </office:change-info>
          </text:insertion>
        </text:changed-region>
        <text:changed-region xml:id="ct140413710930032" text:id="ct140413710930032">
          <text:insertion>
            <office:change-info>
              <dc:creator>David Bosschaert</dc:creator>
              <dc:date>2016-01-25T14:59:00</dc:date>
            </office:change-info>
          </text:insertion>
        </text:changed-region>
        <text:changed-region xml:id="ct140413710928112" text:id="ct140413710928112">
          <text:deletion>
            <office:change-info>
              <dc:creator>David Bosschaert</dc:creator>
              <dc:date>2016-01-25T14:59:00</dc:date>
            </office:change-info>
            <text:h text:style-name="P4" text:outline-level="3">ingle-value data types and List/Array/Set</text:h>
          </text:deletion>
        </text:changed-region>
        <text:changed-region xml:id="ct140413710902544" text:id="ct140413710902544">
          <text:insertion>
            <office:change-info>
              <dc:creator>David Bosschaert</dc:creator>
              <dc:date>2016-01-25T15:12:00</dc:date>
            </office:change-info>
          </text:insertion>
        </text:changed-region>
        <text:changed-region xml:id="ct140413708743680" text:id="ct140413708743680">
          <text:insertion>
            <office:change-info>
              <dc:creator>David Bosschaert</dc:creator>
              <dc:date>2016-01-14T11:32:00</dc:date>
            </office:change-info>
          </text:insertion>
        </text:changed-region>
        <text:changed-region xml:id="ct140413716504096" text:id="ct140413716504096">
          <text:deletion>
            <office:change-info>
              <dc:creator>David Bosschaert</dc:creator>
              <dc:date>2016-01-14T11:32:00</dc:date>
            </office:change-info>
            <text:p text:style-name="P5"><text:span text:style-name="T4">Bundle.</text:span></text:p>
            <text:p text:style-name="P6">loadClass(v)</text:p>
          </text:deletion>
        </text:changed-region>
        <text:changed-region xml:id="ct140413708028496" text:id="ct140413708028496">
          <text:insertion>
            <office:change-info>
              <dc:creator>David Bosschaert</dc:creator>
              <dc:date>2016-01-14T11:34:00</dc:date>
            </office:change-info>
          </text:insertion>
        </text:changed-region>
        <text:changed-region xml:id="ct140413709041152" text:id="ct140413709041152">
          <text:insertion>
            <office:change-info>
              <dc:creator>David Bosschaert</dc:creator>
              <dc:date>2016-01-14T11:35:00</dc:date>
            </office:change-info>
          </text:insertion>
        </text:changed-region>
        <text:changed-region xml:id="ct140413708403888" text:id="ct140413708403888">
          <text:insertion>
            <office:change-info>
              <dc:creator>David Bosschaert</dc:creator>
              <dc:date>2016-01-25T14:59:00</dc:date>
            </office:change-info>
          </text:insertion>
        </text:changed-region>
        <text:changed-region xml:id="ct140413717064048" text:id="ct140413717064048">
          <text:insertion>
            <office:change-info>
              <dc:creator>David Bosschaert</dc:creator>
              <dc:date>2016-01-14T11:36:00</dc:date>
            </office:change-info>
          </text:insertion>
        </text:changed-region>
        <text:changed-region xml:id="ct140413708710224" text:id="ct140413708710224">
          <text:insertion>
            <office:change-info>
              <dc:creator>David Bosschaert</dc:creator>
              <dc:date>2016-01-14T12:10:00</dc:date>
            </office:change-info>
          </text:insertion>
        </text:changed-region>
        <text:changed-region xml:id="ct140413708197632" text:id="ct140413708197632">
          <text:insertion>
            <office:change-info>
              <dc:creator>David Bosschaert</dc:creator>
              <dc:date>2016-01-14T11:37:00</dc:date>
            </office:change-info>
          </text:insertion>
        </text:changed-region>
        <text:changed-region xml:id="ct140413706790400" text:id="ct140413706790400">
          <text:insertion>
            <office:change-info>
              <dc:creator>David Bosschaert</dc:creator>
              <dc:date>2016-01-25T15:00:00</dc:date>
            </office:change-info>
          </text:insertion>
        </text:changed-region>
        <text:changed-region xml:id="ct140413708492256" text:id="ct140413708492256">
          <text:insertion>
            <office:change-info>
              <dc:creator>David Bosschaert</dc:creator>
              <dc:date>2016-01-25T15:02:00</dc:date>
            </office:change-info>
          </text:insertion>
        </text:changed-region>
        <text:changed-region xml:id="ct140413708492496" text:id="ct140413708492496">
          <text:deletion>
            <office:change-info>
              <dc:creator>David Bosschaert</dc:creator>
              <dc:date>2016-01-25T15:03:00</dc:date>
            </office:change-info>
            <text:h text:style-name="Heading_20_4" text:outline-level="4">non-empty </text:h>
          </text:deletion>
        </text:changed-region>
        <text:changed-region xml:id="ct140413627280368" text:id="ct140413627280368">
          <text:insertion>
            <office:change-info>
              <dc:creator>David Bosschaert</dc:creator>
              <dc:date>2016-01-25T15:03:00</dc:date>
            </office:change-info>
          </text:insertion>
        </text:changed-region>
        <text:changed-region xml:id="ct140413708264832" text:id="ct140413708264832">
          <text:insertion>
            <office:change-info>
              <dc:creator>David Bosschaert</dc:creator>
              <dc:date>2016-01-25T15:04:00</dc:date>
            </office:change-info>
          </text:insertion>
        </text:changed-region>
        <text:changed-region xml:id="ct140413716694672" text:id="ct140413716694672">
          <text:format-change>
            <office:change-info>
              <dc:creator>David Bosschaert</dc:creator>
              <dc:date>2016-01-25T15:03:00</dc:date>
            </office:change-info>
          </text:format-change>
        </text:changed-region>
        <text:changed-region xml:id="ct140413716695968" text:id="ct140413716695968">
          <text:insertion>
            <office:change-info>
              <dc:creator>David Bosschaert</dc:creator>
              <dc:date>2016-01-14T15:01:00</dc:date>
            </office:change-info>
          </text:insertion>
        </text:changed-region>
        <text:changed-region xml:id="ct140413708454896" text:id="ct140413708454896">
          <text:format-change>
            <office:change-info>
              <dc:creator>David Bosschaert</dc:creator>
              <dc:date>2016-01-25T15:03:00</dc:date>
            </office:change-info>
          </text:format-change>
        </text:changed-region>
        <text:changed-region xml:id="ct140413708937392" text:id="ct140413708937392">
          <text:insertion>
            <office:change-info>
              <dc:creator>David Bosschaert</dc:creator>
              <dc:date>2016-01-13T10:22:00</dc:date>
            </office:change-info>
          </text:insertion>
        </text:changed-region>
        <text:changed-region xml:id="ct140413627486096" text:id="ct140413627486096">
          <text:deletion>
            <office:change-info>
              <dc:creator>David Bosschaert</dc:creator>
              <dc:date>2016-01-14T15:01:00</dc:date>
            </office:change-info>
            <text:h text:style-name="Heading_20_4" text:outline-level="4">Conversion from single value type to Array, List, Set</text:h>
            <text:p text:style-name="Body">Conversion to collections:</text:p>
          </text:deletion>
        </text:changed-region>
        <text:changed-region xml:id="ct140413716629776" text:id="ct140413716629776">
          <text:deletion>
            <office:change-info>
              <dc:creator>David Bosschaert</dc:creator>
              <dc:date>2016-01-14T15:02:00</dc:date>
            </office:change-info>
            <text:p text:style-name="Body"/>
            <text:p text:style-name="Body"/>
          </text:deletion>
        </text:changed-region>
        <text:changed-region xml:id="ct140413708936992" text:id="ct140413708936992">
          <text:deletion>
            <office:change-info>
              <dc:creator>David Bosschaert</dc:creator>
              <dc:date>2016-01-14T15:01:00</dc:date>
            </office:change-info>
            <text:p text:style-name="Body"/>
            <text:p text:style-name="Body">Exceptions:</text:p>
            <text:p text:style-name="Body">String → byte[]</text:p>
            <text:p text:style-name="Body">String → Collection/Array – parse the string comma-separated and turn into Collection/Array.</text:p>
          </text:deletion>
        </text:changed-region>
        <text:changed-region xml:id="ct140413627280560" text:id="ct140413627280560">
          <text:deletion>
            <office:change-info>
              <dc:creator>David Bosschaert</dc:creator>
              <dc:date>2016-01-14T15:02:00</dc:date>
            </office:change-info>
            <text:p text:style-name="Body"/>
            <text:p text:style-name="Body"/>
          </text:deletion>
        </text:changed-region>
        <text:changed-region xml:id="ct140413708265024" text:id="ct140413708265024">
          <text:deletion>
            <office:change-info>
              <dc:creator>David Bosschaert</dc:creator>
              <dc:date>2016-01-14T14:54:00</dc:date>
            </office:change-info>
            <text:p text:style-name="Body"><text:s/>from</text:p>
          </text:deletion>
        </text:changed-region>
        <text:changed-region xml:id="ct140413716696208" text:id="ct140413716696208">
          <text:deletion>
            <office:change-info>
              <dc:creator>David Bosschaert</dc:creator>
              <dc:date>2016-01-14T12:32:00</dc:date>
            </office:change-info>
            <text:p text:style-name="Body"><text:s/>Array, List, Set</text:p>
          </text:deletion>
        </text:changed-region>
        <text:changed-region xml:id="ct140413708265216" text:id="ct140413708265216">
          <text:insertion>
            <office:change-info>
              <dc:creator>David Bosschaert</dc:creator>
              <dc:date>2016-01-14T12:32:00</dc:date>
            </office:change-info>
          </text:insertion>
        </text:changed-region>
        <text:changed-region xml:id="ct140413717387920" text:id="ct140413717387920">
          <text:deletion>
            <office:change-info>
              <dc:creator>David Bosschaert</dc:creator>
              <dc:date>2016-01-14T12:32:00</dc:date>
            </office:change-info>
            <text:p text:style-name="Body">, List, Set</text:p>
          </text:deletion>
        </text:changed-region>
        <text:changed-region xml:id="ct140413717195216" text:id="ct140413717195216">
          <text:insertion>
            <office:change-info>
              <dc:creator>David Bosschaert</dc:creator>
              <dc:date>2016-01-14T12:31:00</dc:date>
            </office:change-info>
          </text:insertion>
        </text:changed-region>
        <text:changed-region xml:id="ct140413717195552" text:id="ct140413717195552">
          <text:insertion>
            <office:change-info>
              <dc:creator>David Bosschaert</dc:creator>
              <dc:date>2016-01-25T15:06:00</dc:date>
            </office:change-info>
          </text:insertion>
        </text:changed-region>
        <text:changed-region xml:id="ct140413709037104" text:id="ct140413709037104">
          <text:insertion>
            <office:change-info>
              <dc:creator>David Bosschaert</dc:creator>
              <dc:date>2016-01-14T12:36:00</dc:date>
            </office:change-info>
          </text:insertion>
        </text:changed-region>
        <text:changed-region xml:id="ct140413717004432" text:id="ct140413717004432">
          <text:insertion>
            <office:change-info>
              <dc:creator>David Bosschaert</dc:creator>
              <dc:date>2016-01-14T12:36:00</dc:date>
            </office:change-info>
          </text:insertion>
        </text:changed-region>
        <text:changed-region xml:id="ct140413717306720" text:id="ct140413717306720">
          <text:insertion>
            <office:change-info>
              <dc:creator>David Bosschaert</dc:creator>
              <dc:date>2016-01-14T12:36:00</dc:date>
            </office:change-info>
          </text:insertion>
        </text:changed-region>
        <text:changed-region xml:id="ct140413708475712" text:id="ct140413708475712">
          <text:insertion>
            <office:change-info>
              <dc:creator>David Bosschaert</dc:creator>
              <dc:date>2016-01-14T12:36:00</dc:date>
            </office:change-info>
          </text:insertion>
        </text:changed-region>
        <text:changed-region xml:id="ct140413708649008" text:id="ct140413708649008">
          <text:insertion>
            <office:change-info>
              <dc:creator>David Bosschaert</dc:creator>
              <dc:date>2016-01-14T12:40:00</dc:date>
            </office:change-info>
          </text:insertion>
        </text:changed-region>
        <text:changed-region xml:id="ct140413716758384" text:id="ct140413716758384">
          <text:insertion>
            <office:change-info>
              <dc:creator>David Bosschaert</dc:creator>
              <dc:date>2016-01-14T12:36:00</dc:date>
            </office:change-info>
          </text:insertion>
        </text:changed-region>
        <text:changed-region xml:id="ct140413708261648" text:id="ct140413708261648">
          <text:insertion>
            <office:change-info>
              <dc:creator>David Bosschaert</dc:creator>
              <dc:date>2016-01-14T12:43:00</dc:date>
            </office:change-info>
          </text:insertion>
        </text:changed-region>
        <text:changed-region xml:id="ct140413716691664" text:id="ct140413716691664">
          <text:insertion>
            <office:change-info>
              <dc:creator>David Bosschaert</dc:creator>
              <dc:date>2016-01-14T12:44:00</dc:date>
            </office:change-info>
          </text:insertion>
        </text:changed-region>
        <text:changed-region xml:id="ct140413708199696" text:id="ct140413708199696">
          <text:insertion>
            <office:change-info>
              <dc:creator>David Bosschaert</dc:creator>
              <dc:date>2016-01-14T12:45:00</dc:date>
            </office:change-info>
          </text:insertion>
        </text:changed-region>
        <text:changed-region xml:id="ct140413708649200" text:id="ct140413708649200">
          <text:insertion>
            <office:change-info>
              <dc:creator>David Bosschaert</dc:creator>
              <dc:date>2016-01-14T12:36:00</dc:date>
            </office:change-info>
          </text:insertion>
        </text:changed-region>
        <text:changed-region xml:id="ct140413708647328" text:id="ct140413708647328">
          <text:insertion>
            <office:change-info>
              <dc:creator>David Bosschaert</dc:creator>
              <dc:date>2016-01-14T12:36:00</dc:date>
            </office:change-info>
          </text:insertion>
        </text:changed-region>
        <text:changed-region xml:id="ct140413708805488" text:id="ct140413708805488">
          <text:insertion>
            <office:change-info>
              <dc:creator>David Bosschaert</dc:creator>
              <dc:date>2016-01-14T12:39:00</dc:date>
            </office:change-info>
          </text:insertion>
        </text:changed-region>
        <text:changed-region xml:id="ct140413708261360" text:id="ct140413708261360">
          <text:insertion>
            <office:change-info>
              <dc:creator>David Bosschaert</dc:creator>
              <dc:date>2016-01-14T12:48:00</dc:date>
            </office:change-info>
          </text:insertion>
        </text:changed-region>
        <text:changed-region xml:id="ct140413708199888" text:id="ct140413708199888">
          <text:insertion>
            <office:change-info>
              <dc:creator>David Bosschaert</dc:creator>
              <dc:date>2016-01-14T12:49:00</dc:date>
            </office:change-info>
          </text:insertion>
        </text:changed-region>
        <text:changed-region xml:id="ct140413717306432" text:id="ct140413717306432">
          <text:insertion>
            <office:change-info>
              <dc:creator>David Bosschaert</dc:creator>
              <dc:date>2016-01-14T13:02:00</dc:date>
            </office:change-info>
          </text:insertion>
        </text:changed-region>
        <text:changed-region xml:id="ct140413708805728" text:id="ct140413708805728">
          <text:insertion>
            <office:change-info>
              <dc:creator>David Bosschaert</dc:creator>
              <dc:date>2016-01-25T15:14:00</dc:date>
            </office:change-info>
          </text:insertion>
        </text:changed-region>
        <text:changed-region xml:id="ct140413716758768" text:id="ct140413716758768">
          <text:insertion>
            <office:change-info>
              <dc:creator>David Bosschaert</dc:creator>
              <dc:date>2016-01-14T12:50:00</dc:date>
            </office:change-info>
          </text:insertion>
        </text:changed-region>
        <text:changed-region xml:id="ct140413708903568" text:id="ct140413708903568">
          <text:insertion>
            <office:change-info>
              <dc:creator>David Bosschaert</dc:creator>
              <dc:date>2016-01-14T12:51:00</dc:date>
            </office:change-info>
          </text:insertion>
        </text:changed-region>
        <text:changed-region xml:id="ct140413717115728" text:id="ct140413717115728">
          <text:insertion>
            <office:change-info>
              <dc:creator>David Bosschaert</dc:creator>
              <dc:date>2016-01-14T12:52:00</dc:date>
            </office:change-info>
          </text:insertion>
        </text:changed-region>
        <text:changed-region xml:id="ct140413708095760" text:id="ct140413708095760">
          <text:insertion>
            <office:change-info>
              <dc:creator>David Bosschaert</dc:creator>
              <dc:date>2016-01-14T12:53:00</dc:date>
            </office:change-info>
          </text:insertion>
        </text:changed-region>
        <text:changed-region xml:id="ct140413708768208" text:id="ct140413708768208">
          <text:insertion>
            <office:change-info>
              <dc:creator>David Bosschaert</dc:creator>
              <dc:date>2016-01-14T12:54:00</dc:date>
            </office:change-info>
          </text:insertion>
        </text:changed-region>
        <text:changed-region xml:id="ct140413729086016" text:id="ct140413729086016">
          <text:insertion>
            <office:change-info>
              <dc:creator>David Bosschaert</dc:creator>
              <dc:date>2016-01-25T15:16:00</dc:date>
            </office:change-info>
          </text:insertion>
        </text:changed-region>
        <text:changed-region xml:id="ct140413717148560" text:id="ct140413717148560">
          <text:insertion>
            <office:change-info>
              <dc:creator>David Bosschaert</dc:creator>
              <dc:date>2016-01-25T15:15:00</dc:date>
            </office:change-info>
          </text:insertion>
        </text:changed-region>
        <text:changed-region xml:id="ct140413716658336" text:id="ct140413716658336">
          <text:insertion>
            <office:change-info>
              <dc:creator>David Bosschaert</dc:creator>
              <dc:date>2016-01-14T12:55:00</dc:date>
            </office:change-info>
          </text:insertion>
        </text:changed-region>
        <text:changed-region xml:id="ct140413708458080" text:id="ct140413708458080">
          <text:insertion>
            <office:change-info>
              <dc:creator>David Bosschaert</dc:creator>
              <dc:date>2016-01-14T12:58:00</dc:date>
            </office:change-info>
          </text:insertion>
        </text:changed-region>
        <text:changed-region xml:id="ct140413716758576" text:id="ct140413716758576">
          <text:insertion>
            <office:change-info>
              <dc:creator>David Bosschaert</dc:creator>
              <dc:date>2016-01-14T12:59:00</dc:date>
            </office:change-info>
          </text:insertion>
        </text:changed-region>
        <text:changed-region xml:id="ct140413708767936" text:id="ct140413708767936">
          <text:insertion>
            <office:change-info>
              <dc:creator>David Bosschaert</dc:creator>
              <dc:date>2016-01-14T12:36:00</dc:date>
            </office:change-info>
          </text:insertion>
        </text:changed-region>
        <text:changed-region xml:id="ct140413708647520" text:id="ct140413708647520">
          <text:deletion>
            <office:change-info>
              <dc:creator>David Bosschaert</dc:creator>
              <dc:date>2016-01-14T13:01:00</dc:date>
            </office:change-info>
            <text:p text:style-name="Body"/>
            <text:p text:style-name="Body">TODO can we support converstions from String[] → List&lt;Integer&gt; or something like this? Do we need special APIs to indicate the target type because of erasure?</text:p>
            <text:p text:style-name="Body"/>
          </text:deletion>
        </text:changed-region>
        <text:changed-region xml:id="ct140413708119536" text:id="ct140413708119536">
          <text:insertion>
            <office:change-info>
              <dc:creator>David Bosschaert</dc:creator>
              <dc:date>2016-01-14T14:54:00</dc:date>
            </office:change-info>
          </text:insertion>
        </text:changed-region>
        <text:changed-region xml:id="ct140413716464176" text:id="ct140413716464176">
          <text:insertion>
            <office:change-info>
              <dc:creator>David Bosschaert</dc:creator>
              <dc:date>2016-01-14T14:58:00</dc:date>
            </office:change-info>
          </text:insertion>
        </text:changed-region>
        <text:changed-region xml:id="ct140413708742592" text:id="ct140413708742592">
          <text:insertion>
            <office:change-info>
              <dc:creator>David Bosschaert</dc:creator>
              <dc:date>2016-01-14T14:59:00</dc:date>
            </office:change-info>
          </text:insertion>
        </text:changed-region>
        <text:changed-region xml:id="ct140413708119728" text:id="ct140413708119728">
          <text:deletion>
            <office:change-info>
              <dc:creator>David Bosschaert</dc:creator>
              <dc:date>2016-01-14T14:51:00</dc:date>
            </office:change-info>
            <text:p text:style-name="Body">TODO add more detail.</text:p>
            <text:p text:style-name="Body"/>
          </text:deletion>
        </text:changed-region>
        <text:changed-region xml:id="ct140413708638704" text:id="ct140413708638704">
          <text:insertion>
            <office:change-info>
              <dc:creator>David Bosschaert</dc:creator>
              <dc:date>2016-01-25T15:16:00</dc:date>
            </office:change-info>
          </text:insertion>
        </text:changed-region>
        <text:changed-region xml:id="ct140413716463936" text:id="ct140413716463936">
          <text:insertion>
            <office:change-info>
              <dc:creator>David Bosschaert</dc:creator>
              <dc:date>2016-01-25T15:16:00</dc:date>
            </office:change-info>
          </text:insertion>
        </text:changed-region>
        <text:changed-region xml:id="ct140413708096016" text:id="ct140413708096016">
          <text:insertion>
            <office:change-info>
              <dc:creator>David Bosschaert</dc:creator>
              <dc:date>2016-01-25T15:19:00</dc:date>
            </office:change-info>
          </text:insertion>
        </text:changed-region>
        <text:changed-region xml:id="ct140413717310176" text:id="ct140413717310176">
          <text:deletion>
            <office:change-info>
              <dc:creator>David Bosschaert</dc:creator>
              <dc:date>2016-01-25T15:21:00</dc:date>
            </office:change-info>
            <text:p text:style-name="Body">so no </text:p>
          </text:deletion>
        </text:changed-region>
        <text:changed-region xml:id="ct140413717094112" text:id="ct140413717094112">
          <text:insertion>
            <office:change-info>
              <dc:creator>David Bosschaert</dc:creator>
              <dc:date>2016-01-25T15:21:00</dc:date>
            </office:change-info>
          </text:insertion>
        </text:changed-region>
        <text:changed-region xml:id="ct140413717094352" text:id="ct140413717094352">
          <text:insertion>
            <office:change-info>
              <dc:creator>David Bosschaert</dc:creator>
              <dc:date>2016-01-25T15:21:00</dc:date>
            </office:change-info>
          </text:insertion>
        </text:changed-region>
        <text:changed-region xml:id="ct140413708057152" text:id="ct140413708057152">
          <text:insertion>
            <office:change-info>
              <dc:creator>David Bosschaert</dc:creator>
              <dc:date>2016-01-25T15:19:00</dc:date>
            </office:change-info>
          </text:insertion>
        </text:changed-region>
        <text:changed-region xml:id="ct140413716634240" text:id="ct140413716634240">
          <text:insertion>
            <office:change-info>
              <dc:creator>David Bosschaert</dc:creator>
              <dc:date>2016-01-25T15:19:00</dc:date>
            </office:change-info>
          </text:insertion>
        </text:changed-region>
        <text:changed-region xml:id="ct140413717170624" text:id="ct140413717170624">
          <text:insertion>
            <office:change-info>
              <dc:creator>David Bosschaert</dc:creator>
              <dc:date>2016-01-25T15:19:00</dc:date>
            </office:change-info>
          </text:insertion>
        </text:changed-region>
        <text:changed-region xml:id="ct140413717156144" text:id="ct140413717156144">
          <text:insertion>
            <office:change-info>
              <dc:creator>David Bosschaert</dc:creator>
              <dc:date>2016-01-25T15:22:00</dc:date>
            </office:change-info>
          </text:insertion>
        </text:changed-region>
        <text:changed-region xml:id="ct140413708883968" text:id="ct140413708883968">
          <text:insertion>
            <office:change-info>
              <dc:creator>David Bosschaert</dc:creator>
              <dc:date>2016-01-25T15:19:00</dc:date>
            </office:change-info>
          </text:insertion>
        </text:changed-region>
        <text:changed-region xml:id="ct140413717170880" text:id="ct140413717170880">
          <text:insertion>
            <office:change-info>
              <dc:creator>David Bosschaert</dc:creator>
              <dc:date>2016-01-25T15:23:00</dc:date>
            </office:change-info>
          </text:insertion>
        </text:changed-region>
        <text:changed-region xml:id="ct140413717156480" text:id="ct140413717156480">
          <text:insertion>
            <office:change-info>
              <dc:creator>David Bosschaert</dc:creator>
              <dc:date>2016-01-25T15:19:00</dc:date>
            </office:change-info>
          </text:insertion>
        </text:changed-region>
        <text:changed-region xml:id="ct140413717044496" text:id="ct140413717044496">
          <text:insertion>
            <office:change-info>
              <dc:creator>David Bosschaert</dc:creator>
              <dc:date>2016-01-25T15:19:00</dc:date>
            </office:change-info>
          </text:insertion>
        </text:changed-region>
        <text:changed-region xml:id="ct140413708458272" text:id="ct140413708458272">
          <text:insertion>
            <office:change-info>
              <dc:creator>David Bosschaert</dc:creator>
              <dc:date>2016-01-25T15:17:00</dc:date>
            </office:change-info>
          </text:insertion>
        </text:changed-region>
        <text:changed-region xml:id="ct140413717024768" text:id="ct140413717024768">
          <text:insertion>
            <office:change-info>
              <dc:creator>David Bosschaert</dc:creator>
              <dc:date>2016-01-25T15:18:00</dc:date>
            </office:change-info>
          </text:insertion>
        </text:changed-region>
        <text:changed-region xml:id="ct140413726086976" text:id="ct140413726086976">
          <text:insertion>
            <office:change-info>
              <dc:creator>David Bosschaert</dc:creator>
              <dc:date>2016-01-25T15:24:00</dc:date>
            </office:change-info>
          </text:insertion>
        </text:changed-region>
        <text:changed-region xml:id="ct140413717979936" text:id="ct140413717979936">
          <text:insertion>
            <office:change-info>
              <dc:creator>David Bosschaert</dc:creator>
              <dc:date>2016-01-25T15:25:00</dc:date>
            </office:change-info>
          </text:insertion>
        </text:changed-region>
        <text:changed-region xml:id="ct140413730846912" text:id="ct140413730846912">
          <text:insertion>
            <office:change-info>
              <dc:creator>David Bosschaert</dc:creator>
              <dc:date>2016-01-25T15:28:00</dc:date>
            </office:change-info>
          </text:insertion>
        </text:changed-region>
        <text:changed-region xml:id="ct140413723802192" text:id="ct140413723802192">
          <text:deletion>
            <office:change-info>
              <dc:creator>David Bosschaert</dc:creator>
              <dc:date>2016-01-25T15:28:00</dc:date>
            </office:change-info>
            <text:p text:style-name="Body">A</text:p>
          </text:deletion>
        </text:changed-region>
        <text:changed-region xml:id="ct140413731326768" text:id="ct140413731326768">
          <text:deletion>
            <office:change-info>
              <dc:creator>David Bosschaert</dc:creator>
              <dc:date>2016-01-25T15:29:00</dc:date>
            </office:change-info>
            <text:p text:style-name="Body"><text:s/>Dictionary is converted to a Map </text:p>
          </text:deletion>
        </text:changed-region>
        <text:changed-region xml:id="ct140413724965888" text:id="ct140413724965888">
          <text:deletion>
            <office:change-info>
              <dc:creator>David Bosschaert</dc:creator>
              <dc:date>2016-01-25T15:26:00</dc:date>
            </office:change-info>
            <text:p text:style-name="Body">by creating a new map with the exact same key and value pairs.</text:p>
          </text:deletion>
        </text:changed-region>
        <text:changed-region xml:id="ct140413708672400" text:id="ct140413708672400">
          <text:insertion>
            <office:change-info>
              <dc:creator>David Bosschaert</dc:creator>
              <dc:date>2016-01-14T13:10:00</dc:date>
            </office:change-info>
          </text:insertion>
        </text:changed-region>
        <text:changed-region xml:id="ct140413717077904" text:id="ct140413717077904">
          <text:insertion>
            <office:change-info>
              <dc:creator>David Bosschaert</dc:creator>
              <dc:date>2016-01-14T13:11:00</dc:date>
            </office:change-info>
          </text:insertion>
        </text:changed-region>
        <text:changed-region xml:id="ct140413731643696" text:id="ct140413731643696">
          <text:insertion>
            <office:change-info>
              <dc:creator>David Bosschaert</dc:creator>
              <dc:date>2016-01-25T15:32:00</dc:date>
            </office:change-info>
          </text:insertion>
        </text:changed-region>
        <text:changed-region xml:id="ct140413717078096" text:id="ct140413717078096">
          <text:deletion>
            <office:change-info>
              <dc:creator>David Bosschaert</dc:creator>
              <dc:date>2016-01-14T13:12:00</dc:date>
            </office:change-info>
            <text:p text:style-name="P3"/>
            <text:p text:style-name="P3"/>
          </text:deletion>
        </text:changed-region>
        <text:changed-region xml:id="ct140413708465136" text:id="ct140413708465136">
          <text:insertion>
            <office:change-info>
              <dc:creator>David Bosschaert</dc:creator>
              <dc:date>2016-01-14T13:12:00</dc:date>
            </office:change-info>
          </text:insertion>
        </text:changed-region>
        <text:changed-region xml:id="ct140413726674912" text:id="ct140413726674912">
          <text:insertion>
            <office:change-info>
              <dc:creator>David Bosschaert</dc:creator>
              <dc:date>2016-01-25T15:33:00</dc:date>
            </office:change-info>
          </text:insertion>
        </text:changed-region>
        <text:changed-region xml:id="ct140413731641360" text:id="ct140413731641360">
          <text:insertion>
            <office:change-info>
              <dc:creator>David Bosschaert</dc:creator>
              <dc:date>2016-01-25T15:33:00</dc:date>
            </office:change-info>
          </text:insertion>
        </text:changed-region>
        <text:changed-region xml:id="ct140413717838576" text:id="ct140413717838576">
          <text:deletion>
            <office:change-info>
              <dc:creator>David Bosschaert</dc:creator>
              <dc:date>2016-01-25T15:33:00</dc:date>
            </office:change-info>
            <text:p text:style-name="P3"><text:span text:style-name="T5">…</text:span> // created by converter</text:p>
          </text:deletion>
        </text:changed-region>
        <text:changed-region xml:id="ct140413717025040" text:id="ct140413717025040">
          <text:insertion>
            <office:change-info>
              <dc:creator>David Bosschaert</dc:creator>
              <dc:date>2016-01-14T13:04:00</dc:date>
            </office:change-info>
          </text:insertion>
        </text:changed-region>
        <text:changed-region xml:id="ct140413717078288" text:id="ct140413717078288">
          <text:insertion>
            <office:change-info>
              <dc:creator>David Bosschaert</dc:creator>
              <dc:date>2016-01-14T14:11:00</dc:date>
            </office:change-info>
          </text:insertion>
        </text:changed-region>
        <text:changed-region xml:id="ct140413716633888" text:id="ct140413716633888">
          <text:insertion>
            <office:change-info>
              <dc:creator>David Bosschaert</dc:creator>
              <dc:date>2016-01-14T14:28:00</dc:date>
            </office:change-info>
          </text:insertion>
        </text:changed-region>
        <text:changed-region xml:id="ct140413714247376" text:id="ct140413714247376">
          <text:insertion>
            <office:change-info>
              <dc:creator>David Bosschaert</dc:creator>
              <dc:date>2016-01-25T15:35:00</dc:date>
            </office:change-info>
          </text:insertion>
        </text:changed-region>
        <text:changed-region xml:id="ct140413727379552" text:id="ct140413727379552">
          <text:insertion>
            <office:change-info>
              <dc:creator>David Bosschaert</dc:creator>
              <dc:date>2016-01-25T15:36:00</dc:date>
            </office:change-info>
          </text:insertion>
        </text:changed-region>
        <text:changed-region xml:id="ct140413727494960" text:id="ct140413727494960">
          <text:insertion>
            <office:change-info>
              <dc:creator>David Bosschaert</dc:creator>
              <dc:date>2016-01-25T15:37:00</dc:date>
            </office:change-info>
          </text:insertion>
        </text:changed-region>
        <text:changed-region xml:id="ct140413717177984" text:id="ct140413717177984">
          <text:insertion>
            <office:change-info>
              <dc:creator>David Bosschaert</dc:creator>
              <dc:date>2016-01-14T14:48:00</dc:date>
            </office:change-info>
          </text:insertion>
        </text:changed-region>
        <text:changed-region xml:id="ct140413728990960" text:id="ct140413728990960">
          <text:insertion>
            <office:change-info>
              <dc:creator>David Bosschaert</dc:creator>
              <dc:date>2016-01-14T14:49:00</dc:date>
            </office:change-info>
          </text:insertion>
        </text:changed-region>
        <text:changed-region xml:id="ct140413708464752" text:id="ct140413708464752">
          <text:insertion>
            <office:change-info>
              <dc:creator>David Bosschaert</dc:creator>
              <dc:date>2016-01-14T14:50:00</dc:date>
            </office:change-info>
          </text:insertion>
        </text:changed-region>
        <text:changed-region xml:id="ct140413725276352" text:id="ct140413725276352">
          <text:insertion>
            <office:change-info>
              <dc:creator>David Bosschaert</dc:creator>
              <dc:date>2016-01-25T15:38:00</dc:date>
            </office:change-info>
          </text:insertion>
        </text:changed-region>
        <text:changed-region xml:id="ct140413717551184" text:id="ct140413717551184">
          <text:insertion>
            <office:change-info>
              <dc:creator>David Bosschaert</dc:creator>
              <dc:date>2016-01-25T15:39:00</dc:date>
            </office:change-info>
          </text:insertion>
        </text:changed-region>
        <text:changed-region xml:id="ct140413708880944" text:id="ct140413708880944">
          <text:insertion>
            <office:change-info>
              <dc:creator>David Bosschaert</dc:creator>
              <dc:date>2016-01-14T14:52:00</dc:date>
            </office:change-info>
          </text:insertion>
        </text:changed-region>
        <text:changed-region xml:id="ct140413728991264" text:id="ct140413728991264">
          <text:insertion>
            <office:change-info>
              <dc:creator>David Bosschaert</dc:creator>
              <dc:date>2016-01-14T14:52:00</dc:date>
            </office:change-info>
          </text:insertion>
        </text:changed-region>
        <text:changed-region xml:id="ct140413708670416" text:id="ct140413708670416">
          <text:deletion>
            <office:change-info>
              <dc:creator>David Bosschaert</dc:creator>
              <dc:date>2016-01-14T14:52:00</dc:date>
            </office:change-info>
            <text:p text:style-name="Body">,</text:p>
          </text:deletion>
        </text:changed-region>
        <text:changed-region xml:id="ct140413708670656" text:id="ct140413708670656">
          <text:insertion>
            <office:change-info>
              <dc:creator>David Bosschaert</dc:creator>
              <dc:date>2016-01-14T14:52:00</dc:date>
            </office:change-info>
          </text:insertion>
        </text:changed-region>
        <text:changed-region xml:id="ct140413706770656" text:id="ct140413706770656">
          <text:deletion>
            <office:change-info>
              <dc:creator>David Bosschaert</dc:creator>
              <dc:date>2016-01-14T14:52:00</dc:date>
            </office:change-info>
            <text:p text:style-name="Body">is</text:p>
          </text:deletion>
        </text:changed-region>
        <text:changed-region xml:id="ct140413708311760" text:id="ct140413708311760">
          <text:insertion>
            <office:change-info>
              <dc:creator>David Bosschaert</dc:creator>
              <dc:date>2016-01-14T14:10:00</dc:date>
            </office:change-info>
          </text:insertion>
        </text:changed-region>
        <text:changed-region xml:id="ct140413708488096" text:id="ct140413708488096">
          <text:insertion>
            <office:change-info>
              <dc:creator>David Bosschaert</dc:creator>
              <dc:date>2016-01-14T14:32:00</dc:date>
            </office:change-info>
          </text:insertion>
        </text:changed-region>
        <text:changed-region xml:id="ct140413729058512" text:id="ct140413729058512">
          <text:insertion>
            <office:change-info>
              <dc:creator>David Bosschaert</dc:creator>
              <dc:date>2016-01-14T14:30:00</dc:date>
            </office:change-info>
          </text:insertion>
        </text:changed-region>
        <text:changed-region xml:id="ct140413708847760" text:id="ct140413708847760">
          <text:insertion>
            <office:change-info>
              <dc:creator>David Bosschaert</dc:creator>
              <dc:date>2016-01-14T14:32:00</dc:date>
            </office:change-info>
          </text:insertion>
        </text:changed-region>
        <text:changed-region xml:id="ct140413708848000" text:id="ct140413708848000">
          <text:insertion>
            <office:change-info>
              <dc:creator>David Bosschaert</dc:creator>
              <dc:date>2016-01-14T14:33:00</dc:date>
            </office:change-info>
          </text:insertion>
        </text:changed-region>
        <text:changed-region xml:id="ct140413728994368" text:id="ct140413728994368">
          <text:insertion>
            <office:change-info>
              <dc:creator>David Bosschaert</dc:creator>
              <dc:date>2016-01-14T14:34:00</dc:date>
            </office:change-info>
          </text:insertion>
        </text:changed-region>
        <text:changed-region xml:id="ct140413716456592" text:id="ct140413716456592">
          <text:insertion>
            <office:change-info>
              <dc:creator>David Bosschaert</dc:creator>
              <dc:date>2016-01-14T14: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draw:frame draw:style-name="fr2" draw:name="graphics3" text:anchor-type="paragraph" svg:width="17.78cm" svg:height="7.893cm" draw:z-index="0"><draw:image xlink:href="Pictures/1000020100000427000001D8328612BC.png" xlink:type="simple" xlink:show="embed" xlink:actuate="onLoad"/></draw:frame></text:p>
      <text:p text:style-name="P42"><text:user-defined style:data-style-name="N0" text:name="RFC Title">RFC 215 - Object Conversion</text:user-defined></text:p>
      <text:p text:style-name="P42"><text:span text:style-name="T16">Draft<text:line-break/><text:line-break/></text:span><text:span text:style-name="T16"><text:page-count style:num-format="1">22</text:page-count></text:span><text:span text:style-name="T16"> Pages</text:span></text:p>
      <text:p text:style-name="P38"/>
      <text:p text:style-name="P37">Abstract</text:p>
      <text:p text:style-name="P38">Java is a type safe language that can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 based solutions are used.</text:p>
      <text:h text:style-name="P82" text:outline-level="1" text:restart-numbering="true" text:start-value="-1">Document Information</text:h>
      <text:h text:style-name="P54" text:outline-level="2">License</text:h>
      <text:p text:style-name="P45">DISTRIBUTION AND FEEDBACK LICENSE, Version 2.0</text:p>
      <text:p text:style-name="P1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0"/>
      <text:p text:style-name="P1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0"/>
      <text:p text:style-name="P1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0">NEITHER THE OSGi ALLIANCE NOR ANY THIRD PARTY WILL BE LIABLE FOR ANY DIRECT, INDIRECT, SPECIAL, INCIDENTAL OR CONSEQUENTIAL DAMAGES ARISING OUT OF OR RELATING TO ANY USE OR DISTRIBUTION OF THE DISTRIBUTION. </text:p>
      <text:p text:style-name="P10"/>
      <text:p text:style-name="P1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0"/>
      <text:p text:style-name="P1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0"/>
      <text:p text:style-name="P1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1"/>
      <text:p text:style-name="P11">I HEREBY ACKNOWLEDGE AND AGREE TO THE TERMS AND CONDITIONS DELINEATED ABOVE.</text:p>
      <text:h text:style-name="P54" text:outline-level="2">Trademarks</text:h>
      <text:p text:style-name="P4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4" text:outline-level="2">Feedback</text:h>
      <text:p text:style-name="Body"><text:span text:style-name="T20">This document can be downloaded from the OSGi Alliance design repository at </text:span><text:a xlink:type="simple" xlink:href="https://github.com/osgi/design" text:style-name="Internet_20_link" text:visited-style-name="Visited_20_Internet_20_Link"><text:span text:style-name="T20">https://github.com/osgi/design</text:span></text:a><text:span text:style-name="T20"> The public can provide feedback about this document by opening a bug at https://www.osgi.org/bugzilla/.</text:span></text:p>
      <text:h text:style-name="P5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6">0 Document Information<text:tab/>2</text:p>
          <text:p text:style-name="P78">0.1 License<text:tab/>2</text:p>
          <text:p text:style-name="P78">0.2 Trademarks<text:tab/>3</text:p>
          <text:p text:style-name="P78">0.3 Feedback<text:tab/>3</text:p>
          <text:p text:style-name="P78">0.4 Table of Contents<text:tab/>3</text:p>
          <text:p text:style-name="P78">0.5 Terminology and Document Conventions<text:tab/>4</text:p>
          <text:p text:style-name="P78">0.6 Revision History<text:tab/>4</text:p>
          <text:p text:style-name="P56">1 Introduction<text:tab/>5</text:p>
          <text:p text:style-name="P56">2 Application Domain<text:tab/>5</text:p>
          <text:p text:style-name="P61">2.1.1 Commons-Convert<text:tab/>6</text:p>
          <text:p text:style-name="P61">2.1.2 Google Guava<text:tab/>6</text:p>
          <text:p text:style-name="P61">2.1.3 Dozer<text:tab/>6</text:p>
          <text:p text:style-name="P78">2.2 Conversions<text:tab/>6</text:p>
          <text:p text:style-name="P78">2.3 Reflection<text:tab/>6</text:p>
          <text:p text:style-name="P78">2.4 Terminology + Abbreviations <text:tab/>7</text:p>
          <text:p text:style-name="P56">3 Problem Description<text:tab/>7</text:p>
          <text:p text:style-name="P56">4 Requirements<text:tab/>8</text:p>
          <text:p text:style-name="P78">4.1 General<text:tab/>8</text:p>
          <text:p text:style-name="P61">4.1.1 From Configurer RFP<text:tab/>8</text:p>
          <text:p text:style-name="P78">4.2 Maps<text:tab/>9</text:p>
          <text:p text:style-name="P78">4.3 DTOs<text:tab/>9</text:p>
          <text:p text:style-name="P78"><text:soft-page-break/>4.4 JSON<text:tab/>9</text:p>
          <text:p text:style-name="P56">5 Technical Solution<text:tab/>10</text:p>
          <text:p text:style-name="P78">5.1 Converter Service <text:tab/>10</text:p>
          <text:p text:style-name="P78">5.2 EncCodecr Service <text:tab/>11</text:p>
          <text:p text:style-name="P78">5.3 Use outside of OSGi<text:tab/>12</text:p>
          <text:p text:style-name="P61">5.3.1 Converter service via ServiceLoader<text:tab/>12</text:p>
          <text:p text:style-name="P61">5.3.2 Codec service via ServiceLoader<text:tab/>12</text:p>
          <text:p text:style-name="P78">5.4 Conversions<text:tab/>12</text:p>
          <text:p text:style-name="P61">5.4.1 Scalarsingle-value data types and List/Array/Set<text:tab/>13</text:p>
          <text:p text:style-name="P61">5.4.2 Arrays and Collections<text:tab/>15</text:p>
          <text:p text:style-name="P61">5.4.3 Complex data structures<text:tab/>16</text:p>
          <text:p text:style-name="P61">5.4.4 Adding support to existing OSGi types<text:tab/>17</text:p>
          <text:p text:style-name="P61">5.4.5 Special Cases<text:tab/>18</text:p>
          <text:p text:style-name="P56">6 Data Transfer Objects<text:tab/>18</text:p>
          <text:p text:style-name="P56">7 Javadoc<text:tab/>19</text:p>
          <text:p text:style-name="P56">8 Considered Alternatives<text:tab/>19</text:p>
          <text:p text:style-name="P56">9 Security Considerations<text:tab/>21</text:p>
          <text:p text:style-name="P56">10 Document Support<text:tab/>21</text:p>
          <text:p text:style-name="P78">10.1 References<text:tab/>21</text:p>
          <text:p text:style-name="P78">10.2 Author’s Address<text:tab/>21</text:p>
          <text:p text:style-name="P78">10.3 Acronyms and Abbreviations<text:tab/>22</text:p>
          <text:p text:style-name="P78">10.4 End of Document<text:tab/>22</text:p>
        </text:index-body>
      </text:table-of-content>
      <text:p text:style-name="P44"/>
      <text:h text:style-name="P54" text:outline-level="2">Terminology and Document Conventions</text:h>
      <text:p text:style-name="P44">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44"><text:span text:style-name="T21">Source code is shown in this typeface</text:span>.</text:p>
      <text:h text:style-name="P54" text:outline-level="2">Revision History</text:h>
      <text:p text:style-name="P44">The last named individual in this history is currently responsible for this document.</text:p>
      <text:p text:style-name="P44"/>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4">Revision</text:p>
            </table:table-cell>
            <table:table-cell table:style-name="Table1.A1" office:value-type="string">
              <text:p text:style-name="P34">Date</text:p>
            </table:table-cell>
            <table:table-cell table:style-name="Table1.C1" office:value-type="string">
              <text:p text:style-name="P34">Comments</text:p>
            </table:table-cell>
          </table:table-row>
        </table:table-header-rows>
        <table:table-row table:style-name="Table1.2">
          <table:table-cell table:style-name="Table1.A1" office:value-type="string">
            <text:p text:style-name="P41">Initial</text:p>
          </table:table-cell>
          <table:table-cell table:style-name="Table1.B2" office:value-type="date" office:date-value="2015-10-01">
            <text:p text:style-name="P41">01/10/15</text:p>
          </table:table-cell>
          <table:table-cell table:style-name="Table1.C1" office:value-type="string">
            <text:p text:style-name="P41">Initial version, from RFP, with some initial API proposals.</text:p>
          </table:table-cell>
        </table:table-row>
        <table:table-row table:style-name="Table1.2">
          <table:table-cell table:style-name="Table1.A3" office:value-type="float" office:value="0.1">
            <text:p text:style-name="P41">0.1</text:p>
          </table:table-cell>
          <table:table-cell table:style-name="Table1.B3" office:value-type="string">
            <text:p text:style-name="P41">January, 2016</text:p>
          </table:table-cell>
          <table:table-cell table:style-name="Table1.C3" office:value-type="string">
            <text:p text:style-name="P41">David Bosschaert, changes from Chicago F2F feedback.</text:p>
          </table:table-cell>
        </table:table-row>
        <table:table-row table:style-name="Table1.2">
          <table:table-cell table:style-name="Table1.A3" office:value-type="float" office:value="0.2">
            <text:p text:style-name="P41"><text:change-start text:change-id="ct140413708404480"/>0.2<text:change-end text:change-id="ct140413708404480"/></text:p>
          </table:table-cell>
          <table:table-cell table:style-name="Table1.B3" office:value-type="string">
            <text:p text:style-name="P41"><text:change-start text:change-id="ct140413708404960"/>Jan<text:change-end text:change-id="ct140413708404960"/><text:change-start text:change-id="ct140413708730880"/>uary, 2016<text:change-end text:change-id="ct140413708730880"/></text:p>
          </table:table-cell>
          <table:table-cell table:style-name="Table1.C3" office:value-type="string">
            <text:p text:style-name="P41"><text:change-start text:change-id="ct140413708515056"/>David Bosschaert, changes from Madrid F2F.<text:change-end text:change-id="ct140413708515056"/></text:p>
          </table:table-cell>
        </table:table-row>
      </table:table>
      <text:p text:style-name="P44"/>
      <text:h text:style-name="P81" text:outline-level="1"><text:soft-page-break/>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P46"><text:span text:style-name="T22">Java is a type safe language that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text:span><text:span text:style-name="T22">RFP investigates the issues that surrounding the use of type safe interfaces and DTOs where traditionally properties and other strings are used.</text:span> </text:p>
      <text:h text:style-name="P81" text:outline-level="1">Application Domain</text:h>
      <text:p text:style-name="P49">Today, many programs directly interface directly with the outside world through REST, HTTP, and other protocols that are frequently require conversion from strings or byte streams. Data conversion is an inherent part of writing software in a type safe language. In Java, converting strings to proper types or to convert one type to a more convenient type is often done manually. Any errors are then handled inline. </text:p>
      <text:p text:style-name="P49">A common problem is interacting with Javascript. Since Javascript has no user defined types, it can get away with relatively clean looking code; the same code in Java usually requires significantly more code due to the required conversions to the fine grained types of Java. This code bypasses the built-in facilities like fields and methods and instead defines constant key strings and embeds the knowledge of the types in a piece of code instead of relying on a central declaration that is then verified by the compiler.</text:p>
      <text:p text:style-name="Body"><text:span text:style-name="T23">In release 6, the OSGi Alliance introduced Data Transfer Objects (</text:span><text:span text:style-name="T14">DTOs</text:span><text:span text:style-name="T23">). DTOs are public objects without generics that only contain public fields based on simple types, arrays, and collections. <text:s/>In many ways DTOs replace Java beans. Java beans are hiding their fields and provide access methods but that separated the contract (the public interface) from the internal usage. Though this model has advantages in technical applications (many types, few fields) it tend to be a large overhead when there are relatively few types with lots of fields. i.e. the more common web applications. DTOs unify the specification with the data since the data is what is already public when it is sent to another process or serialized.</text:span></text:p>
      <text:p text:style-name="P49">By limiting the allowed data types in DTOs and ensuring they have no cycles they can be easily (de)serialized using JSON, providing easy interactions with Javascript.</text:p>
      <text:p text:style-name="Body"><text:span text:style-name="T23">In enRoute, a </text:span><text:span text:style-name="T14">DTO+</text:span><text:span text:style-name="T23"> is a DTO but it additionally allows many additional types and defines the rules for creating these types in a conversion.</text:span></text:p>
      <text:p text:style-name="P49"><text:soft-page-break/>In applications, a DTO provides the same role as a Javascript hash/object. In java, however, the fields are typed, providing type checks and content assist in the browser. However, there are similar needs to what Javascript provides when objects are used that way:</text:p>
      <text:list xml:id="list8579377616388719592" text:style-name="L1">
        <text:list-item>
          <text:p text:style-name="P63">Deep copy – Create two DTOs that are equal but do not share any instances</text:p>
        </text:list-item>
        <text:list-item>
          <text:p text:style-name="P63">Deep equals – Compare two DTOs for equality</text:p>
        </text:list-item>
        <text:list-item>
          <text:p text:style-name="P63">Shallow copy – Create a new DTO but share the fields</text:p>
        </text:list-item>
        <text:list-item>
          <text:p text:style-name="P63">Diff – Calculate the difference between 2 DTOs, providing where and why the the objects are different.</text:p>
        </text:list-item>
        <text:list-item>
          <text:p text:style-name="P62"><text:span text:style-name="T23">Path based access – Provide a path based access into a DTO. E.g. a path can be </text:span><text:span text:style-name="Example"><text:span text:style-name="T23">foo.4.abc</text:span></text:span></text:p>
        </text:list-item>
      </text:list>
      <text:p text:style-name="Body">Several libraries exist which provide a similar form of type conversion.</text:p>
      <text:h text:style-name="Heading_20_3" text:outline-level="3">Commons-Convert</text:h>
      <text:p text:style-name="Body">“Commons-Convert is a library dedicated to the task of converting an object of one type to another. The library is ideal for scripting languages or any application that needs to convert (or coerce) one Java object type to another.” <text:s/>(<text:a xlink:type="simple" xlink:href="http://commons.apache.org/sandbox/commons-convert" text:style-name="Internet_20_link" text:visited-style-name="Visited_20_Internet_20_Link">http://commons.apache.org/sandbox/commons-convert</text:a>)</text:p>
      <text:h text:style-name="Heading_20_3" text:outline-level="3">Google Guava</text:h>
      <text:p text:style-name="Body">Google Guava (<text:a xlink:type="simple" xlink:href="https://github.com/google/guava" text:style-name="Internet_20_link" text:visited-style-name="Visited_20_Internet_20_Link">https://github.com/google/guava</text:a>) Converter API (<text:a xlink:type="simple" xlink:href="http://docs.guava-libraries.googlecode.com/git/javadoc/com/google/common/base/Converter.html" text:style-name="Internet_20_link" text:visited-style-name="Visited_20_Internet_20_Link">http://docs.guava-libraries.googlecode.com/git/javadoc/com/google/common/base/Converter.html</text:a>)</text:p>
      <text:h text:style-name="Heading_20_3" text:outline-level="3">Dozer</text:h>
      <text:p text:style-name="Body">“Dozer is a Java Bean to Java Bean mapper that recursively copies data from one object to another. Typically, these Java Beans will be of different complex types.” (<text:a xlink:type="simple" xlink:href="http://dozer.sourceforge.net/" text:style-name="Internet_20_link" text:visited-style-name="Visited_20_Internet_20_Link">http://dozer.sourceforge.net</text:a>)</text:p>
      <text:h text:style-name="P55" text:outline-level="2">Conversions</text:h>
      <text:p text:style-name="Body"><text:span text:style-name="T23">The Java language has the concept of a </text:span><text:span text:style-name="T14">type</text:span><text:span text:style-name="T23">. A type is defined by either a class or one of the generic types.</text:span></text:p>
      <text:p text:style-name="Body"><text:span text:style-name="T23">The first level of conversion of a </text:span><text:span text:style-name="T15">value</text:span><text:span text:style-name="T23"> is limited to </text:span><text:span text:style-name="T14">simple types</text:span>. Simple types are either booleans, characters, numbers, and String. Simple types do not use generics and have no cardinality, they are immutable. For example, converting a <text:span text:style-name="Example">String</text:span> to an <text:span text:style-name="Example">int</text:span>. In general the developer that is writing the conversion expects a specific type as input and then calls an appropriate method to do the actual conversion: <text:s/><text:span text:style-name="Example">int integer = Integer.valueOf(string)</text:span>. </text:p>
      <text:p text:style-name="Body">The second level are <text:span text:style-name="T14">cardinal</text:span> types:</text:p>
      <text:list xml:id="list4237573324374859903" text:style-name="L2">
        <text:list-item>
          <text:p text:style-name="P64"><text:span text:style-name="T14">Collection</text:span> – An enumeration of zero or more values.</text:p>
        </text:list-item>
        <text:list-item>
          <text:p text:style-name="P64"><text:span text:style-name="T14">Arrays</text:span> – An enumeration of zero or more values.</text:p>
        </text:list-item>
        <text:list-item>
          <text:p text:style-name="P64"><text:span text:style-name="T14">Map</text:span> – A mapping from one value to another value</text:p>
        </text:list-item>
      </text:list>
      <text:h text:style-name="P55" text:outline-level="2">Reflection</text:h>
      <text:p text:style-name="P49">Java is a type safe language that provides access to the type information during runtime. This information is quite extensive and includes generic type information. Though it is impossible to know the type parameters are for an <text:soft-page-break/>object from a generic class, the places where a generic type is used (a call, extending, method arguments, return type) actually do contain the full generic signatures. </text:p>
      <text:p text:style-name="Body"><text:span text:style-name="T23">Java does not have a built in concept to create a </text:span><text:span text:style-name="T14">type reference </text:span><text:span text:style-name="T23">for generic types since an instance does not contain the generic information it was compiled with, this information is erased. A common pattern to provide a generic type signature is to create a </text:span><text:span text:style-name="Example"><text:span text:style-name="T23">TypeReference&lt;T&gt;</text:span></text:span><text:span text:style-name="T23"> class. To create a reference, an inner subclass is created that then encodes the T in its generic signature for the super relation:</text:span></text:p>
      <text:p text:style-name="P50">new TypeReference&lt;List&lt;Map&lt;Pair&lt;Integer,String&gt;,String&gt;&gt;() {}</text:p>
      <text:p text:style-name="Body"><text:span text:style-name="T23">The <text:s/>TypeReference class then can inspect this information and provides the desired type information with a </text:span><text:span text:style-name="Example"><text:span text:style-name="T23">Type getType()</text:span></text:span><text:span text:style-name="T23"> method.</text:span></text:p>
      <text:p text:style-name="P49">Libraries like the bnd Converter can use the reflective information to create another object of a desired type. For example:</text:p>
      <text:p text:style-name="P50">byte[] barray = Converter.cnv( byte[].class, “1”); // new byte[]{1}</text:p>
      <text:p text:style-name="P50">List&lt;Short&gt; shorts = Converter.cnv( </text:p>
      <text:p text:style-name="P50"><text:s text:c="6"/>new TypeReference&lt;List&lt;Short&gt;&gt;(){}, new String[]{“1”,”2”}); // [1, 2]</text:p>
      <text:p text:style-name="P50">FooConfig fooConfig = Converter.cnv( FooConfig.class, map );</text:p>
      <text:p text:style-name="P50">Map&lt;String,Object&gt; map = Converter.cnv( </text:p>
      <text:p text:style-name="P50"><text:s text:c="6"/>new TypeReference&lt;Map&lt;String,Object&gt;&gt;(){}, dto );</text:p>
      <text:p text:style-name="Body"><text:span text:style-name="T23">The bnd JSON Codec extend this model to </text:span><text:span text:style-name="T14">JSON</text:span><text:span text:style-name="T23">. JSON is a syntax to transfer data with only a limited set of types: string, booleans, numbers, arrays, and maps. In general, it is straightforward to map a DTO+ to JSON stream since Java has so much more type information than is required. However, the bnd JSON Codec can take an input stream and a DTO+ and map the JSON input stream to the fields and types defined in the DTO, recursively. <text:s/>Since these types contain the full generic information it is possible to support quite rich DTO+ objects.</text:span></text:p>
      <text:h text:style-name="Heading_20_2" text:outline-level="2">Terminology + Abbre<text:span text:style-name="T3">viations </text:span></text:h>
      <text:list xml:id="list7011780148592756236" text:style-name="L3">
        <text:list-item>
          <text:p text:style-name="P65">DTO+ – a DTO with an identity.</text:p>
        </text:list-item>
      </text:list>
      <text:p text:style-name="P43"/>
      <text:h text:style-name="P81" text:outline-level="1">Problem Description</text:h>
      <text:p text:style-name="Body">Experience shows clearly that leveraging the Java type system more and reducing the use of key constants and DSLs in the code can increase the productivity of developers significantly. Java is an excellent language to act as <text:soft-page-break/>a specification language, which the huge benefit that it can be executed and is extensively supported by IDEs like Eclipse and Intellij. </text:p>
      <text:p text:style-name="Body">The DTO model is already powerful in replacing where properties were used but requires more extensive support to match capabilities in Javascript, but then in a type safe way.</text:p>
      <text:p text:style-name="Body">However, moving to a more type safe use of Java requires a powerful and flexible data handling that currently lacks. This RFP therefore is seeking proposals for a service that provides the following services:</text:p>
      <text:list xml:id="list951490120985709805" text:style-name="L4">
        <text:list-item>
          <text:p text:style-name="P68">General any-to-any type conversion </text:p>
        </text:list-item>
        <text:list-item>
          <text:p text:style-name="P68">Extension to the DTO model that allows more types to be used in its fields</text:p>
        </text:list-item>
        <text:list-item>
          <text:p text:style-name="P68">Extension to the DTO that provides DTOs with an identity and if applicable comparable.</text:p>
        </text:list-item>
        <text:list-item>
          <text:p text:style-name="P68">DTO support for copying, <text:span text:style-name="T3">equals, and diffing</text:span></text:p>
        </text:list-item>
        <text:list-item>
          <text:p text:style-name="P66">JSON encoding/decoding</text:p>
        </text:list-item>
      </text:list>
      <text:h text:style-name="P81" text:outline-level="1">Requirements</text:h>
      <text:h text:style-name="Heading_20_2" text:outline-level="2">General</text:h>
      <text:list xml:id="list2972909885992796621" text:style-name="L5">
        <text:list-item>
          <text:p text:style-name="P69">G0010 – Provide a service that can convert any object to a given type. The specification must clearly outline what conversions are possible but must at least allow the simple types, maps, collections, and arrays.</text:p>
        </text:list-item>
        <text:list-item>
          <text:p text:style-name="P69">G0020 – Provide a type reference class</text:p>
        </text:list-item>
        <text:list-item>
          <text:p text:style-name="P69">G0030 – It must be possible to specify the destination type with a class, a generic type (Type&lt;T&gt;), or a type reference. </text:p>
        </text:list-item>
        <text:list-item>
          <text:p text:style-name="P69">G0040 – It must be possible to convert Strings to popular Java types like Pattern, File, Date, Java Date/Time, UUID, et al. The specification must clearly define the rules for these classes.</text:p>
        </text:list-item>
        <text:list-item>
          <text:p text:style-name="P69">G0045 – It must be possible to convert EventAdmin Event objects and Service Reference objects to Map&lt;String,Object&gt;</text:p>
        </text:list-item>
        <text:list-item>
          <text:p text:style-name="P69">G0050 – The solution should be usable outside of an OSGi Framework, <text:span text:style-name="T8">i.e.</text:span> in plain Java environment.<text:change-start text:change-id="ct140413716742272"/></text:p>
        </text:list-item>
      </text:list>
      <text:h text:style-name="Heading_20_3" text:outline-level="3">From Configurer RFP</text:h>
      <text:list xml:id="list83484667" text:continue-numbering="true" text:style-name="L5">
        <text:list-item>
          <text:p text:style-name="P69">G0250 – It must be possible to use [substitute] information from the local system, for example passwords, if permitted.<text:change-end text:change-id="ct140413716742272"/></text:p>
        </text:list-item>
      </text:list>
      <text:h text:style-name="Heading_20_2" text:outline-level="2"><text:soft-page-break/>Maps</text:h>
      <text:list xml:id="list311250694" text:continue-numbering="true" text:style-name="L5">
        <text:list-item>
          <text:p text:style-name="P69">M0010 – It must be possible to convert a Map or Dictionary to an interface where the method names are used as keys</text:p>
        </text:list-item>
        <text:list-item>
          <text:p text:style-name="P69">M0020 – It must be possible to convert a DTO+ to a Map&lt;String,Object&gt; and vice versa</text:p>
        </text:list-item>
      </text:list>
      <text:h text:style-name="Heading_20_2" text:outline-level="2">DTOs</text:h>
      <text:list xml:id="list1559007529" text:continue-numbering="true" text:style-name="L5">
        <text:list-item>
          <text:p text:style-name="P69">D0005 – It must be possible to assign an identity to a DTO. This shall be referred to as a DTO+.</text:p>
        </text:list-item>
        <text:list-item>
          <text:p text:style-name="P69">D0010 – It must be possible to diff two objects of the same type returning information where the DTO+'s differ and in what way.</text:p>
        </text:list-item>
        <text:list-item>
          <text:p text:style-name="P69">D0020 – Provide a proper deepEquals that assumes DTO+</text:p>
        </text:list-item>
        <text:list-item>
          <text:p text:style-name="P69">D0030 – Provide a way for types to handle conversion from and to strings for non-specified types</text:p>
        </text:list-item>
        <text:list-item>
          <text:p text:style-name="P69">D0040 – Provide a way to set/get fields from a DTO+ through a string path.</text:p>
        </text:list-item>
        <text:list-item>
          <text:p text:style-name="P69">D0050 – Provide a base class for identity DTO+s</text:p>
        </text:list-item>
        <text:list-item>
          <text:p text:style-name="P69">D0060 – Provide a compare function for identity DTOs that have a primary key that is comparable</text:p>
        </text:list-item>
        <text:list-item>
          <text:p text:style-name="P69">D0070 – Provide a way to find out if a DTO+ is complex</text:p>
        </text:list-item>
        <text:list-item>
          <text:p text:style-name="P69">D0080 – Provide a way to find out an object is <text:s/>DTO+</text:p>
        </text:list-item>
        <text:list-item>
          <text:p text:style-name="P69">D0090 – Provide a way to verify that an object is a DTO+ and has no cycles</text:p>
        </text:list-item>
        <text:list-item>
          <text:p text:style-name="P69">D0100 – Provide a deep copy routine for a DTO+</text:p>
        </text:list-item>
        <text:list-item>
          <text:p text:style-name="P69">D0110 – Provide a shallow copy routine for a DTO+</text:p>
        </text:list-item>
      </text:list>
      <text:h text:style-name="Heading_20_2" text:outline-level="2">JSON</text:h>
      <text:list xml:id="list282836772" text:continue-numbering="true" text:style-name="L5">
        <text:list-item>
          <text:p text:style-name="P69">J0010 – Provide a JSON encoder and decoder that uses the conversion rules for the conversion from JSON types to destination types</text:p>
        </text:list-item>
        <text:list-item>
          <text:p text:style-name="P69">J0020 – JSON decoding must be able to provide a value without specifying any type for the destination</text:p>
        </text:list-item>
        <text:list-item>
          <text:p text:style-name="P69">J0030 – The output must be an OutputStream, Appendable, or String</text:p>
        </text:list-item>
        <text:list-item>
          <text:p text:style-name="P69">J0040 – The input must be an InputStream, Readable, or String</text:p>
        </text:list-item>
        <text:list-item>
          <text:p text:style-name="P69">J0050 – It must be possible to pretty print the output</text:p>
        </text:list-item>
        <text:list-item>
          <text:p text:style-name="P69">J0055 – It must be possible to generate canonical, compact output</text:p>
        </text:list-item>
        <text:list-item>
          <text:p text:style-name="P69">J0060 – It must be possible to specify the output character set for a stream</text:p>
        </text:list-item>
        <text:list-item>
          <text:p text:style-name="P69"><text:soft-page-break/>J0070 – It must be possible to specify if nulls are outputed or not</text:p>
        </text:list-item>
        <text:list-item>
          <text:p text:style-name="P67">J0080 – It must be possible to add hook to the conversions for custom types for encoding and decoding</text:p>
        </text:list-item>
      </text:list>
      <text:h text:style-name="P81" text:outline-level="1">Technical Solution</text:h>
      <text:p text:style-name="Body">The solution centers around services to support the conversions: the Converter service which can convert objects from one type to another, and the Encoder service which can encode/decode a specific serialized format.</text:p>
      <text:p text:style-name="Body">This RFC also defines a mechanism to use these services from a non-OSGi environment.</text:p>
      <text:h text:style-name="Heading_20_2" text:outline-level="2">Converter Service </text:h>
      <text:p text:style-name="Body">The <text:span text:style-name="T1">Converter </text:span>service is used to start a conversion. The service will be obtained from the service registry as normal. The conversion is then completed via the Converting interface that has methods to specify the target type.</text:p>
      <text:p text:style-name="P1"><text:span text:style-name="T13">public</text:span><text:span text:style-name="T3"> </text:span><text:span text:style-name="T13">interface</text:span><text:span text:style-name="T3"> Converter {</text:span></text:p>
      <text:p text:style-name="P2"/>
      <text:p text:style-name="P2"><text:s text:c="4"/>Converting convert(Object obj);</text:p>
      <text:p text:style-name="P2"/>
      <text:p text:style-name="P3">}</text:p>
      <text:p text:style-name="P3"/>
      <text:p text:style-name="P1"><text:span text:style-name="T13">public</text:span><text:span text:style-name="T3"> </text:span><text:span text:style-name="T13">interface</text:span><text:span text:style-name="T3"> Converting {</text:span></text:p>
      <text:p text:style-name="P9"/>
      <text:p text:style-name="P9"><text:s text:c="4"/>&lt;T&gt; T to(Class&lt;T&gt; clazz)</text:p>
      <text:p text:style-name="P9"/>
      <text:p text:style-name="P9"><text:s text:c="4"/>&lt;T&gt; T to(TypeReference&lt;T&gt; ref) // to capture the generics of type T</text:p>
      <text:p text:style-name="P9"/>
      <text:p text:style-name="P9"><text:s text:c="4"/>Object to(Type type) // for use with reflection</text:p>
      <text:p text:style-name="P9">}</text:p>
      <text:p text:style-name="P9"/>
      <text:p text:style-name="Body">The <text:span text:style-name="T1">TypeReference</text:span> class mentioned here is used to obtain Java Generics informaton at runtime. <text:change-start text:change-id="ct140413716965264"/>It is defined later in this document.<text:change-end text:change-id="ct140413716965264"/><text:change text:change-id="ct140413708379936"/></text:p>
      <text:p text:style-name="Body"><office:annotation office:name="__Annotation__4023_923006322"><dc:creator>David Bosschaert</dc:creator><dc:date>2016-01-04T17:14:12</dc:date><text:p text:style-name="P83"><text:span text:style-name="T35">Tim Ward made this comment, need to work out an example as a starting point.</text:span></text:p></office:annotation>TODO Consider use of stream-based approach to generate resulting objects (e.g. create an Event using a Lambda).<office:annotation-end office:name="__Annotation__4023_923006322"/></text:p>
      <text:h text:style-name="Heading_20_2" text:outline-level="2"><text:change text:change-id="ct140413708473248"/><text:change-start text:change-id="ct140413708707776"/><text:soft-page-break/>C<text:change-end text:change-id="ct140413708707776"/>ode<text:change-start text:change-id="ct140413708193984"/>c<text:change-end text:change-id="ct140413708193984"/><text:change text:change-id="ct140413716724864"/> Service </text:h>
      <text:p text:style-name="Body">The <text:change text:change-id="ct140413708975824"/><text:change-start text:change-id="ct140413708749152"/><text:span text:style-name="T1">Codec</text:span><text:change-end text:change-id="ct140413708749152"/> service can be used to encode a given object in a certain representation, for example JSON<text:change-start text:change-id="ct140413708980816"/>, YAML<text:change-end text:change-id="ct140413708980816"/> or XML. The <text:change text:change-id="ct140413708981008"/><text:change-start text:change-id="ct140413706783408"/><text:span text:style-name="T1">Codec</text:span><text:change-end text:change-id="ct140413706783408"/> service can also decode the representation it produced. A single <text:change text:change-id="ct140413708882752"/><text:change-start text:change-id="ct140413706787232"/><text:span text:style-name="T1">Codec</text:span><text:change-end text:change-id="ct140413706787232"/> service can encode/decode only a single format. To support multiple encoding formats register multiple services.</text:p>
      <text:p text:style-name="P1"><text:span text:style-name="T13">public</text:span><text:span text:style-name="T3"> </text:span><text:span text:style-name="T13">interface</text:span><text:span text:style-name="T3"> </text:span><text:change text:change-id="ct140413716686672"/><text:change-start text:change-id="ct140413717269824"/><text:span text:style-name="T3">C</text:span><text:change-end text:change-id="ct140413717269824"/><text:span text:style-name="T3">ode</text:span><text:change-start text:change-id="ct140413717123744"/><text:span text:style-name="T3">c</text:span><text:change-end text:change-id="ct140413717123744"/><text:change text:change-id="ct140413708708480"/><text:span text:style-name="T3"> {</text:span></text:p>
      <text:p text:style-name="P2"/>
      <text:p text:style-name="P2"><text:change text:change-id="ct140413708506272"/><text:s text:c="4"/>&lt;T&gt; Decoding&lt;T&gt; decode(Class&lt;T&gt; cls);</text:p>
      <text:p text:style-name="P2"><text:s text:c="4"/>&lt;T&gt; Decoding&lt;T&gt; decode(TypeReference&lt;T&gt; ref);</text:p>
      <text:p text:style-name="P2"><text:s text:c="4"/>Decoding&lt;?&gt; decode(Type type);</text:p>
      <text:p text:style-name="P2"/>
      <text:p text:style-name="P2"><text:s text:c="4"/>Encoding encode(Object obj);</text:p>
      <text:p text:style-name="P3">}</text:p>
      <text:p text:style-name="P3"/>
      <text:p text:style-name="P3"><text:change text:change-id="ct140413708749344"/>public interface Decoding&lt;T&gt;<text:change text:change-id="ct140413717269552"/> {<text:change-start text:change-id="ct140413708473440"/></text:p>
      <text:p text:style-name="P3"><text:s text:c="4"/>Decoding&lt;T&gt; ignoreNull();<text:line-break/> <text:s text:c="3"/>Decoding&lt;T&gt; withNull();</text:p>
      <text:p text:style-name="P3"><text:change-end text:change-id="ct140413708473440"/></text:p>
      <text:p text:style-name="P2"><text:s text:c="4"/>T from(InputStream in);<text:change-start text:change-id="ct140413708883024"/> // <text:change-end text:change-id="ct140413708883024"/><text:change-start text:change-id="ct140413627280896"/>uses UTF-8<text:change-end text:change-id="ct140413627280896"/></text:p>
      <text:p text:style-name="P2"><text:s text:c="4"/>T from(InputStream in, String charset);</text:p>
      <text:p text:style-name="P2"><text:s text:c="4"/>T from(Read<text:change-start text:change-id="ct140413706743824"/>abl<text:change-end text:change-id="ct140413706743824"/>e<text:change text:change-id="ct140413706744016"/> in);<text:change text:change-id="ct140413729074464"/></text:p>
      <text:p text:style-name="P2"><text:s text:c="4"/>T from(CharSequence in);</text:p>
      <text:p text:style-name="P3">}</text:p>
      <text:p text:style-name="P3"/>
      <text:p text:style-name="P3">public interface Encoding<text:change text:change-id="ct140413716695248"/> {</text:p>
      <text:p text:style-name="P3"><text:change-start text:change-id="ct140413708498176"/><text:s text:c="4"/>Encoding ignoreNull();<text:line-break/> <text:s text:c="3"/>Encoding withNull();</text:p>
      <text:p text:style-name="P3"><text:change-end text:change-id="ct140413708498176"/><text:s text:c="4"/><text:change-start text:change-id="ct140413708828672"/>Encoding compact();<text:line-break/> <text:s text:c="3"/><text:change-end text:change-id="ct140413708828672"/>Encoding pretty();</text:p>
      <text:p text:style-name="P3"/>
      <text:p text:style-name="P2"><text:s text:c="4"/>void to(OutputStream out);<text:change-start text:change-id="ct140413708166480"/> // uses UTF-8<text:change-end text:change-id="ct140413708166480"/></text:p>
      <text:p text:style-name="P2"><text:s text:c="4"/>void to(OutputStream out, String charset);</text:p>
      <text:p text:style-name="P2"><text:s text:c="4"/><text:change text:change-id="ct140413716673248"/><text:change-start text:change-id="ct140413716673440"/>Appendable<text:change-end text:change-id="ct140413716673440"/> to(Appendable out);</text:p>
      <text:p text:style-name="P2"><text:s text:c="4"/>String <text:change text:change-id="ct140413706779920"/><text:change-start text:change-id="ct140413706780160"/>toString<text:change-end text:change-id="ct140413706780160"/>();</text:p>
      <text:p text:style-name="P3">}</text:p>
      <text:p text:style-name="P3"/>
      <text:p text:style-name="Body"><text:change-start text:change-id="ct140413708067888"/>Note that the APIs that work on streams do not close the stream after their operation. A stream can easily be closed via the try-with-resources mechanism.</text:p>
      <text:p text:style-name="Body"><text:change-end text:change-id="ct140413708067888"/>The above API can be used it like this:</text:p>
      <text:p text:style-name="P2">String encoded = <text:change text:change-id="ct140413708814368"/>code<text:change-start text:change-id="ct140413708814560"/>c<text:change-end text:change-id="ct140413708814560"/><text:change text:change-id="ct140413717410416"/>.encode(myObj).pretty().ignoreNull().result();</text:p>
      <text:p text:style-name="P3"/>
      <text:h text:style-name="Heading_20_2" text:outline-level="2"><text:soft-page-break/>Use outside of OSGi</text:h>
      <text:p text:style-name="P16"><text:change-start text:change-id="ct140413710928880"/>Services defined in this specification can also be obtained via the <text:span text:style-name="T1">java.util.ServiceLoader</text:span> API for use-cases where an OSGi Service Registry is not available. Such usage is defined in this section.</text:p>
      <text:p text:style-name="P16"/>
      <text:p text:style-name="P16">Note this section only applies to use outside of OSGi. When running in an OSGi framework these services are available from the Service Registry.</text:p>
      <text:p text:style-name="P16"/>
      <text:h text:style-name="Heading_20_3" text:outline-level="3">Converter service via ServiceLoader</text:h>
      <text:p text:style-name="P16">A instance of the Converter service can be looked up via the <text:span text:style-name="T1">ServiceLoader.load(Converter.class)</text:span> method.</text:p>
      <text:p text:style-name="P16"/>
      <text:h text:style-name="Heading_20_3" text:outline-level="3">Codec service via ServiceLoader</text:h>
      <text:p text:style-name="P16">As a number of different <text:span text:style-name="T1">Codec</text:span> services can be available at run-time, each for a specific target type, the <text:span text:style-name="T1">Codec</text:span> service is obtained via the <text:span text:style-name="T1">CodecFactory</text:span> service when used with the <text:span text:style-name="T1">java.util.ServiceLoader</text:span><text:span text:style-name="T11"> to select the encoding to be used:</text:span></text:p>
      <text:p text:style-name="P2"/>
      <text:p text:style-name="P2">public interface CodecFactory {</text:p>
      <text:p text:style-name="P2"><text:s text:c="4"/>Codec getCodecByName(String name); // e.g. “Joe's Codec”</text:p>
      <text:p text:style-name="P2"><text:s text:c="4"/>Codec getCodecByType(String type); // e.g. “YAML”</text:p>
      <text:p text:style-name="P2">}</text:p>
      <text:p text:style-name="P2"/>
      <text:p text:style-name="P14">With the CodecFactory obtain the desired codec as follows:</text:p>
      <text:p text:style-name="P2"/>
      <text:p text:style-name="P2">Codec getCodec(String type) {</text:p>
      <text:p text:style-name="P2"><text:s text:c="4"/>ServiceLoader&lt;CodecFactory&gt; sl = ServiceLoader.load(CodecFactory.class);</text:p>
      <text:p text:style-name="P2"><text:s text:c="4"/>for (CodecFactory cf : sl) {</text:p>
      <text:p text:style-name="P2"><text:s text:c="8"/>Codec codec = cf.getCodecByType(type);</text:p>
      <text:p text:style-name="P2"><text:s text:c="8"/>if (codec != null) {</text:p>
      <text:p text:style-name="P2"><text:s text:c="12"/>return codec;</text:p>
      <text:p text:style-name="P2"><text:s text:c="8"/>}</text:p>
      <text:p text:style-name="P2"><text:s text:c="4"/>}</text:p>
      <text:p text:style-name="P2"><text:s text:c="4"/>return null; // Requested codec not found</text:p>
      <text:p text:style-name="P2">}</text:p>
      <text:p text:style-name="P16"><text:change-end text:change-id="ct140413710928880"/></text:p>
      <text:h text:style-name="Heading_20_2" text:outline-level="2">Conversions</text:h>
      <text:p text:style-name="Body">The following conversions will be supported.</text:p>
      <text:p text:style-name="Body"/>
      <text:h text:style-name="P4" text:outline-level="3">S<text:change-start text:change-id="ct140413710930032"/>calars<text:change-end text:change-id="ct140413710930032"/><text:change text:change-id="ct140413710928112"/></text:h>
      <text:p text:style-name="Body">If an a runtime type is the same as the target type <text:change-start text:change-id="ct140413710902544"/>or a subtype of it <text:change-end text:change-id="ct140413710902544"/>no conversion is needed and hence this is not mentioned in this table.</text:p>
      <text:p text:style-name="Body">The following table is based on the table from the Declarative Service Specification <text:span text:style-name="T14">Coercion from Property Value to Method Type </text:span><text:span text:style-name="T23">112.10 and aims to be backward compatible with that specification.</text:span></text:p>
      <table:table table:name="Table6" table:style-name="Table6">
        <table:table-column table:style-name="Table6.A" table:number-columns-repeated="6"/>
        <table:table-column table:style-name="Table6.G"/>
        <table:table-row>
          <table:table-cell table:style-name="Table6.A1" office:value-type="string">
            <text:p text:style-name="Table_20_Contents">↓ dest / src <text:span text:style-name="T24">→</text:span> </text:p>
          </table:table-cell>
          <table:table-cell table:style-name="Table6.A1" office:value-type="string">
            <text:p text:style-name="Table_20_Contents">String</text:p>
          </table:table-cell>
          <table:table-cell table:style-name="Table6.A1" office:value-type="string">
            <text:p text:style-name="Table_20_Contents">Boolean</text:p>
          </table:table-cell>
          <table:table-cell table:style-name="Table6.A1" office:value-type="string">
            <text:p text:style-name="Table_20_Contents">Character</text:p>
          </table:table-cell>
          <table:table-cell table:style-name="Table6.A1" office:value-type="string">
            <text:p text:style-name="P26">Number</text:p>
          </table:table-cell>
          <table:table-cell table:style-name="Table6.A1" office:value-type="string">
            <text:p text:style-name="Table_20_Contents">null</text:p>
          </table:table-cell>
          <table:table-cell table:style-name="Table6.G1" office:value-type="string">
            <text:p text:style-name="Table_20_Contents">empty Collection/Array</text:p>
          </table:table-cell>
        </table:table-row>
        <table:table-row>
          <table:table-cell table:style-name="Table6.A2" office:value-type="string">
            <text:p text:style-name="Table_20_Contents">String </text:p>
          </table:table-cell>
          <table:table-cell table:style-name="Table6.A2" office:value-type="string">
            <text:p text:style-name="Table_20_Contents">v</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null</text:p>
          </table:table-cell>
          <table:table-cell table:style-name="Table6.G2" office:value-type="string">
            <text:p text:style-name="Table_20_Contents">“”</text:p>
          </table:table-cell>
        </table:table-row>
        <table:table-row>
          <table:table-cell table:style-name="Table6.A2" office:value-type="string">
            <text:p text:style-name="Table_20_Contents">boolean </text:p>
          </table:table-cell>
          <table:table-cell table:style-name="Table6.A2" office:value-type="string">
            <text:p text:style-name="Table_20_Contents">Boolean.<text:line-break/> <text:s/>parseBoolean(v)</text:p>
          </table:table-cell>
          <table:table-cell table:style-name="Table6.A2" office:value-type="string">
            <text:p text:style-name="Table_20_Contents">v.booleanValue()</text:p>
          </table:table-cell>
          <table:table-cell table:style-name="Table6.A2" office:value-type="string">
            <text:p text:style-name="Table_20_Contents">v.charValue() != 0</text:p>
          </table:table-cell>
          <table:table-cell table:style-name="Table6.A2" office:value-type="string">
            <text:p text:style-name="Table_20_Contents">v.<text:span text:style-name="T14">number</text:span>Value() != 0</text:p>
          </table:table-cell>
          <table:table-cell table:style-name="Table6.F3" office:value-type="boolean" office:boolean-value="false">
            <text:p text:style-name="Table_20_Contents">FALSE</text:p>
          </table:table-cell>
          <table:table-cell table:style-name="Table6.G3" office:value-type="boolean" office:boolean-value="false">
            <text:p text:style-name="Table_20_Contents">FALSE</text:p>
          </table:table-cell>
        </table:table-row>
        <table:table-row>
          <table:table-cell table:style-name="Table6.A2" office:value-type="string">
            <text:p text:style-name="Table_20_Contents">char</text:p>
          </table:table-cell>
          <table:table-cell table:style-name="Table6.A2" office:value-type="string">
            <text:p text:style-name="Table_20_Contents">v.lenght() &gt; 0 </text:p>
            <text:p text:style-name="Table_20_Contents">v.charAt(0) : 0</text:p>
          </table:table-cell>
          <table:table-cell table:style-name="Table6.A2" office:value-type="string">
            <text:p text:style-name="Table_20_Contents">v.booleanValue()</text:p>
          </table:table-cell>
          <table:table-cell table:style-name="Table6.A2" office:value-type="string">
            <text:p text:style-name="Table_20_Contents">v.charValue()</text:p>
          </table:table-cell>
          <table:table-cell table:style-name="Table6.A2" office:value-type="string">
            <text:p text:style-name="Table_20_Contents">(char) v.<text:span text:style-name="T14">number</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26">number</text:p>
          </table:table-cell>
          <table:table-cell table:style-name="Table6.A2" office:value-type="string">
            <text:p text:style-name="Table_20_Contents"><text:span text:style-name="T14">Number</text:span>.</text:p>
            <text:p text:style-name="Table_20_Contents">parse<text:span text:style-name="T14">Number</text:span>(v)</text:p>
          </table:table-cell>
          <table:table-cell table:style-name="Table6.A2" office:value-type="string">
            <text:p text:style-name="Table_20_Contents">v.booleanValue() ? </text:p>
            <text:p text:style-name="Table_20_Contents">1 : 0</text:p>
          </table:table-cell>
          <table:table-cell table:style-name="Table6.A2" office:value-type="string">
            <text:p text:style-name="Table_20_Contents">(number) v.charValue()</text:p>
          </table:table-cell>
          <table:table-cell table:style-name="Table6.A2" office:value-type="string">
            <text:p text:style-name="Table_20_Contents">v.<text:span text:style-name="T14">number</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28">Class</text:p>
          </table:table-cell>
          <table:table-cell table:style-name="Table6.A2" office:value-type="string">
            <text:p text:style-name="Table_20_Contents">Bundle.loadClass(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26">EnumType</text:p>
          </table:table-cell>
          <table:table-cell table:style-name="Table6.A2" office:value-type="string">
            <text:p text:style-name="Table_20_Contents"><text:span text:style-name="T14">EnumType</text:span>.</text:p>
            <text:p text:style-name="Table_20_Contents">valueOf(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26">AnnotationType</text:p>
          </table:table-cell>
          <table:table-cell table:style-name="Table6.A2" office:value-type="string">
            <text:p text:style-name="P5"><text:change-start text:change-id="ct140413708743680"/>throw<text:change-end text:change-id="ct140413708743680"/><text:change text:change-id="ct140413716504096"/></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
      <text:h text:style-name="Heading_20_4" text:outline-level="4"><text:change-start text:change-id="ct140413708028496"/>Other source data types<text:change-end text:change-id="ct140413708028496"/><text:change-start text:change-id="ct140413709041152"/></text:h>
      <text:p text:style-name="P16"><text:change-end text:change-id="ct140413709041152"/><text:change-start text:change-id="ct140413708403888"/>Source data types not listed in the above table are converted to String using the <text:span text:style-name="T1">toString()</text:span> method before further conversion to a target type is attempted.<text:change-end text:change-id="ct140413708403888"/><text:change-start text:change-id="ct140413717064048"/></text:p>
      <text:h text:style-name="Heading_20_4" text:outline-level="4">Other target data types<text:change-end text:change-id="ct140413717064048"/><text:change-start text:change-id="ct140413708710224"/>, including boxed Number, Boolean and Character<text:change-end text:change-id="ct140413708710224"/><text:change-start text:change-id="ct140413708197632"/></text:h>
      <text:p text:style-name="Body"><text:change-end text:change-id="ct140413708197632"/><text:change-start text:change-id="ct140413706790400"/>Conversion to other target data types is done by converting the source to a String value first. Then further conversion to the target type is be attempted by trying the following methods on the target type:</text:p>
      <text:list xml:id="list8530814118004724674" text:style-name="L6">
        <text:list-item>
          <text:p text:style-name="P70">String constructor.</text:p>
        </text:list-item>
        <text:list-item>
          <text:p text:style-name="P71">static valueOf(String s)</text:p>
        </text:list-item>
        <text:list-item>
          <text:p text:style-name="P71">static fromString(String s)</text:p>
        </text:list-item>
      </text:list>
      <text:p text:style-name="Body">Exceptions:</text:p>
      <text:list xml:id="list747590109" text:continue-numbering="true" text:style-name="L6">
        <text:list-item>
          <text:p text:style-name="P74"><text:span text:style-name="T32">null</text:span> values will result in a <text:span text:style-name="T32">null</text:span> value for the target value.</text:p>
        </text:list-item>
        <text:list-item>
          <text:p text:style-name="P70"><text:soft-page-break/>Empty arrays / collections will be converted into a <text:span text:style-name="T32">null</text:span> target value.<text:change-end text:change-id="ct140413706790400"/></text:p>
        </text:list-item>
      </text:list>
      <text:h text:style-name="P77" text:outline-level="3"><text:change-start text:change-id="ct140413708492256"/>Arrays and Collections</text:h>
      <text:h text:style-name="Heading_20_4" text:outline-level="4"><text:change-end text:change-id="ct140413708492256"/>Conversion from <text:change text:change-id="ct140413708492496"/>Arrays, Collections to single-value type </text:h>
      <text:p text:style-name="Body"><text:change-start text:change-id="ct140413627280368"/>Conversion from empty Arrays and Collections is described in a previous section.</text:p>
      <text:p text:style-name="Body"><text:change-end text:change-id="ct140413627280368"/>The first element is taken and converted into the target element.</text:p>
      <text:p text:style-name="P33">Exception: byte[] <text:span text:style-name="T8">→</text:span> String: will be converted by calling <text:change-start text:change-id="ct140413708264832"/></text:p>
      <text:p text:style-name="P33"><text:span text:style-name="T25"><text:s text:c="4"/></text:span><text:change-end text:change-id="ct140413708264832"/><text:change-start text:change-id="ct140413716694672"/><text:span text:style-name="T25">new String(byte[] v</text:span><text:change-end text:change-id="ct140413716694672"/><text:change-start text:change-id="ct140413716695968"/><text:span text:style-name="T25">, StandardCharsets.UTF_8</text:span><text:change-end text:change-id="ct140413716695968"/><text:change-start text:change-id="ct140413708454896"/><text:span text:style-name="T25">)</text:span><text:change-end text:change-id="ct140413708454896"/></text:p>
      <text:p text:style-name="Body"><text:change-start text:change-id="ct140413708937392"/>Exception: Collection/Array → String: will comma-separate the elements and concatenate them to form a single String.<text:change-end text:change-id="ct140413708937392"/></text:p>
      <text:h text:style-name="Heading_20_4" text:outline-level="4"><text:change text:change-id="ct140413627486096"/><text:change text:change-id="ct140413716629776"/><text:change text:change-id="ct140413708936992"/><text:change text:change-id="ct140413627280560"/>Conversion<text:change text:change-id="ct140413708265024"/><text:change text:change-id="ct140413716696208"/> to Array<text:change-start text:change-id="ct140413708265216"/> or Collection<text:change-end text:change-id="ct140413708265216"/><text:change text:change-id="ct140413717387920"/><text:change-start text:change-id="ct140413717195216"/></text:h>
      <text:p text:style-name="Body"><text:change-end text:change-id="ct140413717195216"/><text:change-start text:change-id="ct140413717195552"/>If the target type is the same as the source type, the source object cannot be passed through and still needs to run through the conversion process as described here. This because the actual contents may need to be converted to comply with the generic signature of the target type.</text:p>
      <text:p text:style-name="Body"><text:change-end text:change-id="ct140413717195552"/><text:change-start text:change-id="ct140413709037104"/>Result object creation:<text:change-end text:change-id="ct140413709037104"/></text:p>
      <table:table table:name="Table8" table:style-name="Table8">
        <table:table-column table:style-name="Table8.A"/>
        <table:table-column table:style-name="Table8.B"/>
        <table:table-row>
          <table:table-cell table:style-name="Table8.A1" office:value-type="string">
            <text:p text:style-name="P27"><text:change-start text:change-id="ct140413717004432"/>target type<text:change-end text:change-id="ct140413717004432"/></text:p>
          </table:table-cell>
          <table:table-cell table:style-name="Table8.B1" office:value-type="string">
            <text:p text:style-name="Table_20_Contents"/>
          </table:table-cell>
        </table:table-row>
        <table:table-row>
          <table:table-cell table:style-name="Table8.A2" office:value-type="string">
            <text:p text:style-name="Table_20_Contents"><text:change-start text:change-id="ct140413717306720"/>Collection interface<text:change-end text:change-id="ct140413717306720"/></text:p>
          </table:table-cell>
          <table:table-cell table:style-name="Table8.B2" office:value-type="string">
            <text:p text:style-name="P33"><text:change-start text:change-id="ct140413708475712"/>A mutable implementation is created<text:change-end text:change-id="ct140413708475712"/><text:change-start text:change-id="ct140413708649008"/>. E.g. if the target type is <text:span text:style-name="T25">List</text:span> then the implementation can create an <text:span text:style-name="T25">ArrayList.</text:span><text:change-end text:change-id="ct140413708649008"/></text:p>
          </table:table-cell>
        </table:table-row>
        <table:table-row>
          <table:table-cell table:style-name="Table8.A2" office:value-type="string">
            <text:p text:style-name="Table_20_Contents"><text:change-start text:change-id="ct140413716758384"/>Collection concrete type<text:change-end text:change-id="ct140413716758384"/></text:p>
          </table:table-cell>
          <table:table-cell table:style-name="Table8.B2" office:value-type="string">
            <text:p text:style-name="P33"><text:change-start text:change-id="ct140413708261648"/>A new instance is created by calling <text:span text:style-name="T25">Class.newInstance()</text:span> on the provided type.<text:change-end text:change-id="ct140413708261648"/><text:change-start text:change-id="ct140413716691664"/> For example if the target type is <text:span text:style-name="T25">LinkedList</text:span> then the converter creates a target object by <text:change-end text:change-id="ct140413716691664"/><text:change-start text:change-id="ct140413708199696"/>calling <text:span text:style-name="T28">LinkedList.class.newInstance()</text:span>.<text:change-end text:change-id="ct140413708199696"/></text:p>
          </table:table-cell>
        </table:table-row>
        <table:table-row>
          <table:table-cell table:style-name="Table8.A2" office:value-type="string">
            <text:p text:style-name="P32"><text:change-start text:change-id="ct140413708649200"/>T[]<text:change-end text:change-id="ct140413708649200"/></text:p>
          </table:table-cell>
          <table:table-cell table:style-name="Table8.B2" office:value-type="string">
            <text:p text:style-name="P33"><text:change-start text:change-id="ct140413708647328"/><text:span text:style-name="T25">new T[</text:span><text:change-end text:change-id="ct140413708647328"/><text:change-start text:change-id="ct140413708805488"/><text:span text:style-name="T26">x</text:span><text:span text:style-name="T25">]</text:span> where <text:span text:style-name="T26">x</text:span> <text:span text:style-name="T24">is the size of the source collection, 1 in case of a scalar.</text:span><text:change-end text:change-id="ct140413708805488"/></text:p>
          </table:table-cell>
        </table:table-row>
      </table:table>
      <text:p text:style-name="Body"><text:change-start text:change-id="ct140413708261360"/>Then, for each element to be inserted into the resulting collection/array, the element is <text:change-end text:change-id="ct140413708261360"/><text:change-start text:change-id="ct140413708199888"/>converted into the target <text:change-end text:change-id="ct140413708199888"/><text:change-start text:change-id="ct140413717306432"/>type using the converter rules <text:change-end text:change-id="ct140413717306432"/><text:change-start text:change-id="ct140413708805728"/>for that type <text:change-end text:change-id="ct140413708805728"/><text:change-start text:change-id="ct140413716758768"/>before it is <text:span text:style-name="T8">inserted.</text:span><text:change-end text:change-id="ct140413716758768"/><text:change-start text:change-id="ct140413708903568"/></text:p>
      <text:p text:style-name="P33"><text:span text:style-name="T8">The converter should use all information </text:span><text:change-end text:change-id="ct140413708903568"/><text:change-start text:change-id="ct140413717115728"/><text:span text:style-name="T8">available to it to perform the conversion. I.e. </text:span><text:change-end text:change-id="ct140413717115728"/><text:change-start text:change-id="ct140413708095760"/><text:span text:style-name="T8">whe</text:span><text:change-end text:change-id="ct140413708095760"/><text:change-start text:change-id="ct140413708768208"/><text:span text:style-name="T8">n a </text:span><text:span text:style-name="T25">TypeReference</text:span><text:span text:style-name="T8"> is used the generics information of the target type is still available at runtime making it possibly to instruct the converter to convert to parameterized types of which the generics information would otherwise </text:span><text:change-end text:change-id="ct140413708768208"/><text:change-start text:change-id="ct140413729086016"/><text:span text:style-name="T8">be</text:span><text:change-end text:change-id="ct140413729086016"/><text:change-start text:change-id="ct140413717148560"/><text:span text:style-name="T8"> </text:span><text:change-end text:change-id="ct140413717148560"/><text:change-start text:change-id="ct140413716658336"/><text:span text:style-name="T8">erased. For example </text:span><text:change-end text:change-id="ct140413716658336"/><text:change-start text:change-id="ct140413708458080"/><text:span text:style-name="T8">the following constr</text:span><text:change-end text:change-id="ct140413708458080"/><text:change-start text:change-id="ct140413716758576"/><text:span text:style-name="T8">uct can be used to convert an </text:span><text:span text:style-name="T25">int[]</text:span><text:span text:style-name="T8"> into a </text:span><text:span text:style-name="T25">Set&lt;Double&gt;</text:span><text:span text:style-name="T8">:</text:span></text:p>
      <text:p text:style-name="P47"><text:s text:c="3"/>converter.convert(new int [] {1,2,3}).to(new TypeReference&lt;Set&lt;Double&gt;&gt;() {})<text:change-end text:change-id="ct140413716758576"/><text:change-start text:change-id="ct140413708767936"/></text:p>
      <text:p text:style-name="Body"><text:change-end text:change-id="ct140413708767936"/><text:change text:change-id="ct140413708647520"/><text:change-start text:change-id="ct140413708119536"/>Exceptions:</text:p>
      <text:list xml:id="list1391164692933034410" text:style-name="L7">
        <text:list-item>
          <text:p text:style-name="P72"><text:soft-page-break/>String <text:span text:style-name="T8">→</text:span> Collection/Array: will parse the string as a comma-separated list of entries which are then added to the target array.</text:p>
        </text:list-item>
        <text:list-item>
          <text:p text:style-name="P75">String <text:span text:style-name="T8">→</text:span> <text:span text:style-name="T29">byte[]</text:span><text:change-end text:change-id="ct140413708119536"/><text:change-start text:change-id="ct140413716464176"/>: <text:change-end text:change-id="ct140413716464176"/><text:change-start text:change-id="ct140413708742592"/>will be produced using <text:span text:style-name="T29">String.getBytes(StandardCharsets.UTF_8)</text:span>.<text:change-end text:change-id="ct140413708742592"/></text:p>
        </text:list-item>
      </text:list>
      <text:h text:style-name="Heading_20_3" text:outline-level="3">Complex data structures</text:h>
      <text:p text:style-name="Body"><text:change text:change-id="ct140413708119728"/>Complex data structures <text:change-start text:change-id="ct140413708638704"/>can <text:change-end text:change-id="ct140413708638704"/>hold <text:change-start text:change-id="ct140413716463936"/>multiple <text:change-end text:change-id="ct140413716463936"/>values of various types. The canonical representation of a complex data structure is a Map. For each supported complex structure a description is made how they are converted to and from the Map representation. Implementations may decide to optimize behavior by providing more direct conversions.</text:p>
      <text:h text:style-name="Heading_20_4" text:outline-level="4">Map</text:h>
      <text:p text:style-name="Body"><text:change-start text:change-id="ct140413708096016"/>While <text:change-end text:change-id="ct140413708096016"/>Map is the canonical type <text:change text:change-id="ct140413717310176"/>further conversion is needed<text:change-start text:change-id="ct140413717094112"/> when the type parameters for the target type are known<text:change-end text:change-id="ct140413717094112"/>.<text:change-start text:change-id="ct140413717094352"/> Additionally, a specific map implementation may be requested.<text:change-end text:change-id="ct140413717094352"/></text:p>
      <table:table table:name="Table7" table:style-name="Table7">
        <table:table-column table:style-name="Table7.A"/>
        <table:table-column table:style-name="Table7.B"/>
        <table:table-row>
          <table:table-cell table:style-name="Table7.A1" office:value-type="string">
            <text:p text:style-name="P27"><text:change-start text:change-id="ct140413708057152"/>target type<text:change-end text:change-id="ct140413708057152"/></text:p>
          </table:table-cell>
          <table:table-cell table:style-name="Table7.B1" office:value-type="string">
            <text:p text:style-name="Table_20_Contents"/>
          </table:table-cell>
        </table:table-row>
        <table:table-row>
          <table:table-cell table:style-name="Table7.A2" office:value-type="string">
            <text:p text:style-name="Table_20_Contents"><text:change-start text:change-id="ct140413716634240"/>Map interface<text:change-end text:change-id="ct140413716634240"/></text:p>
          </table:table-cell>
          <table:table-cell table:style-name="Table7.B2" office:value-type="string">
            <text:p text:style-name="P33"><text:change-start text:change-id="ct140413717170624"/>A mutable implementation is created. E.g. if the target type is <text:change-end text:change-id="ct140413717170624"/><text:change-start text:change-id="ct140413717156144"/><text:span text:style-name="T34">ConcurrentNavigableMap</text:span><text:change-end text:change-id="ct140413717156144"/><text:change-start text:change-id="ct140413708883968"/> then the implementation can create a <text:span text:style-name="T34">ConcurrentSkipListMap</text:span><text:span text:style-name="T25">.</text:span><text:change-end text:change-id="ct140413708883968"/></text:p>
          </table:table-cell>
        </table:table-row>
        <table:table-row>
          <table:table-cell table:style-name="Table7.A2" office:value-type="string">
            <text:p text:style-name="Table_20_Contents"><text:change-start text:change-id="ct140413717170880"/>Map<text:change-end text:change-id="ct140413717170880"/><text:change-start text:change-id="ct140413717156480"/> concrete type<text:change-end text:change-id="ct140413717156480"/></text:p>
          </table:table-cell>
          <table:table-cell table:style-name="Table7.B2" office:value-type="string">
            <text:p text:style-name="P33"><text:change-start text:change-id="ct140413717044496"/>A new instance is created by calling <text:span text:style-name="T25">Class.newInstance()</text:span> on the provided type. For example if the target type is <text:span text:style-name="T25">LinkedList</text:span> then the converter creates a target object by calling <text:span text:style-name="T28">LinkedList.class.newInstance()</text:span>.<text:change-end text:change-id="ct140413717044496"/></text:p>
          </table:table-cell>
        </table:table-row>
      </table:table>
      <text:p text:style-name="Standard"><text:change-start text:change-id="ct140413708458272"/></text:p>
      <text:p text:style-name="Body">Each <text:change-end text:change-id="ct140413708458272"/><text:change-start text:change-id="ct140413717024768"/>key-value pair in the map is converted to the parameterized values of the target map <text:change-end text:change-id="ct140413717024768"/><text:change-start text:change-id="ct140413726086976"/>using the converter rule<text:change-end text:change-id="ct140413726086976"/><text:change-start text:change-id="ct140413717979936"/>s and then added to the target map, similar to the process used for conversion to Collections.<text:change-end text:change-id="ct140413717979936"/></text:p>
      <text:h text:style-name="Heading_20_4" text:outline-level="4">Dictionary</text:h>
      <text:p text:style-name="Body"><text:change-start text:change-id="ct140413730846912"/>Converting to a Dictionary is done by converting to a Map first, and then converting this Map to a Dictionary in a process similar to that for a Map.</text:p>
      <text:p text:style-name="Body">Converting from a Dictionary is done by converting the Dictionary to the canonical type, Map, first and then converting this Map to the target type.</text:p>
      <text:p text:style-name="Body"><text:change-end text:change-id="ct140413730846912"/><text:change text:change-id="ct140413723802192"/><text:change text:change-id="ct140413731326768"/><text:change text:change-id="ct140413724965888"/></text:p>
      <text:h text:style-name="Heading_20_4" text:outline-level="4">Interface </text:h>
      <text:p text:style-name="Body"><text:change-start text:change-id="ct140413708672400"/>When converting into an interface the converter will create a dynami<text:change-end text:change-id="ct140413708672400"/><text:change-start text:change-id="ct140413717077904"/>c proxy to implement this interface. The name of the method returning the value should match the key of the map entry, taking into account the conversion rules specified in table 112.9 of the R6 Declarative Service specification. The key of the map may need to be converted into a String first.</text:p>
      <text:p text:style-name="Body"><text:change-end text:change-id="ct140413717077904"/>In this case support conversion to interfaces that can provide defaults for non-set values:</text:p>
      <text:p text:style-name="P3"><text:soft-page-break/>Config {<text:change-start text:change-id="ct140413731643696"/></text:p>
      <text:p text:style-name="P3"><text:change-end text:change-id="ct140413731643696"/><text:change text:change-id="ct140413717078096"/><text:s text:c="2"/>int my_value(int defVal);<text:change-start text:change-id="ct140413708465136"/></text:p>
      <text:p text:style-name="P3"/>
      <text:p text:style-name="P3"><text:s text:c="2"/>@AttributeDef<text:span text:style-name="T31">inition</text:span><text:span text:style-name="T31"><office:annotation><dc:creator>David Bosschaert</dc:creator><dc:date>2016-01-14T13:09:38</dc:date><text:p text:style-name="P83"><text:span text:style-name="T35">This requires that this annotation be changed to be Retention=RUNTIME</text:span></text:p></office:annotation></text:span><text:span text:style-name="T31">(defaultValue=</text:span><text:span text:style-name="T30">"</text:span><text:span text:style-name="T31">22</text:span><text:span text:style-name="T30">"</text:span><text:span text:style-name="T31">)</text:span></text:p>
      <text:p text:style-name="P3"><text:s text:c="2"/>boolean my_other_value();<text:change-end text:change-id="ct140413708465136"/></text:p>
      <text:p text:style-name="P3">}</text:p>
      <text:p text:style-name="P3"/>
      <text:p text:style-name="P3"><text:change-start text:change-id="ct140413726674912"/>Map&lt;String, ?&gt; myMap = <text:span text:style-name="T27">…</text:span> // an example map</text:p>
      <text:p text:style-name="P3"><text:change-end text:change-id="ct140413726674912"/>Config cfg = <text:change-start text:change-id="ct140413731641360"/>converter.convert(myMap).to(Config.class);<text:change-end text:change-id="ct140413731641360"/><text:change text:change-id="ct140413717838576"/></text:p>
      <text:p text:style-name="P3">int val = cfg.my_value(17); // if not set then use 17<text:change-start text:change-id="ct140413717025040"/></text:p>
      <text:p text:style-name="Body">In this version of the specification JavaBeans-style interfaces are not yet supported.</text:p>
      <text:p text:style-name="Body">TODO Converting from an interface.<text:change-end text:change-id="ct140413717025040"/></text:p>
      <text:h text:style-name="Heading_20_4" text:outline-level="4">Annotation</text:h>
      <text:p text:style-name="Body">Just like interface but with the added capability of specifying a default in the annotation definition.</text:p>
      <text:h text:style-name="Heading_20_4" text:outline-level="4">DTO</text:h>
      <text:p text:style-name="Body">DTOs are classes with public <text:change-start text:change-id="ct140413717078288"/>non-static <text:change-end text:change-id="ct140413717078288"/>fields and no methods other than the ones provided by the java.lang.Object class. OSGi DTOs extend the org.osgi.dto.DTO class but the converter should ignore this. This is to keep the converter API itself clean from OSGi dependencies.<text:change-start text:change-id="ct140413716633888"/> DTOs may also have static fields, these can also be ignored by the converter. <text:change-end text:change-id="ct140413716633888"/><text:change-start text:change-id="ct140413714247376"/></text:p>
      <text:p text:style-name="Body">When converting to a DTO, the converter attempts to find <text:change-end text:change-id="ct140413714247376"/><text:change-start text:change-id="ct140413727379552"/>fields that match the key of each entry in the map and then converting the value to the field type before assigning it. They key of the map entries may<text:change-end text:change-id="ct140413727379552"/><text:change-start text:change-id="ct140413727494960"/> need to be converted into a String first.</text:p>
      <text:p text:style-name="Body">When converting from a DTO the value of each public non-static field is put in the target map, taking the field name as its String key.<text:change-end text:change-id="ct140413727494960"/><text:change-start text:change-id="ct140413717177984"/></text:p>
      <text:h text:style-name="Heading_20_4" text:outline-level="4">From other types</text:h>
      <text:p text:style-name="P30">The converte<text:change-end text:change-id="ct140413717177984"/><text:change-start text:change-id="ct140413728990960"/>r should use reflection to find a <text:span text:style-name="T28">Map getProperties()</text:span> or <text:span text:style-name="T29">Dictionary getProperties()</text:span> method on the <text:change-end text:change-id="ct140413728990960"/><text:change-start text:change-id="ct140413708464752"/>source type to obtain a map representing this object which can then be converted into another target type.<text:change-end text:change-id="ct140413708464752"/><text:change-start text:change-id="ct140413725276352"/></text:p>
      <text:h text:style-name="Heading_20_4" text:outline-level="4">To other types</text:h>
      <text:p text:style-name="Body">TODO Are conversions to other types supported in a generalized manner? <text:change-end text:change-id="ct140413725276352"/><text:change-start text:change-id="ct140413717551184"/>Note the section 'exceptions' below.<text:change-end text:change-id="ct140413717551184"/></text:p>
      <text:p text:style-name="Body"/>
      <text:h text:style-name="Heading_20_3" text:outline-level="3">Adding support to existing OSGi types</text:h>
      <text:p text:style-name="Body">Add Map&lt;String,?&gt; getProperties() to various <text:change-start text:change-id="ct140413708880944"/>OSGi <text:change-end text:change-id="ct140413708880944"/>APIs<text:change-start text:change-id="ct140413728991264"/> such as<text:change-end text:change-id="ct140413728991264"/><text:change text:change-id="ct140413708670416"/> Event, ServiceReference, BundleContext. This to facilitate converting from those types to other types. It will also keep th<text:change-start text:change-id="ct140413708670656"/>e converter<text:change-end text:change-id="ct140413708670656"/><text:change text:change-id="ct140413706770656"/> API clean of other OSGi deps.<text:change-start text:change-id="ct140413708311760"/></text:p>
      <text:p text:style-name="Body">List of types:</text:p>
      <text:list xml:id="list4592559299190016957" text:style-name="L8">
        <text:list-item>
          <text:p text:style-name="P57"><text:change-end text:change-id="ct140413708311760"/><text:change-start text:change-id="ct140413708488096"/><text:soft-page-break/>org.osgi.framework.<text:change-end text:change-id="ct140413708488096"/><text:change-start text:change-id="ct140413729058512"/>BundleContext</text:p>
        </text:list-item>
        <text:list-item>
          <text:p text:style-name="P57">org.osgi.framework.ServiceReference</text:p>
        </text:list-item>
        <text:list-item>
          <text:p text:style-name="P57">org.osgi.framework.Bundle <text:span text:style-name="T33">(returns bundle headers)</text:span></text:p>
        </text:list-item>
        <text:list-item>
          <text:p text:style-name="P58">org.osgi.service.Subsystem <text:span text:style-name="T9">(returns subsystem headers)</text:span></text:p>
        </text:list-item>
        <text:list-item>
          <text:p text:style-name="P57">org.osgi.resource.Capability <text:span text:style-name="T33">(returns attributes)</text:span></text:p>
        </text:list-item>
        <text:list-item>
          <text:p text:style-name="P57"><text:span text:style-name="T28">org.osgi.resource.Requirement</text:span><text:span text:style-name="T33"> (returns directives)</text:span></text:p>
        </text:list-item>
        <text:list-item>
          <text:p text:style-name="P57"><text:change-end text:change-id="ct140413729058512"/><text:change-start text:change-id="ct140413708847760"/>org.osgi.service.event.Event<text:change-end text:change-id="ct140413708847760"/><text:change-start text:change-id="ct140413708848000"/></text:p>
        </text:list-item>
      </text:list>
      <text:p text:style-name="Body"><text:change-end text:change-id="ct140413708848000"/><text:change-start text:change-id="ct140413728994368"/></text:p>
      <text:p text:style-name="Body">The new method will not be added to an interface, the Converter should use reflection to find this method when it needs to convert an object.<text:change-end text:change-id="ct140413728994368"/><text:change-start text:change-id="ct140413716456592"/></text:p>
      <text:h text:style-name="Heading_20_3" text:outline-level="3">Special Cases</text:h>
      <text:p text:style-name="Body"><text:span text:style-name="T8">…</text:span> TODO specify special cases not covered above <text:span text:style-name="T8">…</text:span></text:p>
      <text:p text:style-name="P48"><text:change-end text:change-id="ct140413716456592"/></text:p>
      <text:h text:style-name="P81" text:outline-level="1">Data Transfer Objects</text:h>
      <text:p text:style-name="P29">RFC 185 defines Data Transfer Objects as a generic means for management solutions to interact with runtime entities in an OSGi Framework. DTOs provides a common, easily serializable representation of the technology.</text:p>
      <text:p text:style-name="P29">For all new functionality added to the OSGi Framework the question should be asked: would this feature benefit from a DTO? The expectation is that in most cases it would.</text:p>
      <text:p text:style-name="P29">The DTOs for the design in this RFC should be described here and if there are no DTOs being defined an explanation should be given explaining why this is not applicable in this case.</text:p>
      <text:p text:style-name="P29">This section is optional and could also be provided in a separate RFC.</text:p>
      <text:h text:style-name="P81" text:outline-level="1"><text:soft-page-break/>Javadoc</text:h>
      <text:p text:style-name="P30"><text:span text:style-name="T17">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20">https://www.osgi.org/members/RFC/Javadoc</text:span></text:a><text:span text:style-name="T17"> </text:span></text:p>
      <text:h text:style-name="P81" text:outline-level="1">Considered Alternatives</text:h>
      <text:p text:style-name="P43">For posterity, record the design alternatives that were considered but rejected along with the reason for rejection. This is especially important for external/earlier solutions that were deemed not applicable.</text:p>
      <text:p text:style-name="Body">This section is placed here for the moment, we may use parts of it in the future.</text:p>
      <table:table table:name="Table5" table:style-name="Table5">
        <table:table-column table:style-name="Table5.A"/>
        <table:table-column table:style-name="Table5.B"/>
        <table:table-column table:style-name="Table5.A"/>
        <table:table-column table:style-name="Table5.B"/>
        <table:table-column table:style-name="Table5.A"/>
        <table:table-column table:style-name="Table5.B"/>
        <table:table-column table:style-name="Table5.A"/>
        <table:table-column table:style-name="Table5.B"/>
        <table:table-column table:style-name="Table5.I"/>
        <table:table-row>
          <table:table-cell table:style-name="Table5.A1" office:value-type="string">
            <text:p text:style-name="P17">dest v / src -&gt;</text:p>
          </table:table-cell>
          <table:table-cell table:style-name="Table5.A1" office:value-type="string">
            <text:p text:style-name="P18">String</text:p>
          </table:table-cell>
          <table:table-cell table:style-name="Table5.A1" office:value-type="string">
            <text:p text:style-name="P20">Boxed</text:p>
          </table:table-cell>
          <table:table-cell table:style-name="Table5.A1" office:value-type="string">
            <text:p text:style-name="P20">primitive</text:p>
          </table:table-cell>
          <table:table-cell table:style-name="Table5.A1" office:value-type="string">
            <text:p text:style-name="P20">Object</text:p>
          </table:table-cell>
          <table:table-cell table:style-name="Table5.A1" office:value-type="string">
            <text:p text:style-name="P20">primitive[]</text:p>
          </table:table-cell>
          <table:table-cell table:style-name="Table5.A1" office:value-type="string">
            <text:p text:style-name="P20">Boxed[] </text:p>
          </table:table-cell>
          <table:table-cell table:style-name="Table5.A1" office:value-type="string">
            <text:p text:style-name="P20">collection&lt;?&gt;</text:p>
          </table:table-cell>
          <table:table-cell table:style-name="Table5.I1" office:value-type="string">
            <text:p text:style-name="P25">null</text:p>
          </table:table-cell>
        </table:table-row>
        <table:table-row>
          <table:table-cell table:style-name="Table5.A2" office:value-type="string">
            <text:p text:style-name="P18">String</text:p>
          </table:table-cell>
          <table:table-cell table:style-name="Table5.A2" office:value-type="string">
            <text:p text:style-name="P20">v</text:p>
          </table:table-cell>
          <table:table-cell table:style-name="Table5.A2" office:value-type="string">
            <text:p text:style-name="P18"><text:span text:style-name="T14">v</text:span>.toString()</text:p>
          </table:table-cell>
          <table:table-cell table:style-name="Table5.A2" office:value-type="string">
            <text:p text:style-name="P18">String.valueOf(<text:span text:style-name="T14">v</text:span>)</text:p>
          </table:table-cell>
          <table:table-cell table:style-name="Table5.A2" office:value-type="string">
            <text:p text:style-name="P18"><text:span text:style-name="T14">v</text:span>.toString()</text:p>
          </table:table-cell>
          <table:table-cell table:style-name="Table5.A2" office:value-type="string">
            <text:p text:style-name="P19">Arrays.toString(<text:span text:style-name="T14">v</text:span>)</text:p>
            <text:p text:style-name="P19">except for char[]: String.valueOf(<text:span text:style-name="T14">v</text:span>) </text:p>
          </table:table-cell>
          <table:table-cell table:style-name="Table5.A2" office:value-type="string">
            <text:p text:style-name="P18">Arrays.toString(<text:span text:style-name="T14">v</text:span>)</text:p>
          </table:table-cell>
          <table:table-cell table:style-name="Table5.A2" office:value-type="string">
            <text:p text:style-name="P18"><text:span text:style-name="T14">v</text:span>.toString()</text:p>
          </table:table-cell>
          <table:table-cell table:style-name="Table5.I2" office:value-type="string">
            <text:p text:style-name="P31">null</text:p>
          </table:table-cell>
        </table:table-row>
        <table:table-row>
          <table:table-cell table:style-name="Table5.A2" office:value-type="string">
            <text:p text:style-name="P18">String[]</text:p>
          </table:table-cell>
          <table:table-cell table:style-name="Table5.A2" office:value-type="string">
            <text:p text:style-name="P18">new String[] {<text:span text:style-name="T14">v</text:span>}</text:p>
          </table:table-cell>
          <table:table-cell table:style-name="Table5.A2" office:value-type="string">
            <text:p text:style-name="P19">new String[] {<text:span text:style-name="T14">v</text:span>.toString()}</text:p>
          </table:table-cell>
          <table:table-cell table:style-name="Table5.A2" office:value-type="string">
            <text:p text:style-name="P19">new String[] {String.valueOf(<text:span text:style-name="T14">v</text:span>)}</text:p>
          </table:table-cell>
          <table:table-cell table:style-name="Table5.A2" office:value-type="string">
            <text:p text:style-name="P18">if String[]: <text:span text:style-name="T14">v</text:span> </text:p>
            <text:p text:style-name="P18">otherwise:</text:p>
            <text:p text:style-name="P18">new String[] </text:p>
            <text:p text:style-name="P18">{<text:span text:style-name="T14">v.</text:span><text:span text:style-name="T23">toString()}</text:span></text:p>
          </table:table-cell>
          <table:table-cell table:style-name="Table5.A2" office:value-type="string">
            <text:p text:style-name="P18">Arrays.stream(<text:span text:style-name="T14">v</text:span>).</text:p>
            <text:p text:style-name="P18">mapToObj(</text:p>
            <text:p text:style-name="P18">String::valueOf)</text:p>
            <text:p text:style-name="P18">.toArray(</text:p>
            <text:p text:style-name="P18">String[]::new)</text:p>
          </table:table-cell>
          <table:table-cell table:style-name="Table5.A2" office:value-type="string">
            <text:p text:style-name="P18">Arrays.stream(v).</text:p>
            <text:p text:style-name="P18">map(</text:p>
            <text:p text:style-name="P18">String::valueOf).</text:p>
            <text:p text:style-name="P18">toArray(</text:p>
            <text:p text:style-name="P18">String[]::new)</text:p>
          </table:table-cell>
          <table:table-cell table:style-name="Table5.A2" office:value-type="string">
            <text:p text:style-name="P18"><text:span text:style-name="T14">v</text:span>.stream().map(</text:p>
            <text:p text:style-name="P18">String::valueOf).</text:p>
            <text:p text:style-name="P18">toArray(</text:p>
            <text:p text:style-name="P18">String[]::new)</text:p>
          </table:table-cell>
          <table:table-cell table:style-name="Table5.I2" office:value-type="string">
            <text:p text:style-name="P31">new String[]{}</text:p>
          </table:table-cell>
        </table:table-row>
        <table:table-row>
          <table:table-cell table:style-name="Table5.A2" office:value-type="string">
            <text:p text:style-name="P18">List&lt;String&gt;</text:p>
          </table:table-cell>
          <table:table-cell table:style-name="Table5.A2" office:value-type="string">
            <text:p text:style-name="P18">Collections.</text:p>
            <text:p text:style-name="P18">singletonList(<text:span text:style-name="T14">v</text:span>)</text:p>
          </table:table-cell>
          <table:table-cell table:style-name="Table5.A2" office:value-type="string">
            <text:p text:style-name="P19">Collections.</text:p>
            <text:p text:style-name="P19">singletonList(</text:p>
            <text:p text:style-name="P19"><text:s text:c="2"/>»String(<text:span text:style-name="T14">v</text:span>))</text:p>
          </table:table-cell>
          <table:table-cell table:style-name="Table5.A2" office:value-type="string">
            <text:p text:style-name="P19">Collections.</text:p>
            <text:p text:style-name="P19">singletonList(</text:p>
            <text:p text:style-name="P19"><text:s text:c="2"/>»String(<text:span text:style-name="T14">v</text:span>))</text:p>
          </table:table-cell>
          <table:table-cell table:style-name="Table5.A2" office:value-type="string">
            <text:p text:style-name="P19">Collections.</text:p>
            <text:p text:style-name="P19">singletonList(</text:p>
            <text:p text:style-name="P19"><text:s text:c="2"/>»String(<text:span text:style-name="T14">v</text:span>))</text:p>
          </table:table-cell>
          <table:table-cell table:style-name="Table5.A2" office:value-type="string">
            <text:p text:style-name="P18">Arrays.stream(<text:span text:style-name="T14">v</text:span>).</text:p>
            <text:p text:style-name="P18">mapToObj(</text:p>
            <text:p text:style-name="P18">String::valueOf).</text:p>
            <text:p text:style-name="P18">collect(toList())</text:p>
          </table:table-cell>
          <table:table-cell table:style-name="Table5.A2" office:value-type="string">
            <text:p text:style-name="P18">Arrays.stream(<text:span text:style-name="T14">v</text:span>).</text:p>
            <text:p text:style-name="P18">map(</text:p>
            <text:p text:style-name="P18">String::valueOf).</text:p>
            <text:p text:style-name="P18">collect(toList())</text:p>
          </table:table-cell>
          <table:table-cell table:style-name="Table5.A2" office:value-type="string">
            <text:p text:style-name="P18"><text:span text:style-name="T14">v</text:span><text:span text:style-name="T23">.stream().map(</text:span></text:p>
            <text:p text:style-name="P21">String::valueOf).</text:p>
            <text:p text:style-name="P21">collect(toList())</text:p>
          </table:table-cell>
          <table:table-cell table:style-name="Table5.I2" office:value-type="string">
            <text:p text:style-name="P31">Collections.</text:p>
            <text:p text:style-name="P31">emptyList()</text:p>
          </table:table-cell>
        </table:table-row>
        <table:table-row>
          <table:table-cell table:style-name="Table5.A2" office:value-type="string">
            <text:p text:style-name="P18">Set&lt;String&gt;</text:p>
          </table:table-cell>
          <table:table-cell table:style-name="Table5.A2" office:value-type="string">
            <text:p text:style-name="P18">Collections.</text:p>
            <text:p text:style-name="P18">singleton(v)</text:p>
          </table:table-cell>
          <table:table-cell table:style-name="Table5.A2" office:value-type="string">
            <text:p text:style-name="P19">Collections.</text:p>
            <text:p text:style-name="P19">singleton(</text:p>
            <text:p text:style-name="P19"><text:s text:c="2"/>»String(<text:span text:style-name="T14">v</text:span>))</text:p>
          </table:table-cell>
          <table:table-cell table:style-name="Table5.A2" office:value-type="string">
            <text:p text:style-name="P19">Collections.</text:p>
            <text:p text:style-name="P19">singleton(</text:p>
            <text:p text:style-name="P19"><text:s text:c="2"/>»String(<text:span text:style-name="T14">v</text:span>))</text:p>
          </table:table-cell>
          <table:table-cell table:style-name="Table5.A2" office:value-type="string">
            <text:p text:style-name="P19">Collections.</text:p>
            <text:p text:style-name="P19">singleton(</text:p>
            <text:p text:style-name="P19"><text:s text:c="2"/>»String(<text:span text:style-name="T14">v</text:span>))</text:p>
          </table:table-cell>
          <table:table-cell table:style-name="Table5.A2" office:value-type="string">
            <text:p text:style-name="P18">Arrays.stream(<text:span text:style-name="T14">v</text:span>).</text:p>
            <text:p text:style-name="P18">mapToObj(</text:p>
            <text:p text:style-name="P18">String::valueOf).</text:p>
            <text:p text:style-name="P18">collect(toSet())</text:p>
          </table:table-cell>
          <table:table-cell table:style-name="Table5.A2" office:value-type="string">
            <text:p text:style-name="P18">Arrays.stream(<text:span text:style-name="T14">v</text:span>).</text:p>
            <text:p text:style-name="P18">map(</text:p>
            <text:p text:style-name="P18">String::valueOf).</text:p>
            <text:p text:style-name="P18">collect(toSet())</text:p>
          </table:table-cell>
          <table:table-cell table:style-name="Table5.A2" office:value-type="string">
            <text:p text:style-name="P18"><text:span text:style-name="T14">v</text:span><text:span text:style-name="T23">.stream().map(</text:span></text:p>
            <text:p text:style-name="P21">String::valueOf).</text:p>
            <text:p text:style-name="P21">collect(toSet())</text:p>
          </table:table-cell>
          <table:table-cell table:style-name="Table5.I2" office:value-type="string">
            <text:p text:style-name="P31">Collections.</text:p>
            <text:p text:style-name="P31">emptySet()</text:p>
          </table:table-cell>
        </table:table-row>
        <table:table-row>
          <table:table-cell table:style-name="Table5.A2" office:value-type="string">
            <text:p text:style-name="P18">Collection&lt;String&gt;</text:p>
          </table:table-cell>
          <table:table-cell table:style-name="Table5.A2" office:value-type="string">
            <text:p text:style-name="P20">pick either list or set</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24"/>
          </table:table-cell>
          <table:table-cell table:style-name="Table5.I2" office:value-type="string">
            <text:p text:style-name="P31"/>
          </table:table-cell>
        </table:table-row>
        <table:table-row>
          <table:table-cell table:style-name="Table5.A2" office:value-type="string">
            <text:p text:style-name="P18">int </text:p>
          </table:table-cell>
          <table:table-cell table:style-name="Table5.A2" office:value-type="string">
            <text:p text:style-name="P21">Integer.parseInt(<text:span text:style-name="T14">v</text:span>)</text:p>
          </table:table-cell>
          <table:table-cell table:style-name="Table5.A2" office:value-type="string">
            <text:p text:style-name="P19"><text:span text:style-name="T14">v</text:span>.intValue()</text:p>
          </table:table-cell>
          <table:table-cell table:style-name="Table5.A2" office:value-type="string">
            <text:p text:style-name="P19">if int: <text:span text:style-name="T14">v</text:span></text:p>
            <text:p text:style-name="P22">otherwise:</text:p>
            <text:p text:style-name="P22">(int) <text:span text:style-name="T14">v</text:span></text:p>
          </table:table-cell>
          <table:table-cell table:style-name="Table5.A2" office:value-type="string">
            <text:p text:style-name="P23">»int(v.toString())</text:p>
            <text:p text:style-name="P18"/>
          </table:table-cell>
          <table:table-cell table:style-name="Table5.A2" office:value-type="string">
            <text:p text:style-name="P18">if <text:span text:style-name="T14">v</text:span>.length == 0: </text:p>
            <text:p text:style-name="P18">0</text:p>
            <text:p text:style-name="P18">otherwise:</text:p>
            <text:p text:style-name="P18">»int(<text:span text:style-name="T14">v</text:span>[0])</text:p>
          </table:table-cell>
          <table:table-cell table:style-name="Table5.A2" office:value-type="string">
            <text:p text:style-name="P18">if <text:span text:style-name="T14">v</text:span>.length == 0: </text:p>
            <text:p text:style-name="P18">0</text:p>
            <text:p text:style-name="P18">otherwise:</text:p>
            <text:p text:style-name="P18">»int(<text:span text:style-name="T14">v</text:span>[0])</text:p>
          </table:table-cell>
          <table:table-cell table:style-name="Table5.A2" office:value-type="string">
            <text:p text:style-name="P18">if <text:span text:style-name="T14">v</text:span>.size() == 0:</text:p>
            <text:p text:style-name="P18">0</text:p>
            <text:p text:style-name="P18">otherwise:</text:p>
            <text:p text:style-name="P18">»int(<text:span text:style-name="T14">v</text:span>.iterator().</text:p>
            <text:p text:style-name="P18"><text:soft-page-break/>next())</text:p>
          </table:table-cell>
          <table:table-cell table:style-name="Table5.I7" office:value-type="float" office:value="0">
            <text:p text:style-name="P31">0</text:p>
          </table:table-cell>
        </table:table-row>
        <table:table-row>
          <table:table-cell table:style-name="Table5.A2" office:value-type="string">
            <text:p text:style-name="P18">boolean</text:p>
          </table:table-cell>
          <table:table-cell table:style-name="Table5.A2" office:value-type="string">
            <text:p text:style-name="P21">Boolean.valueOf(<text:span text:style-name="T14">v</text:span>)</text:p>
          </table:table-cell>
          <table:table-cell table:style-name="Table5.A2" office:value-type="string">
            <text:p text:style-name="P19">if Boolean: <text:span text:style-name="T14">v.</text:span><text:span text:style-name="T23">booleanValue()</text:span></text:p>
            <text:p text:style-name="P22">otherwise:</text:p>
            <text:p text:style-name="P22">»int(<text:span text:style-name="T14">v</text:span>) != 0 </text:p>
          </table:table-cell>
          <table:table-cell table:style-name="Table5.A2" office:value-type="string">
            <text:p text:style-name="P19">if boolean: <text:span text:style-name="T14">v</text:span></text:p>
            <text:p text:style-name="P22">otherwise:</text:p>
            <text:p text:style-name="P22">»int(<text:span text:style-name="T14">v</text:span>) != 0 </text:p>
          </table:table-cell>
          <table:table-cell table:style-name="Table5.A2" office:value-type="string">
            <text:p text:style-name="P23">»boolean(</text:p>
            <text:p text:style-name="P23">v.toString())</text:p>
            <text:p text:style-name="P18"/>
          </table:table-cell>
          <table:table-cell table:style-name="Table5.A2" office:value-type="string">
            <text:p text:style-name="P18">if <text:span text:style-name="T14">v</text:span>.length == 0:</text:p>
            <text:p text:style-name="P18">false</text:p>
            <text:p text:style-name="P18">otherwise:</text:p>
            <text:p text:style-name="P18">»boolean(<text:span text:style-name="T14">v</text:span>[0])</text:p>
          </table:table-cell>
          <table:table-cell table:style-name="Table5.A2" office:value-type="string">
            <text:p text:style-name="P18">if <text:span text:style-name="T14">v</text:span>.length == 0:</text:p>
            <text:p text:style-name="P18">false</text:p>
            <text:p text:style-name="P18">otherwise:</text:p>
            <text:p text:style-name="P18">»boolean(<text:span text:style-name="T14">v</text:span>[0])</text:p>
          </table:table-cell>
          <table:table-cell table:style-name="Table5.A2" office:value-type="string">
            <text:p text:style-name="P18">if <text:span text:style-name="T14">v</text:span>.size() == 0:</text:p>
            <text:p text:style-name="P18">false</text:p>
            <text:p text:style-name="P18">otherwise:</text:p>
            <text:p text:style-name="P18">»boolean(<text:span text:style-name="T14">v.</text:span></text:p>
            <text:p text:style-name="P21">iterator().next())</text:p>
          </table:table-cell>
          <table:table-cell table:style-name="Table5.I2" office:value-type="string">
            <text:p text:style-name="P31">false</text:p>
          </table:table-cell>
        </table:table-row>
        <table:table-row>
          <table:table-cell table:style-name="Table5.A2" office:value-type="string">
            <text:p text:style-name="P18">char</text:p>
          </table:table-cell>
          <table:table-cell table:style-name="Table5.A2" office:value-type="string">
            <text:p text:style-name="P21"><text:span text:style-name="T14">v</text:span>.length() &gt; 0 ? <text:span text:style-name="T14">v</text:span>.charAt(0) : 0</text:p>
          </table:table-cell>
          <table:table-cell table:style-name="Table5.A2" office:value-type="string">
            <text:p text:style-name="P19">(char) <text:span text:style-name="T14">v</text:span>. <text:span text:style-name="T14">number</text:span>Value()</text:p>
          </table:table-cell>
          <table:table-cell table:style-name="Table5.A2" office:value-type="string">
            <text:p text:style-name="P19">(char) <text:span text:style-name="T14">v</text:span></text:p>
          </table:table-cell>
          <table:table-cell table:style-name="Table5.A2" office:value-type="string">
            <text:p text:style-name="P23">»char(v.toString())</text:p>
            <text:p text:style-name="P18"/>
          </table:table-cell>
          <table:table-cell table:style-name="Table5.A2" office:value-type="string">
            <text:p text:style-name="P18">if <text:span text:style-name="T14">v</text:span>.length == 0:</text:p>
            <text:p text:style-name="P18">0</text:p>
            <text:p text:style-name="P18">otherwise:</text:p>
            <text:p text:style-name="P18">»char(<text:span text:style-name="T14">v</text:span>[0])</text:p>
          </table:table-cell>
          <table:table-cell table:style-name="Table5.A2" office:value-type="string">
            <text:p text:style-name="P18">if <text:span text:style-name="T14">v</text:span>.length == 0:</text:p>
            <text:p text:style-name="P18">0</text:p>
            <text:p text:style-name="P18">otherwise:</text:p>
            <text:p text:style-name="P18">»char(<text:span text:style-name="T14">v</text:span>[0])</text:p>
          </table:table-cell>
          <table:table-cell table:style-name="Table5.A2" office:value-type="string">
            <text:p text:style-name="P18">if <text:span text:style-name="T14">v</text:span>.size() == 0:</text:p>
            <text:p text:style-name="P18">0</text:p>
            <text:p text:style-name="P18">otherwise:</text:p>
            <text:p text:style-name="P18">»char(<text:span text:style-name="T14">v.</text:span><text:span text:style-name="T23">iterator().</text:span></text:p>
            <text:p text:style-name="P18"><text:span text:style-name="T23">next()</text:span>)</text:p>
          </table:table-cell>
          <table:table-cell table:style-name="Table5.I7" office:value-type="float" office:value="0">
            <text:p text:style-name="P31">0</text:p>
          </table:table-cell>
        </table:table-row>
        <table:table-row>
          <table:table-cell table:style-name="Table5.A2" office:value-type="string">
            <text:p text:style-name="P18">byte</text:p>
          </table:table-cell>
          <table:table-cell table:style-name="Table5.A2" office:value-type="string">
            <text:p text:style-name="P21"><text:span text:style-name="T14">v</text:span>.getBytes()[0] or 0 if no bytes in array.</text:p>
          </table:table-cell>
          <table:table-cell table:style-name="Table5.A2" office:value-type="string">
            <text:p text:style-name="P19"><text:span text:style-name="T23">(byte) </text:span><text:span text:style-name="T14">v</text:span>.int<text:span text:style-name="T23">Va</text:span>lue()</text:p>
          </table:table-cell>
          <table:table-cell table:style-name="Table5.A2" office:value-type="string">
            <text:p text:style-name="P19">(byte) <text:span text:style-name="T14">v</text:span></text:p>
          </table:table-cell>
          <table:table-cell table:style-name="Table5.A2" office:value-type="string">
            <text:p text:style-name="P23">»byte(v.toString())</text:p>
            <text:p text:style-name="P18"/>
          </table:table-cell>
          <table:table-cell table:style-name="Table5.A2" office:value-type="string">
            <text:p text:style-name="P18">if <text:span text:style-name="T14">v</text:span>.length == 0:</text:p>
            <text:p text:style-name="P18">0</text:p>
            <text:p text:style-name="P18">otherwise:</text:p>
            <text:p text:style-name="P18">»char(<text:span text:style-name="T14">v</text:span>[0])</text:p>
          </table:table-cell>
          <table:table-cell table:style-name="Table5.A2" office:value-type="string">
            <text:p text:style-name="P18">if <text:span text:style-name="T14">v</text:span>.length == 0:</text:p>
            <text:p text:style-name="P18">0</text:p>
            <text:p text:style-name="P18">otherwise:</text:p>
            <text:p text:style-name="P18">»char(<text:span text:style-name="T14">v</text:span>[0])</text:p>
          </table:table-cell>
          <table:table-cell table:style-name="Table5.A2" office:value-type="string">
            <text:p text:style-name="P18">if <text:span text:style-name="T14">v</text:span>.size() == 0:</text:p>
            <text:p text:style-name="P18">0</text:p>
            <text:p text:style-name="P18">otherwise:</text:p>
            <text:p text:style-name="P18">»byte(<text:span text:style-name="T14">v</text:span><text:span text:style-name="T23">.iterator().</text:span></text:p>
            <text:p text:style-name="P18"><text:span text:style-name="T23">next()</text:span>)</text:p>
          </table:table-cell>
          <table:table-cell table:style-name="Table5.I7" office:value-type="float" office:value="0">
            <text:p text:style-name="P31">0</text:p>
          </table:table-cell>
        </table:table-row>
        <table:table-row>
          <table:table-cell table:style-name="Table5.A2" office:value-type="string">
            <text:p text:style-name="P18">short</text:p>
          </table:table-cell>
          <table:table-cell table:style-name="Table5.A2" office:value-type="string">
            <text:p text:style-name="P21"/>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I2" office:value-type="string">
            <text:p text:style-name="P31"/>
          </table:table-cell>
        </table:table-row>
        <table:table-row>
          <table:table-cell table:style-name="Table5.A2" office:value-type="string">
            <text:p text:style-name="P18">float</text:p>
          </table:table-cell>
          <table:table-cell table:style-name="Table5.A2" office:value-type="string">
            <text:p text:style-name="P21"/>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I2" office:value-type="string">
            <text:p text:style-name="P31"/>
          </table:table-cell>
        </table:table-row>
        <table:table-row>
          <table:table-cell table:style-name="Table5.A2" office:value-type="string">
            <text:p text:style-name="P18">double</text:p>
          </table:table-cell>
          <table:table-cell table:style-name="Table5.A2" office:value-type="string">
            <text:p text:style-name="P21">Double.</text:p>
            <text:p text:style-name="P21">parseDouble(<text:span text:style-name="T14">v</text:span>)</text:p>
          </table:table-cell>
          <table:table-cell table:style-name="Table5.A2" office:value-type="string">
            <text:p text:style-name="P19">v.doubleValue()</text:p>
          </table:table-cell>
          <table:table-cell table:style-name="Table5.A2" office:value-type="string">
            <text:p text:style-name="P19">(double) <text:span text:style-name="T14">v</text:span></text:p>
          </table:table-cell>
          <table:table-cell table:style-name="Table5.A2" office:value-type="string">
            <text:p text:style-name="P18">Double.</text:p>
            <text:p text:style-name="P18">parseDouble(</text:p>
            <text:p text:style-name="P18"><text:span text:style-name="T14">v</text:span>.toString())</text:p>
          </table:table-cell>
          <table:table-cell table:style-name="Table5.A2" office:value-type="string">
            <text:p text:style-name="P18">if <text:span text:style-name="T14">v</text:span>.length == 0:</text:p>
            <text:p text:style-name="P18">0.0</text:p>
            <text:p text:style-name="P18">otherwise:</text:p>
            <text:p text:style-name="P18">»double(<text:span text:style-name="T14">v</text:span>[0])</text:p>
          </table:table-cell>
          <table:table-cell table:style-name="Table5.A2" office:value-type="string">
            <text:p text:style-name="P18">if <text:span text:style-name="T14">v</text:span>.length == 0:</text:p>
            <text:p text:style-name="P18">0.0</text:p>
            <text:p text:style-name="P18">otherwise:</text:p>
            <text:p text:style-name="P18">»double(<text:span text:style-name="T14">v</text:span>[0])</text:p>
          </table:table-cell>
          <table:table-cell table:style-name="Table5.A2" office:value-type="string">
            <text:p text:style-name="P18">if <text:span text:style-name="T14">v</text:span>.size() == 0:</text:p>
            <text:p text:style-name="P18">0.0</text:p>
            <text:p text:style-name="P18">otherwise:</text:p>
            <text:p text:style-name="P18">»double(<text:span text:style-name="T14">v.</text:span></text:p>
            <text:p text:style-name="P21">iterator().next())</text:p>
          </table:table-cell>
          <table:table-cell table:style-name="Table5.I7" office:value-type="float" office:value="0">
            <text:p text:style-name="P31">0</text:p>
          </table:table-cell>
        </table:table-row>
        <table:table-row>
          <table:table-cell table:style-name="Table5.A2" office:value-type="string">
            <text:p text:style-name="P18">int[]</text:p>
          </table:table-cell>
          <table:table-cell table:style-name="Table5.A2" office:value-type="string">
            <text:p text:style-name="P21">new int[] {»int(<text:span text:style-name="T14">v</text:span>)}</text:p>
          </table:table-cell>
          <table:table-cell table:style-name="Table5.A2" office:value-type="string">
            <text:p text:style-name="P19">new int[] {»int(<text:span text:style-name="T14">v</text:span><text:span text:style-name="T23">)}</text:span></text:p>
          </table:table-cell>
          <table:table-cell table:style-name="Table5.A2" office:value-type="string">
            <text:p text:style-name="P19">new int[] {»int(<text:span text:style-name="T14">v</text:span><text:span text:style-name="T23">)}</text:span></text:p>
          </table:table-cell>
          <table:table-cell table:style-name="Table5.A2" office:value-type="string">
            <text:p text:style-name="P19">new int[] {»int(<text:span text:style-name="T14">v</text:span><text:span text:style-name="T23">)}</text:span></text:p>
          </table:table-cell>
          <table:table-cell table:style-name="Table5.A2" office:value-type="string">
            <text:p text:style-name="P18">Arrays.stream(<text:span text:style-name="T14">v</text:span>).</text:p>
            <text:p text:style-name="P18">mapToInt(</text:p>
            <text:p text:style-name="P18">l -&gt; ((<text:span text:style-name="T14">Boxed</text:span>) l).</text:p>
            <text:p text:style-name="P18">intValue()).</text:p>
            <text:p text:style-name="P18">toArray()</text:p>
          </table:table-cell>
          <table:table-cell table:style-name="Table5.A2" office:value-type="string">
            <text:p text:style-name="P18">Arrays.stream(<text:span text:style-name="T14">v</text:span>).</text:p>
            <text:p text:style-name="P18">mapToInt(</text:p>
            <text:p text:style-name="P18"><text:span text:style-name="T14">Boxed</text:span>::intValue).</text:p>
            <text:p text:style-name="P18">toArray();</text:p>
          </table:table-cell>
          <table:table-cell table:style-name="Table5.A2" office:value-type="string">
            <text:p text:style-name="P18"><text:span text:style-name="T14">v</text:span><text:span text:style-name="T23">.stream().</text:span></text:p>
            <text:p text:style-name="P21">mapToInt(</text:p>
            <text:p text:style-name="P21">x → »int(x)).</text:p>
            <text:p text:style-name="P21">toArray()</text:p>
          </table:table-cell>
          <table:table-cell table:style-name="Table5.I2" office:value-type="string">
            <text:p text:style-name="P31">new int[]{}</text:p>
          </table:table-cell>
        </table:table-row>
        <table:table-row>
          <table:table-cell table:style-name="Table5.A2" office:value-type="string">
            <text:p text:style-name="P18">List&lt;Integer&gt;</text:p>
          </table:table-cell>
          <table:table-cell table:style-name="Table5.A2" office:value-type="string">
            <text:p text:style-name="P21">Collections.</text:p>
            <text:p text:style-name="P21">singletonList(</text:p>
            <text:p text:style-name="P21">»int(<text:span text:style-name="T14">v</text:span>));</text:p>
          </table:table-cell>
          <table:table-cell table:style-name="Table5.A2" office:value-type="string">
            <text:p text:style-name="P21">Collections.</text:p>
            <text:p text:style-name="P21">singletonList(</text:p>
            <text:p text:style-name="P22">»int(<text:span text:style-name="T14">v</text:span>));</text:p>
          </table:table-cell>
          <table:table-cell table:style-name="Table5.A2" office:value-type="string">
            <text:p text:style-name="P21">Collections.</text:p>
            <text:p text:style-name="P21">singletonList(</text:p>
            <text:p text:style-name="P22">»int(<text:span text:style-name="T14">v</text:span>));</text:p>
          </table:table-cell>
          <table:table-cell table:style-name="Table5.A2" office:value-type="string">
            <text:p text:style-name="P21">Collections.</text:p>
            <text:p text:style-name="P21">singletonList(</text:p>
            <text:p text:style-name="P21">»int(<text:span text:style-name="T14">v</text:span>));</text:p>
          </table:table-cell>
          <table:table-cell table:style-name="Table5.A2" office:value-type="string">
            <text:p text:style-name="P18">Arrays.stream(<text:span text:style-name="T14">v</text:span>).</text:p>
            <text:p text:style-name="P18">mapToObj(</text:p>
            <text:p text:style-name="P18"><text:span text:style-name="T14">Boxed</text:span>::valueOf).</text:p>
            <text:p text:style-name="P18">collect(toList());</text:p>
          </table:table-cell>
          <table:table-cell table:style-name="Table5.A2" office:value-type="string">
            <text:p text:style-name="P18">Arrays.stream(<text:span text:style-name="T14">v</text:span>).</text:p>
            <text:p text:style-name="P18">map(</text:p>
            <text:p text:style-name="P18"><text:span text:style-name="T14">Boxed</text:span>::intValue).</text:p>
            <text:p text:style-name="P18">collect(toList());</text:p>
          </table:table-cell>
          <table:table-cell table:style-name="Table5.A2" office:value-type="string">
            <text:p text:style-name="P18"><text:span text:style-name="T14">v</text:span>.stream().</text:p>
            <text:p text:style-name="P18">map(</text:p>
            <text:p text:style-name="P21">x → »int(x)).</text:p>
            <text:p text:style-name="P18">collect(toList());</text:p>
          </table:table-cell>
          <table:table-cell table:style-name="Table5.I2" office:value-type="string">
            <text:p text:style-name="P31">Collections.</text:p>
            <text:p text:style-name="P31">emptyList()</text:p>
          </table:table-cell>
        </table:table-row>
        <table:table-row>
          <table:table-cell table:style-name="Table5.A2" office:value-type="string">
            <text:p text:style-name="P18">Boolean</text:p>
          </table:table-cell>
          <table:table-cell table:style-name="Table5.A2" office:value-type="string">
            <text:p text:style-name="P21">Boolean.valueOf(<text:span text:style-name="T14">v</text:span>)</text:p>
          </table:table-cell>
          <table:table-cell table:style-name="Table5.A2" office:value-type="string">
            <text:p text:style-name="P19">if Boolean: <text:span text:style-name="T14">v</text:span></text:p>
            <text:p text:style-name="P22">otherwise:</text:p>
            <text:p text:style-name="P22">»int(<text:span text:style-name="T14">v</text:span>) != 0 </text:p>
          </table:table-cell>
          <table:table-cell table:style-name="Table5.A2" office:value-type="string">
            <text:p text:style-name="P19">if boolean: Boolean.valueOf(<text:span text:style-name="T14">v)</text:span></text:p>
            <text:p text:style-name="P22">otherwise:</text:p>
            <text:p text:style-name="P22">»int(<text:span text:style-name="T14">v</text:span>) != 0 </text:p>
          </table:table-cell>
          <table:table-cell table:style-name="Table5.A2" office:value-type="string">
            <text:p text:style-name="P23">»Boolean(</text:p>
            <text:p text:style-name="P23">v.toString())</text:p>
            <text:p text:style-name="P18"/>
          </table:table-cell>
          <table:table-cell table:style-name="Table5.A2" office:value-type="string">
            <text:p text:style-name="P18">if <text:span text:style-name="T14">v</text:span>.length == 0:</text:p>
            <text:p text:style-name="P18">FALSE</text:p>
            <text:p text:style-name="P18">otherwise:</text:p>
            <text:p text:style-name="P18">»Boolean(<text:span text:style-name="T14">v</text:span>[0])</text:p>
          </table:table-cell>
          <table:table-cell table:style-name="Table5.A2" office:value-type="string">
            <text:p text:style-name="P18">if <text:span text:style-name="T14">v</text:span>.length == 0:</text:p>
            <text:p text:style-name="P18">FALSE</text:p>
            <text:p text:style-name="P18">otherwise:</text:p>
            <text:p text:style-name="P18">»Boolean(<text:span text:style-name="T14">v</text:span>[0])</text:p>
          </table:table-cell>
          <table:table-cell table:style-name="Table5.A2" office:value-type="string">
            <text:p text:style-name="P18">if <text:span text:style-name="T14">v</text:span>.size() == 0:</text:p>
            <text:p text:style-name="P18">FALSE</text:p>
            <text:p text:style-name="P18">otherwise:</text:p>
            <text:p text:style-name="P18">»Boolean(<text:span text:style-name="T14">v.</text:span></text:p>
            <text:p text:style-name="P21">iterator().next())</text:p>
          </table:table-cell>
          <table:table-cell table:style-name="Table5.I2" office:value-type="string">
            <text:p text:style-name="P31">null</text:p>
          </table:table-cell>
        </table:table-row>
        <table:table-row>
          <table:table-cell table:style-name="Table5.A2" office:value-type="string">
            <text:p text:style-name="P20">other Boxed types</text:p>
          </table:table-cell>
          <table:table-cell table:style-name="Table5.A2" office:value-type="string">
            <text:p text:style-name="P21"/>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I2" office:value-type="string">
            <text:p text:style-name="P25"/>
          </table:table-cell>
        </table:table-row>
      </table:table>
      <text:h text:style-name="Heading_20_4" text:outline-level="4" text:is-list-header="true"/>
      <text:p text:style-name="Body">Identity conversion (source can be assigned to target <text:span text:style-name="T8">→</text:span> straight passthrought)</text:p>
      <text:p text:style-name="Body">Special case for byte[]</text:p>
      <text:p text:style-name="Body">ObjectClass::valueOf</text:p>
      <text:p text:style-name="Body">String constructor</text:p>
      <text:h text:style-name="Heading_20_4" text:outline-level="4"><text:soft-page-break/>Object[]</text:h>
      <text:p text:style-name="Body">Object[] is similar to Collection&lt;?&gt; although String[] can be converted to List&lt;String&gt; via Arrays.asList(v).</text:p>
      <text:h text:style-name="Heading_20_4" text:outline-level="4">Enumerated types</text:h>
      <text:p text:style-name="Body">Converting to/from Enum Types is only possible between the enumerated types and their String representation.</text:p>
      <text:h text:style-name="Heading_20_4" text:outline-level="4">Other types</text:h>
      <text:p text:style-name="Body">Do we want to support the following types: Class, Annotation, BigDecimal/BigInteger?</text:p>
      <text:p text:style-name="P43"/>
      <text:h text:style-name="P81" text:outline-level="1">Security Considerations</text:h>
      <text:p text:style-name="P43">Description of all known vulnerabilities this may either introduce or address as well as scenarios of how the weaknesses could be circumvented.</text:p>
      <text:h text:style-name="P81" text:outline-level="1">Document Support</text:h>
      <text:h text:style-name="P54" text:outline-level="2">References</text:h>
      <text:list xml:id="list9002799192105581390" text:style-name="WW8Num3">
        <text:list-item>
          <text:p text:style-name="P79"><text:bookmark-start text:name="_Ref493020620"/>Bradner, S., Key words for use in RFCs to Indicate Requirement Levels, RFC2119, March 1997.<text:bookmark-end text:name="_Ref493020620"/></text:p>
        </text:list-item>
        <text:list-item>
          <text:p text:style-name="P79">Software Requirements &amp; Specifications. Michael Jackson. ISBN 0-201-87712-0</text:p>
        </text:list-item>
      </text:list>
      <text:p text:style-name="P12"/>
      <text:p text:style-name="P44"><text:span text:style-name="T18">Add references simply by adding new items. You can then cross-refer to them by chosing &lt;Insert&gt;&lt;Cross Reference&gt;&lt;Numbered Item&gt; and then selecting the paragraph. </text:span><text:span text:style-name="T19">STATIC REFERENCES (I.E. BODGED) ARE NOT ACCEPTABLE, SOMEONE WILL HAVE TO UPDATE THEM LATER, SO DO IT PROPERLY NOW.</text:span></text:p>
      <text:h text:style-name="P54" text:outline-level="2">Author’s Address</text:h>
      <text:p text:style-name="P44"/>
      <table:table table:name="Table4" table:style-name="Table4">
        <table:table-column table:style-name="Table4.A"/>
        <table:table-column table:style-name="Table4.B"/>
        <text:soft-page-break/>
        <table:table-row table:style-name="Table4.1">
          <table:table-cell table:style-name="Table4.A1" office:value-type="string">
            <text:p text:style-name="P36">Name</text:p>
          </table:table-cell>
          <table:table-cell table:style-name="Table4.B1" office:value-type="string">
            <text:p text:style-name="P36">Peter Kriens</text:p>
          </table:table-cell>
        </table:table-row>
        <table:table-row table:style-name="Table4.1">
          <table:table-cell table:style-name="Table4.A1" office:value-type="string">
            <text:p text:style-name="P36">Company</text:p>
          </table:table-cell>
          <table:table-cell table:style-name="Table4.B1" office:value-type="string">
            <text:p text:style-name="P36">aQute</text:p>
          </table:table-cell>
        </table:table-row>
        <table:table-row table:style-name="Table4.1">
          <table:table-cell table:style-name="Table4.A1" office:value-type="string">
            <text:p text:style-name="P36">Address</text:p>
          </table:table-cell>
          <table:table-cell table:style-name="Table4.B1" office:value-type="string">
            <text:p text:style-name="P36">9c, Avenue St. Drezery</text:p>
          </table:table-cell>
        </table:table-row>
        <table:table-row table:style-name="Table4.1">
          <table:table-cell table:style-name="Table4.A1" office:value-type="string">
            <text:p text:style-name="P36">Voice</text:p>
          </table:table-cell>
          <table:table-cell table:style-name="Table4.B1" office:value-type="string">
            <text:p text:style-name="P36">+33 467542167</text:p>
          </table:table-cell>
        </table:table-row>
        <table:table-row table:style-name="Table4.1">
          <table:table-cell table:style-name="Table4.A1" office:value-type="string">
            <text:p text:style-name="P40">e-mail</text:p>
          </table:table-cell>
          <table:table-cell table:style-name="Table4.B1" office:value-type="string">
            <text:p text:style-name="CellBody">Peter.kriens@aQute.biz</text:p>
          </table:table-cell>
        </table:table-row>
        <table:table-row table:style-name="Table4.1">
          <table:table-cell table:style-name="Table4.A6" office:value-type="string">
            <text:p text:style-name="P40"/>
          </table:table-cell>
          <table:table-cell table:style-name="Table4.B6" office:value-type="string">
            <text:p text:style-name="P40"/>
          </table:table-cell>
        </table:table-row>
      </table:table>
      <text:p text:style-name="P12"/>
      <text:p text:style-name="P12"/>
      <table:table table:name="Table2" table:style-name="Table2">
        <table:table-column table:style-name="Table2.A"/>
        <table:table-column table:style-name="Table2.B"/>
        <table:table-row table:style-name="Table2.1">
          <table:table-cell table:style-name="Table2.A1" office:value-type="string">
            <text:p text:style-name="P35">Name</text:p>
          </table:table-cell>
          <table:table-cell table:style-name="Table2.B1" office:value-type="string">
            <text:p text:style-name="P35">David Bosschaert</text:p>
          </table:table-cell>
        </table:table-row>
        <table:table-row table:style-name="Table2.1">
          <table:table-cell table:style-name="Table2.A1" office:value-type="string">
            <text:p text:style-name="P35">Company</text:p>
          </table:table-cell>
          <table:table-cell table:style-name="Table2.B1" office:value-type="string">
            <text:p text:style-name="P35">Adobe Systems</text:p>
          </table:table-cell>
        </table:table-row>
        <table:table-row table:style-name="Table2.1">
          <table:table-cell table:style-name="Table2.A1" office:value-type="string">
            <text:p text:style-name="P35">Address</text:p>
          </table:table-cell>
          <table:table-cell table:style-name="Table2.B1" office:value-type="string">
            <text:p text:style-name="P35"/>
          </table:table-cell>
        </table:table-row>
        <table:table-row table:style-name="Table2.1">
          <table:table-cell table:style-name="Table2.A1" office:value-type="string">
            <text:p text:style-name="P35">Voice</text:p>
          </table:table-cell>
          <table:table-cell table:style-name="Table2.B1" office:value-type="string">
            <text:p text:style-name="P35"/>
          </table:table-cell>
        </table:table-row>
        <table:table-row table:style-name="Table2.1">
          <table:table-cell table:style-name="Table2.A1" office:value-type="string">
            <text:p text:style-name="P39">e-mail</text:p>
          </table:table-cell>
          <table:table-cell table:style-name="Table2.B1" office:value-type="string">
            <text:p text:style-name="P39">bosschae@adobe.com</text:p>
          </table:table-cell>
        </table:table-row>
      </table:table>
      <text:p text:style-name="P44"/>
      <text:p text:style-name="P44"/>
      <table:table table:name="Table3" table:style-name="Table3">
        <table:table-column table:style-name="Table3.A"/>
        <table:table-column table:style-name="Table3.B"/>
        <table:table-row table:style-name="Table3.1">
          <table:table-cell table:style-name="Table3.A1" office:value-type="string">
            <text:p text:style-name="P35">Name</text:p>
          </table:table-cell>
          <table:table-cell table:style-name="Table3.B1" office:value-type="string">
            <text:p text:style-name="P35"/>
          </table:table-cell>
        </table:table-row>
        <table:table-row table:style-name="Table3.1">
          <table:table-cell table:style-name="Table3.A1" office:value-type="string">
            <text:p text:style-name="P35">Company</text:p>
          </table:table-cell>
          <table:table-cell table:style-name="Table3.B1" office:value-type="string">
            <text:p text:style-name="P35"/>
          </table:table-cell>
        </table:table-row>
        <table:table-row table:style-name="Table3.1">
          <table:table-cell table:style-name="Table3.A1" office:value-type="string">
            <text:p text:style-name="P35">Address</text:p>
          </table:table-cell>
          <table:table-cell table:style-name="Table3.B1" office:value-type="string">
            <text:p text:style-name="P35"/>
          </table:table-cell>
        </table:table-row>
        <table:table-row table:style-name="Table3.1">
          <table:table-cell table:style-name="Table3.A1" office:value-type="string">
            <text:p text:style-name="P35">Voice</text:p>
          </table:table-cell>
          <table:table-cell table:style-name="Table3.B1" office:value-type="string">
            <text:p text:style-name="P35"/>
          </table:table-cell>
        </table:table-row>
        <table:table-row table:style-name="Table3.1">
          <table:table-cell table:style-name="Table3.A1" office:value-type="string">
            <text:p text:style-name="P39">e-mail</text:p>
          </table:table-cell>
          <table:table-cell table:style-name="Table3.B1" office:value-type="string">
            <text:p text:style-name="P39"/>
          </table:table-cell>
        </table:table-row>
      </table:table>
      <text:p text:style-name="P12"/>
      <text:h text:style-name="P54" text:outline-level="2">Acronyms and Abbreviations</text:h>
      <text:p text:style-name="P44"/>
      <text:h text:style-name="P54" text:outline-level="2">End of Document</text:h>
      <text:p text:style-name="P44"><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9"><draw:image xlink:href="Pictures/1000020100000427000001D8328612BC.png" xlink:type="simple" xlink:show="embed" xlink:actuate="onLoad"/></draw:frame><text:tab/><text:user-defined style:data-style-name="N0" text:name="RFC Title">RFC 215 - Object Conversion</text:user-defined><text:tab/>Page <text:page-number text:select-page="current">22</text:page-number> of <text:page-count style:num-format="1">22</text:page-count></text:p>
        <text:p text:style-name="Header"/>
        <text:p text:style-name="Header"><text:tab/>Draft<text:tab/> <text:modification-date style:data-style-name="N76">January 25,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0-06T07:42:21</meta:creation-date>
    <meta:editing-cycles>425</meta:editing-cycles>
    <meta:editing-duration>PT16H15M22S</meta:editing-duration>
    <meta:initial-creator>David Bosschaert</meta:initial-creator>
    <dc:date>2016-01-25T15:39:32</dc:date>
    <dc:creator>David Bosschaert</dc:creator>
    <meta:printed-by>David Bosschaert</meta:printed-by>
    <meta:print-date>2016-01-04T12:43:51</meta:print-date>
    <meta:document-statistic meta:table-count="8" meta:image-count="2" meta:object-count="0" meta:page-count="22" meta:paragraph-count="752" meta:word-count="5971" meta:character-count="38483"/>
    <meta:user-defined meta:name="Info"/>
    <meta:user-defined meta:name="Info 3"/>
    <meta:user-defined meta:name="Info 4"/>
    <meta:user-defined meta:name="RFC Title">RFC 215 - Object Conversion</meta:user-defined>
  </office:meta>
</office:document-meta>
</file>